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18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7.571cm"/>
    </style:style>
    <style:style style:name="co5" style:family="table-column">
      <style:table-column-properties fo:break-before="auto" style:column-width="4.983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2.596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2.40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4.302cm"/>
    </style:style>
    <style:style style:name="co17" style:family="table-column">
      <style:table-column-properties fo:break-before="auto" style:column-width="23.964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767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852cm" fo:break-before="auto" style:use-optimal-row-height="false"/>
    </style:style>
    <style:style style:name="ro10" style:family="table-row">
      <style:table-row-properties style:row-height="0.422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percentage-style style:name="N10011" number:language="pl" number:country="PL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Arial"/>
    </style:style>
    <style:style style:name="ce3" style:family="table-cell" style:parent-style-name="Default">
      <style:text-properties style:font-name="Arial" fo:font-size="8pt" style:font-size-asian="8pt" style:font-size-complex="8pt"/>
    </style:style>
    <style:style style:name="ce8" style:family="table-cell" style:parent-style-name="Default">
      <style:table-cell-properties fo:background-color="#adc5e7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8pt" fo:font-weight="bold" style:font-size-asian="8pt" style:font-size-complex="8pt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ackground-color="#d9d9d9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8pt" fo:font-weight="bold" style:font-name-asian="DejaVu Sans Condensed" style:font-size-asian="8pt" style:font-name-complex="DejaVu Sans Condensed" style:font-size-complex="8pt"/>
    </style:style>
    <style:style style:name="ce6" style:family="table-cell" style:parent-style-name="Default">
      <style:table-cell-properties fo:border="0.06pt solid #000000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border-bottom="none" fo:border-left="none" fo:border-right="none" fo:border-top="1.11pt double-thin #000000" style:border-line-width-top="0.018cm 0.004cm 0.018cm"/>
      <style:text-properties style:font-name="Arial" fo:font-size="8pt" style:font-size-asian="8pt" style:font-size-complex="8pt"/>
    </style:style>
    <style:style style:name="ce61" style:family="table-cell" style:parent-style-name="Default">
      <style:table-cell-properties fo:background-color="#d9d9d9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8pt" fo:font-weight="bold" style:font-size-asian="8pt" style:font-size-complex="8pt"/>
    </style:style>
    <style:style style:name="ce70" style:family="table-cell" style:parent-style-name="Default">
      <style:table-cell-properties fo:border="none"/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fo:border-bottom="none" fo:border-left="none" fo:border-right="none" fo:border-top="1.11pt double-thin #000000" style:border-line-width-top="0.018cm 0.004cm 0.018cm" style:vertical-align="middle"/>
      <style:text-properties style:font-name="Arial" fo:font-size="8pt" style:font-size-asian="8pt" style:font-size-complex="8pt"/>
    </style:style>
    <style:style style:name="ce8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style:font-name="Arial" fo:font-size="8pt" fo:font-weight="bold" style:font-size-asian="8pt" style:font-size-complex="8pt"/>
    </style:style>
    <style:style style:name="ce1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5" style:family="table-cell" style:parent-style-name="Default">
      <style:table-cell-properties fo:border-bottom="none" fo:border-left="none" fo:border-right="none" fo:border-top="0.99pt solid #000000"/>
      <style:text-properties style:font-name="Arial" fo:font-size="8pt" style:font-size-asian="8pt" style:font-size-complex="8pt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84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start"/>
      <style:text-properties fo:color="#000000" style:font-name="Arial" fo:font-size="8pt" style:font-size-asian="8pt" style:font-size-complex="8pt"/>
    </style:style>
    <style:style style:name="ce94" style:family="table-cell" style:parent-style-name="Default">
      <style:text-properties style:font-name="Arial" fo:font-size="8pt" fo:font-weight="bold" style:font-size-asian="8pt" style:font-size-complex="8pt"/>
    </style:style>
    <style:style style:name="ce19" style:family="table-cell" style:parent-style-name="Default" style:data-style-name="N100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none" fo:border-left="none" fo:border-right="none" fo:border-top="0.54pt solid #000000"/>
      <style:text-properties style:font-name="Arial" fo:font-size="8pt" style:font-size-asian="8pt" style:font-size-complex="8pt"/>
    </style:style>
    <style:style style:name="ce21" style:family="table-cell" style:parent-style-name="Default" style:data-style-name="N84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start"/>
      <style:text-properties fo:color="#000000" style:font-name="Arial" fo:font-size="8pt" style:text-underline-style="none" fo:font-weight="normal" style:font-size-asian="8pt" style:font-weight-asian="normal" style:font-size-complex="8pt" style:font-weight-complex="normal"/>
    </style:style>
    <style:style style:name="ce22" style:family="table-cell" style:parent-style-name="Default" style:data-style-name="N84">
      <style:table-cell-properties style:text-align-source="fix" style:repeat-content="false" fo:border="0.06pt solid #000000"/>
      <style:paragraph-properties fo:text-align="start" fo:margin-left="0cm"/>
      <style:text-properties style:font-name="Arial" fo:font-size="8pt" style:font-size-asian="8pt" style:font-size-complex="8pt"/>
    </style:style>
    <style:style style:name="ce2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start"/>
      <style:text-properties fo:color="#000000" style:font-name="Arial" fo:font-size="8pt" style:font-size-asian="8pt" style:font-size-complex="8pt"/>
    </style:style>
    <style:style style:name="ce100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Arial" fo:font-size="8pt" style:font-size-asian="8pt" style:font-size-complex="8pt"/>
    </style:style>
    <style:style style:name="ce25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start"/>
      <style:text-properties fo:color="#000000" style:font-name="Arial" fo:font-size="8pt" style:font-size-asian="8pt" style:font-size-complex="8pt"/>
    </style:style>
    <style:style style:name="ce26" style:family="table-cell" style:parent-style-name="Default" style:data-style-name="N84">
      <style:table-cell-properties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none"/>
      <style:text-properties style:font-name="Arial" fo:font-size="8pt" style:font-name-asian="DejaVu Sans Condensed" style:font-size-asian="8pt" style:font-name-complex="DejaVu Sans Condensed" style:font-size-complex="8pt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9" style:family="table-cell" style:parent-style-name="Default">
      <style:table-cell-properties fo:border-bottom="none" fo:border-left="none" fo:border-right="none" fo:border-top="1.11pt double-thin #000000" style:border-line-width-top="0.018cm 0.004cm 0.018cm"/>
      <style:text-properties style:font-name="Arial"/>
    </style:style>
    <style:style style:name="ce30" style:family="table-cell" style:parent-style-name="Default">
      <style:table-cell-properties fo:border="0.06pt solid #000000" style:vertical-align="middle"/>
      <style:text-properties style:font-name="Arial" fo:font-size="8pt" style:font-size-asian="8pt" style:font-size-complex="8pt"/>
    </style:style>
    <style:style style:name="ce31" style:family="table-cell" style:parent-style-name="Default">
      <style:table-cell-properties fo:border="0.06pt solid #000000"/>
      <style:text-properties style:font-name="Arial" fo:font-size="8pt" style:text-underline-style="none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="0.06pt solid #000000" style:vertical-align="middle"/>
      <style:text-properties style:font-name="Arial" fo:font-size="6pt" style:font-size-asian="6pt" style:font-size-complex="6pt"/>
    </style:style>
    <style:style style:name="ce33" style:family="table-cell" style:parent-style-name="Default">
      <style:table-cell-properties fo:border="0.06pt solid #000000"/>
      <style:text-properties style:font-name="Arial" fo:font-size="6pt" style:font-size-asian="6pt" style:font-size-complex="6pt"/>
    </style:style>
    <style:style style:name="ce110" style:family="table-cell" style:parent-style-name="Default" style:data-style-name="N110">
      <style:text-properties style:font-name="Arial" fo:font-size="8pt" style:font-size-asian="8pt" style:font-size-complex="8pt"/>
    </style:style>
    <style:style style:name="ce3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size-asian="8pt" style:font-size-complex="8pt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size-asian="8pt" style:font-size-complex="8pt"/>
    </style:style>
    <style:style style:name="ce37" style:family="table-cell" style:parent-style-name="Default" style:data-style-name="N100">
      <style:table-cell-properties fo:border-bottom="none" fo:border-left="none" fo:border-right="none" fo:border-top="1.11pt double-thin #000000" style:border-line-width-top="0.018cm 0.004cm 0.018cm" style:vertical-align="middle"/>
      <style:text-properties style:font-name="Arial" fo:font-size="8pt" style:font-size-asian="8pt" style:font-size-complex="8pt"/>
    </style:style>
    <style:style style:name="ce11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9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text-properties style:font-name="Arial" fo:font-size="8pt" style:text-underline-style="none" fo:font-weight="normal" style:font-name-asian="DejaVu Sans Condensed" style:font-size-asian="8pt" style:font-weight-asian="normal" style:font-name-complex="DejaVu Sans Condensed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1">
      <style:table-cell-properties fo:background-color="#ffffff" style:cell-protect="protected" style:print-content="true" style:vertical-align="middle"/>
      <style:text-properties fo:color="#000000" style:font-name="Arial" fo:font-size="8pt" style:font-size-asian="8pt" style:font-size-complex="8pt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4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end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 fo:font-size="8pt" style:font-size-asian="8pt" style:font-size-complex="8pt"/>
    </style:style>
    <style:style style:name="ce122" style:family="table-cell" style:parent-style-name="Default">
      <style:table-cell-properties fo:background-color="#b2b2b2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8pt" fo:font-weight="bold" style:font-size-asian="8pt" style:font-size-complex="8pt"/>
    </style:style>
    <style:style style:name="ce47" style:family="table-cell" style:parent-style-name="Default" style:data-style-name="N112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48" style:family="table-cell" style:parent-style-name="Default" style:data-style-name="N109">
      <style:table-cell-properties fo:border="0.06pt solid #000000"/>
      <style:text-properties style:font-name="Arial" fo:font-size="8pt" style:font-size-asian="8pt" style:font-size-complex="8pt"/>
    </style:style>
    <style:style style:name="ce49" style:family="table-cell" style:parent-style-name="Default" style:data-style-name="N112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50" style:family="table-cell" style:parent-style-name="Default" style:data-style-name="N116">
      <style:table-cell-properties fo:border="0.06pt solid #000000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8" style:family="table-cell" style:parent-style-name="Default">
      <style:text-properties style:font-name="Arial" fo:font-size="8pt" fo:font-weight="bold" style:font-size-asian="8pt" style:font-size-complex="8pt"/>
    </style:style>
    <style:style style:name="ce20" style:family="table-cell" style:parent-style-name="Default">
      <style:table-cell-properties fo:border-bottom="none" fo:border-left="none" fo:border-right="none" fo:border-top="0.54pt solid #000000"/>
      <style:text-properties style:font-name="Arial" fo:font-size="8pt" style:font-size-asian="8pt" style:font-size-complex="8pt"/>
    </style:style>
    <style:style style:name="ce3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" style:family="table-cell" style:parent-style-name="Default" style:data-style-name="N112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size-asian="8pt" style:font-size-complex="8pt"/>
    </style:style>
    <style:style style:name="ce133" style:family="table-cell" style:parent-style-name="Default" style:data-style-name="N112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size-asian="8pt" style:font-size-complex="8pt"/>
    </style:style>
    <style:style style:name="ce54" style:family="table-cell" style:parent-style-name="Default" style:data-style-name="N109">
      <style:table-cell-properties fo:border-bottom="0.06pt solid #000000" fo:border-left="0.06pt solid #000000" fo:border-right="0.06pt solid #000000" fo:border-top="1.11pt double-thin #000000" style:border-line-width-top="0.018cm 0.004cm 0.018cm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 style:data-style-name="N109">
      <style:table-cell-properties fo:border="none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109">
      <style:table-cell-properties fo:border="0.06pt solid #000000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 style:data-style-name="N109">
      <style:table-cell-properties fo:border-bottom="0.06pt solid #000000" fo:border-left="0.06pt solid #000000" fo:border-right="0.06pt solid #000000" fo:border-top="0.54pt solid #000000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 style:data-style-name="N109">
      <style:table-cell-properties fo:border="0.06pt solid #000000" style:vertical-align="middle"/>
      <style:text-properties style:font-name="Arial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 style:data-style-name="N109">
      <style:table-cell-properties fo:border-bottom="0.74pt solid #000000" fo:border-left="0.06pt solid #000000" fo:border-right="0.06pt solid #000000" fo:border-top="1.11pt double-thin #000000" style:border-line-width-top="0.018cm 0.004cm 0.018cm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b2b2b2" fo:border="0.06pt solid #000000"/>
      <style:text-properties style:font-name="Arial" fo:font-size="8pt" style:font-size-asian="8pt" style:font-size-complex="8pt"/>
    </style:style>
    <style:style style:name="ce62" style:family="table-cell" style:parent-style-name="Default" style:data-style-name="N11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63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64" style:family="table-cell" style:parent-style-name="Default" style:data-style-name="N109">
      <style:table-cell-properties fo:border="0.06pt solid #000000" style:vertical-align="middle"/>
      <style:text-properties style:font-name="Arial" fo:font-size="8pt" style:font-size-asian="8pt" style:font-size-complex="8pt"/>
    </style:style>
    <style:style style:name="ce145" style:family="table-cell" style:parent-style-name="Default" style:data-style-name="N116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11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size-asian="8pt" style:font-size-complex="8pt"/>
    </style:style>
    <style:style style:name="ce147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size-asian="8pt" style:font-size-complex="8pt"/>
    </style:style>
    <style:style style:name="ce68" style:family="table-cell" style:parent-style-name="Default" style:data-style-name="N10011">
      <style:table-cell-properties fo:border="0.06pt solid #000000"/>
      <style:text-properties style:font-name="Arial" fo:font-size="8pt" style:font-size-asian="8pt" style:font-size-complex="8pt"/>
    </style:style>
    <style:style style:name="ce69" style:family="table-cell" style:parent-style-name="Default" style:data-style-name="N11">
      <style:table-cell-properties fo:border-bottom="none" fo:border-left="none" fo:border-right="none" fo:border-top="1.11pt double-thin #000000" style:border-line-width-top="0.018cm 0.004cm 0.018cm" style:vertical-align="middle"/>
      <style:text-properties style:font-name="Arial" fo:font-size="8pt" style:font-size-asian="8pt" style:font-size-complex="8pt"/>
    </style:style>
    <style:style style:name="ce150" style:family="table-cell" style:parent-style-name="Default" style:data-style-name="N11">
      <style:table-cell-properties fo:border="none" style:vertical-align="middle"/>
      <style:text-properties style:font-name="Arial" fo:font-size="8pt" style:font-size-asian="8pt" style:font-size-complex="8pt"/>
    </style:style>
    <style:style style:name="ce151" style:family="table-cell" style:parent-style-name="Default" style:data-style-name="N11">
      <style:table-cell-properties fo:border-bottom="none" fo:border-left="none" fo:border-right="none" fo:border-top="0.54pt solid #000000" style:vertical-align="middle"/>
      <style:text-properties style:font-name="Arial" fo:font-size="8pt" style:font-size-asian="8pt" style:font-size-complex="8pt"/>
    </style:style>
    <style:style style:name="ce72" style:family="table-cell" style:parent-style-name="Default" style:data-style-name="N11">
      <style:table-cell-properties fo:border="0.06pt solid #000000" style:vertical-align="middle"/>
      <style:text-properties style:font-name="Arial" fo:font-size="8pt" style:font-size-asian="8pt" style:font-size-complex="8pt"/>
    </style:style>
    <style:style style:name="ce73" style:family="table-cell" style:parent-style-name="Default" style:data-style-name="N11">
      <style:table-cell-properties fo:border-bottom="0.74pt solid #000000" fo:border-left="0.06pt solid #000000" fo:border-right="0.06pt solid #000000" fo:border-top="1.11pt double-thin #000000" style:border-line-width-top="0.018cm 0.004cm 0.018cm" style:vertical-align="middle"/>
      <style:text-properties style:font-name="Arial" fo:font-size="8pt" style:font-size-asian="8pt" style:font-size-complex="8pt"/>
    </style:style>
    <style:style style:name="ce15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5" style:family="table-cell" style:parent-style-name="Default" style:data-style-name="N109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rial" fo:font-size="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vertical-align="middle"/>
      <style:text-properties style:font-name="Arial" fo:font-size="8pt" style:font-size-asian="8pt" style:font-size-complex="8pt"/>
    </style:style>
    <style:style style:name="ce77" style:family="table-cell" style:parent-style-name="Default" style:data-style-name="N116">
      <style:table-cell-properties fo:border-bottom="0.06pt solid #000000" fo:border-left="0.06pt solid #000000" fo:border-right="0.06pt solid #000000" fo:border-top="0.54pt solid #000000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09">
      <style:table-cell-properties fo:border="0.06pt solid #000000" style:vertical-align="middle"/>
      <style:text-properties style:font-name="Arial" fo:font-size="8pt" fo:font-weight="normal" style:font-name-asian="DejaVu Sans Condensed" style:font-size-asian="8pt" style:font-weight-asian="normal" style:font-name-complex="DejaVu Sans Condensed" style:font-size-complex="8pt" style:font-weight-complex="normal"/>
    </style:style>
    <style:style style:name="ce79" style:family="table-cell" style:parent-style-name="Default" style:data-style-name="N109">
      <style:table-cell-properties fo:border-bottom="0.74pt solid #000000" fo:border-left="0.06pt solid #000000" fo:border-right="0.06pt solid #000000" fo:border-top="1.11pt double-thin #000000" style:border-line-width-top="0.018cm 0.004cm 0.018cm" style:vertical-align="middle"/>
      <style:text-properties style:font-name="Arial" fo:font-size="8pt" fo:font-weight="bold" style:font-name-asian="DejaVu Sans Condensed" style:font-size-asian="8pt" style:font-weight-asian="bold" style:font-name-complex="DejaVu Sans Condensed" style:font-size-complex="8pt" style:font-weight-complex="bold"/>
    </style:style>
    <style:style style:name="ce16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8pt" fo:font-weight="bold" style:font-name-asian="DejaVu Sans Condensed" style:font-size-asian="8pt" style:font-weight-asian="bold" style:font-name-complex="DejaVu Sans Condensed" style:font-size-complex="8pt" style:font-weight-complex="bold"/>
    </style:style>
    <style:style style:name="ce46" style:family="table-cell" style:parent-style-name="Default">
      <style:table-cell-properties fo:background-color="#b2b2b2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" fo:font-size="8pt" fo:font-weight="bold" style:font-size-asian="8pt" style:font-size-complex="8pt"/>
    </style:style>
    <style:style style:name="ce51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fo:background-color="#b2b2b2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8pt" style:font-size-asian="8pt" style:font-size-complex="8pt"/>
    </style:style>
    <style:style style:name="ce82" style:family="table-cell" style:parent-style-name="Default">
      <style:table-cell-properties fo:background-color="#b2b2b2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Arial" fo:font-size="8pt" fo:font-weight="bold" style:font-size-asian="8pt" style:font-size-complex="8pt"/>
    </style:style>
    <style:style style:name="ce65" style:family="table-cell" style:parent-style-name="Default" style:data-style-name="N116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09">
      <style:table-cell-properties fo:border="0.06pt solid #000000"/>
      <style:text-properties style:font-name="Arial" fo:font-size="8pt" style:font-name-asian="DejaVu Sans Condensed" style:font-size-asian="8pt" style:font-name-complex="DejaVu Sans Condensed" style:font-size-complex="8pt"/>
    </style:style>
    <style:style style:name="ce84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Arial" fo:font-size="8pt" fo:font-weight="bold" style:font-size-asian="8pt" style:font-size-complex="8pt"/>
    </style:style>
    <style:style style:name="ce85" style:family="table-cell" style:parent-style-name="Default" style:data-style-name="N109">
      <style:text-properties style:font-name="Arial" fo:font-size="8pt" style:font-size-asian="8pt" style:font-size-complex="8pt"/>
    </style:style>
    <style:style style:name="ce86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>
      <style:table-cell-properties fo:wrap-option="no-wrap" fo:border="0.06pt solid #000000"/>
      <style:text-properties style:font-name="Arial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2018.KW1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3" table:default-cell-style-name="ce3"/>
        <table:table-column table:style-name="co14" table:default-cell-style-name="ce3"/>
        <table:table-column table:style-name="co13" table:number-columns-repeated="46" table:default-cell-style-name="ce3"/>
        <table:table-column table:style-name="co13" table:number-columns-repeated="958" table:default-cell-style-name="Default"/>
        <table:table-row table:style-name="ro1">
          <table:table-cell table:number-columns-repeated="6"/>
          <table:table-cell table:style-name="ce110"/>
          <table:table-cell table:style-name="ce117" table:number-columns-repeated="3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 table:number-columns-spanned="14" table:number-rows-spanned="1">
            <text:p>Ewidencja sprzedaży VAT</text:p>
          </table:table-cell>
          <table:covered-table-cell table:number-columns-repeated="4"/>
          <table:covered-table-cell table:style-name="ce110"/>
          <table:covered-table-cell table:number-columns-repeated="3" table:style-name="ce117"/>
          <table:covered-table-cell table:number-columns-repeated="5"/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35" office:value-type="string" calcext:value-type="string">
            <text:p>NIP</text:p>
          </table:table-cell>
          <table:table-cell table:style-name="ce14" office:value-type="string" calcext:value-type="string">
            <text:p>Nr Faktury</text:p>
          </table:table-cell>
          <table:table-cell table:style-name="ce14" office:value-type="string" calcext:value-type="string">
            <text:p>Kraj</text:p>
          </table:table-cell>
          <table:table-cell table:style-name="ce14" office:value-type="string" calcext:value-type="string">
            <text:p>Kody</text:p>
          </table:table-cell>
          <table:table-cell table:style-name="ce52" office:value-type="string" calcext:value-type="string">
            <text:p>Netto</text:p>
          </table:table-cell>
          <table:table-cell table:style-name="ce66" office:value-type="string" calcext:value-type="string">
            <text:p>Stawka VAT</text:p>
          </table:table-cell>
          <table:table-cell table:style-name="ce66"/>
          <table:table-cell table:style-name="ce52" office:value-type="string" calcext:value-type="string">
            <text:p>Brutto</text:p>
          </table:table-cell>
          <table:table-cell table:style-name="ce14" office:value-type="string" calcext:value-type="string">
            <text:p>Kwota VAT</text:p>
          </table:table-cell>
          <table:table-cell table:number-columns-repeated="1009"/>
        </table:table-row>
        <table:table-row table:style-name="ro4">
          <table:table-cell/>
          <table:table-cell table:style-name="ce34" office:value-type="string" calcext:value-type="string" table:number-columns-spanned="14" table:number-rows-spanned="1">
            <text:p>2018/01</text:p>
          </table:table-cell>
          <table:covered-table-cell table:style-name="ce92"/>
          <table:covered-table-cell table:style-name="ce92" office:value-type="string" calcext:value-type="string">
            <text:p>content.append('&lt;td&gt;{}&lt;br/&gt;&lt;small&gt;{}&lt;/small&gt;&lt;small&gt;{}&lt;/small&gt;&lt;/td&gt;'.format(escape(i['Nazwa Kontrahenta'] or ''), escape(i['Adres Kontrahenta'] or ''), escape(nip.format(i['NIP']))))</text:p>
          </table:covered-table-cell>
          <table:covered-table-cell table:number-columns-repeated="2" table:style-name="ce92"/>
          <table:covered-table-cell table:style-name="ce112"/>
          <table:covered-table-cell table:style-name="ce118"/>
          <table:covered-table-cell table:style-name="ce42"/>
          <table:covered-table-cell table:style-name="ce118"/>
          <table:covered-table-cell table:style-name="ce133"/>
          <table:covered-table-cell table:number-columns-repeated="2" table:style-name="ce147"/>
          <table:covered-table-cell table:number-columns-repeated="2" table:style-name="ce133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1.</text:p>
          </table:table-cell>
          <table:table-cell table:number-columns-repeated="2" table:style-name="ce17" office:value-type="string" calcext:value-type="string">
            <text:p>2018-01-01</text:p>
          </table:table-cell>
          <table:table-cell table:style-name="ce6" office:value-type="string" calcext:value-type="string">
            <text:p>Nazwa Firmy 1</text:p>
          </table:table-cell>
          <table:table-cell table:style-name="ce32" office:value-type="string" calcext:value-type="string">
            <text:p>Adres firmy 1</text:p>
          </table:table-cell>
          <table:table-cell table:style-name="ce6" office:value-type="string" calcext:value-type="string">
            <text:p>000-000-00-00</text:p>
          </table:table-cell>
          <table:table-cell table:style-name="ce6" office:value-type="string" calcext:value-type="string">
            <text:p>1/2018</text:p>
          </table:table-cell>
          <table:table-cell table:style-name="ce6" table:number-columns-repeated="2"/>
          <table:table-cell table:style-name="ce48" office:value-type="currency" office:currency="PLN" office:value="0" calcext:value-type="currency">
            <text:p>0,00 zł</text:p>
          </table:table-cell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K5]*(1+[.L5])" office:value-type="currency" office:currency="PLN" office:value="0" calcext:value-type="currency">
            <text:p>0,00 zł</text:p>
          </table:table-cell>
          <table:table-cell table:style-name="ce48" table:formula="of:=[.K5]*[.L5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2.</text:p>
          </table:table-cell>
          <table:table-cell table:number-columns-repeated="2" table:style-name="ce17" office:value-type="string" calcext:value-type="string">
            <text:p>2018-01-01</text:p>
          </table:table-cell>
          <table:table-cell table:style-name="ce6" office:value-type="string" calcext:value-type="string">
            <text:p>Nazwa Firmy 2</text:p>
          </table:table-cell>
          <table:table-cell table:style-name="ce32" office:value-type="string" calcext:value-type="string">
            <text:p>Adres firmy 2</text:p>
          </table:table-cell>
          <table:table-cell table:style-name="ce6" office:value-type="string" calcext:value-type="string">
            <text:p>000-000-00-00</text:p>
          </table:table-cell>
          <table:table-cell table:style-name="ce6" office:value-type="string" calcext:value-type="string">
            <text:p>2/2018</text:p>
          </table:table-cell>
          <table:table-cell table:style-name="ce6" table:number-columns-repeated="2"/>
          <table:table-cell table:style-name="ce48" office:value-type="currency" office:currency="PLN" office:value="0" calcext:value-type="currency">
            <text:p>0,00 zł</text:p>
          </table:table-cell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K6]*(1+[.L6])" office:value-type="currency" office:currency="PLN" office:value="0" calcext:value-type="currency">
            <text:p>0,00 zł</text:p>
          </table:table-cell>
          <table:table-cell table:style-name="ce48" table:formula="of:=[.K6]*[.L6]" office:value-type="currency" office:currency="PLN" office:value="0" calcext:value-type="currency">
            <text:p>0,00 zł</text:p>
          </table:table-cell>
          <table:table-cell table:number-columns-repeated="1009"/>
        </table:table-row>
        <table:table-row table:style-name="ro1">
          <table:table-cell/>
          <table:table-cell table:style-name="ce7" table:number-columns-repeated="9"/>
          <table:table-cell table:style-name="ce54" table:formula="of:=ROUND(SUM([.K5:.K6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N5:.N6]))" office:value-type="currency" office:currency="PLN" office:value="0" calcext:value-type="currency">
            <text:p>0,00 zł</text:p>
          </table:table-cell>
          <table:table-cell table:style-name="ce54" table:formula="of:=ROUND(SUM([.O5:.O6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 table:number-columns-spanned="14" table:number-rows-spanned="1">
            <text:p>2018/02</text:p>
          </table:table-cell>
          <table:covered-table-cell table:number-columns-repeated="6" table:style-name="ce94"/>
          <table:covered-table-cell table:style-name="ce18"/>
          <table:covered-table-cell table:number-columns-repeated="4" table:style-name="ce94"/>
          <table:covered-table-cell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3.</text:p>
          </table:table-cell>
          <table:table-cell table:style-name="ce19" table:number-columns-repeated="2"/>
          <table:table-cell table:style-name="ce6" table:number-columns-repeated="6"/>
          <table:table-cell table:style-name="ce48"/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K9]*(1+[.L9])" office:value-type="currency" office:currency="PLN" office:value="0" calcext:value-type="currency">
            <text:p>0,00 zł</text:p>
          </table:table-cell>
          <table:table-cell table:style-name="ce48" table:formula="of:=[.K9]*[.L9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4"/>
        </table:table-row>
        <table:table-row table:style-name="ro1">
          <table:table-cell/>
          <table:table-cell table:style-name="ce7" table:number-columns-repeated="9"/>
          <table:table-cell table:style-name="ce54" table:formula="of:=ROUND(SUM([.K9:.K9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N9:.N9]))" office:value-type="currency" office:currency="PLN" office:value="0" calcext:value-type="currency">
            <text:p>0,00 zł</text:p>
          </table:table-cell>
          <table:table-cell table:style-name="ce54" table:formula="of:=ROUND(SUM([.O9:.O9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 table:number-columns-spanned="14" table:number-rows-spanned="1">
            <text:p>2018/03</text:p>
          </table:table-cell>
          <table:covered-table-cell table:number-columns-repeated="6" table:style-name="ce94"/>
          <table:covered-table-cell table:style-name="ce18"/>
          <table:covered-table-cell table:number-columns-repeated="4" table:style-name="ce94"/>
          <table:covered-table-cell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5.</text:p>
          </table:table-cell>
          <table:table-cell table:style-name="ce19" table:number-columns-repeated="2"/>
          <table:table-cell table:style-name="ce6" table:number-columns-repeated="6"/>
          <table:table-cell table:style-name="ce48"/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K12]*(1+[.L12])" office:value-type="currency" office:currency="PLN" office:value="0" calcext:value-type="currency">
            <text:p>0,00 zł</text:p>
          </table:table-cell>
          <table:table-cell table:style-name="ce48" table:formula="of:=[.K12]*[.L12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4"/>
        </table:table-row>
        <table:table-row table:style-name="ro1">
          <table:table-cell/>
          <table:table-cell table:style-name="ce7" table:number-columns-repeated="9"/>
          <table:table-cell table:style-name="ce54" table:formula="of:=ROUND(SUM([.K12:.K12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N12:.N12]))" office:value-type="currency" office:currency="PLN" office:value="0" calcext:value-type="currency">
            <text:p>0,00 zł</text:p>
          </table:table-cell>
          <table:table-cell table:style-name="ce54" table:formula="of:=ROUND(SUM([.O12:.O12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6"/>
        </table:table-row>
        <table:table-row table:style-name="ro1">
          <table:table-cell/>
          <table:table-cell table:style-name="ce70" table:number-columns-repeated="3"/>
          <table:table-cell table:style-name="ce27" table:number-columns-repeated="2"/>
          <table:table-cell table:style-name="ce70" table:number-columns-repeated="4"/>
          <table:table-cell table:style-name="ce135"/>
          <table:table-cell table:style-name="ce150" table:number-columns-repeated="2"/>
          <table:table-cell table:style-name="ce135" table:number-columns-repeated="2"/>
          <table:table-cell table:number-columns-repeated="3"/>
          <table:table-cell table:style-name="ce85"/>
          <table:table-cell table:number-columns-repeated="1005"/>
        </table:table-row>
        <table:table-row table:style-name="ro1">
          <table:table-cell/>
          <table:table-cell table:style-name="ce70" table:number-columns-repeated="3"/>
          <table:table-cell table:style-name="ce27" table:number-columns-repeated="2"/>
          <table:table-cell table:style-name="ce70"/>
          <table:table-cell table:style-name="ce43" office:value-type="string" calcext:value-type="string">
            <text:p>SUMA</text:p>
          </table:table-cell>
          <table:table-cell table:style-name="ce43" table:number-columns-repeated="2"/>
          <table:table-cell table:style-name="ce56" table:formula="of:=ROUND([.K7]+[.K10]+[.K13])" office:value-type="currency" office:currency="PLN" office:value="0" calcext:value-type="currency">
            <text:p>0,00 zł</text:p>
          </table:table-cell>
          <table:table-cell table:style-name="ce150" table:number-columns-repeated="2"/>
          <table:table-cell table:style-name="ce56" table:formula="of:=ROUND([.N7]+[.N10]+[.N13])" office:value-type="currency" office:currency="PLN" office:value="0" calcext:value-type="currency">
            <text:p>0,00 zł</text:p>
          </table:table-cell>
          <table:table-cell table:style-name="ce56" table:formula="of:=ROUND([.O7]+[.O10]+[.O13])" office:value-type="currency" office:currency="PLN" office:value="0" calcext:value-type="currency">
            <text:p>0,00 zł</text:p>
          </table:table-cell>
          <table:table-cell table:number-columns-repeated="3"/>
          <table:table-cell table:style-name="ce85"/>
          <table:table-cell table:number-columns-repeated="1005"/>
        </table:table-row>
        <table:table-row table:style-name="ro5">
          <table:table-cell/>
          <table:table-cell table:style-name="ce70" table:number-columns-repeated="9"/>
          <table:table-cell table:style-name="ce135"/>
          <table:table-cell table:style-name="ce150" table:number-columns-repeated="2"/>
          <table:table-cell table:style-name="ce135" table:number-columns-repeated="2"/>
          <table:table-cell table:number-columns-repeated="1009"/>
        </table:table-row>
        <table:table-row table:style-name="ro6">
          <table:table-cell/>
          <table:table-cell table:style-name="ce8" office:value-type="string" calcext:value-type="string" table:number-columns-spanned="15" table:number-rows-spanned="1">
            <text:p>Ewidencja zakupów VAT</text:p>
          </table:table-cell>
          <table:covered-table-cell table:number-columns-repeated="8" table:style-name="ce70"/>
          <table:covered-table-cell table:style-name="ce135"/>
          <table:covered-table-cell table:number-columns-repeated="2" table:style-name="ce150"/>
          <table:covered-table-cell table:number-columns-repeated="2" table:style-name="ce135"/>
          <table:covered-table-cell/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14" office:value-type="string" calcext:value-type="string">
            <text:p>NIP</text:p>
          </table:table-cell>
          <table:table-cell table:style-name="ce14" office:value-type="string" calcext:value-type="string">
            <text:p>Nr Faktury</text:p>
          </table:table-cell>
          <table:table-cell table:style-name="ce14" office:value-type="string" calcext:value-type="string">
            <text:p>Kraj</text:p>
          </table:table-cell>
          <table:table-cell table:style-name="ce14" office:value-type="string" calcext:value-type="string">
            <text:p>Kody</text:p>
          </table:table-cell>
          <table:table-cell table:style-name="ce14" office:value-type="string" calcext:value-type="string">
            <text:p>Netto</text:p>
          </table:table-cell>
          <table:table-cell table:style-name="ce14" office:value-type="string" calcext:value-type="string">
            <text:p>Stawka VAT</text:p>
          </table:table-cell>
          <table:table-cell table:style-name="ce14" office:value-type="string" calcext:value-type="string">
            <text:p>Odliczenie VAT</text:p>
          </table:table-cell>
          <table:table-cell table:style-name="ce14" office:value-type="string" calcext:value-type="string">
            <text:p>Brutto</text:p>
          </table:table-cell>
          <table:table-cell table:style-name="ce14" office:value-type="string" calcext:value-type="string">
            <text:p>Kwota VAT</text:p>
          </table:table-cell>
          <table:table-cell table:style-name="ce14" office:value-type="string" calcext:value-type="string">
            <text:p>Koszty</text:p>
          </table:table-cell>
          <table:table-cell table:number-columns-repeated="1008"/>
        </table:table-row>
        <table:table-row table:style-name="ro1">
          <table:table-cell/>
          <table:table-cell table:style-name="ce61" office:value-type="string" calcext:value-type="string" table:number-columns-spanned="15" table:number-rows-spanned="1">
            <text:p>2018/01</text:p>
          </table:table-cell>
          <table:covered-table-cell table:number-columns-repeated="6" table:style-name="ce96"/>
          <table:covered-table-cell table:style-name="ce20"/>
          <table:covered-table-cell table:style-name="ce96"/>
          <table:covered-table-cell table:style-name="ce137"/>
          <table:covered-table-cell table:number-columns-repeated="2" table:style-name="ce151"/>
          <table:covered-table-cell table:number-columns-repeated="3" table:style-name="ce137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1.</text:p>
          </table:table-cell>
          <table:table-cell table:number-columns-repeated="2" table:style-name="ce17" office:value-type="string" calcext:value-type="string">
            <text:p>2018-01-01</text:p>
          </table:table-cell>
          <table:table-cell table:style-name="ce6" office:value-type="string" calcext:value-type="string">
            <text:p>Nazwa Firmy 3</text:p>
          </table:table-cell>
          <table:table-cell table:style-name="ce32" office:value-type="string" calcext:value-type="string">
            <text:p>Adres firmy 3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1</text:p>
          </table:table-cell>
          <table:table-cell table:style-name="ce44" table:number-columns-repeated="2"/>
          <table:table-cell table:style-name="ce58" office:value-type="currency" office:currency="PLN" office:value="1" calcext:value-type="currency">
            <text:p>1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0]+[.K20]*[.L20]" office:value-type="currency" office:currency="PLN" office:value="1.23" calcext:value-type="currency">
            <text:p>1,23 zł</text:p>
          </table:table-cell>
          <table:table-cell table:style-name="ce78" table:formula="of:=([.K20]*[.M20])*[.L20]" office:value-type="currency" office:currency="PLN" office:value="0.23" calcext:value-type="currency">
            <text:p>0,23 zł</text:p>
          </table:table-cell>
          <table:table-cell table:style-name="ce83" table:formula="of:=[.N20]-[.O20]" office:value-type="currency" office:currency="PLN" office:value="1" calcext:value-type="currency">
            <text:p>1,00 zł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2.</text:p>
          </table:table-cell>
          <table:table-cell table:number-columns-repeated="2" table:style-name="ce21" office:value-type="string" calcext:value-type="string">
            <text:p>2018-01-02</text:p>
          </table:table-cell>
          <table:table-cell table:style-name="ce6" office:value-type="string" calcext:value-type="string">
            <text:p>Nazwa Firmy 4 (np. stacja paliw)</text:p>
          </table:table-cell>
          <table:table-cell table:style-name="ce32" office:value-type="string" calcext:value-type="string">
            <text:p>Adres firmy 4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2</text:p>
          </table:table-cell>
          <table:table-cell table:style-name="ce44" table:number-columns-repeated="2"/>
          <table:table-cell table:style-name="ce58" office:value-type="currency" office:currency="PLN" office:value="2" calcext:value-type="currency">
            <text:p>2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K21]+[.K21]*[.L21]" office:value-type="currency" office:currency="PLN" office:value="2.46" calcext:value-type="currency">
            <text:p>2,46 zł</text:p>
          </table:table-cell>
          <table:table-cell table:style-name="ce78" table:formula="of:=([.K21]*[.M21])*[.L21]" office:value-type="currency" office:currency="PLN" office:value="0.23" calcext:value-type="currency">
            <text:p>0,23 zł</text:p>
          </table:table-cell>
          <table:table-cell table:style-name="ce83" table:formula="of:=[.N21]-[.O21]" office:value-type="currency" office:currency="PLN" office:value="2.23" calcext:value-type="currency">
            <text:p>2,23 zł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3.</text:p>
          </table:table-cell>
          <table:table-cell table:number-columns-repeated="2" table:style-name="ce21" office:value-type="string" calcext:value-type="string">
            <text:p>2018-01-05</text:p>
          </table:table-cell>
          <table:table-cell table:style-name="ce6" office:value-type="string" calcext:value-type="string">
            <text:p>Nazwa Firmy 5</text:p>
          </table:table-cell>
          <table:table-cell table:style-name="ce32" office:value-type="string" calcext:value-type="string">
            <text:p>Adres firmy 5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3</text:p>
          </table:table-cell>
          <table:table-cell table:style-name="ce44" table:number-columns-repeated="2"/>
          <table:table-cell table:style-name="ce58" office:value-type="currency" office:currency="PLN" office:value="3" calcext:value-type="currency">
            <text:p>3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K22]+[.K22]*[.L22]" office:value-type="currency" office:currency="PLN" office:value="3.69" calcext:value-type="currency">
            <text:p>3,69 zł</text:p>
          </table:table-cell>
          <table:table-cell table:style-name="ce78" table:formula="of:=([.K22]*[.M22])*[.L22]" office:value-type="currency" office:currency="PLN" office:value="0.345" calcext:value-type="currency">
            <text:p>0,35 zł</text:p>
          </table:table-cell>
          <table:table-cell table:style-name="ce83" table:formula="of:=[.N22]-[.O22]" office:value-type="currency" office:currency="PLN" office:value="3.345" calcext:value-type="currency">
            <text:p>3,35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4.</text:p>
          </table:table-cell>
          <table:table-cell table:number-columns-repeated="2" table:style-name="ce22" office:value-type="string" calcext:value-type="string">
            <text:p>2018-01-10</text:p>
          </table:table-cell>
          <table:table-cell table:style-name="ce6" office:value-type="string" calcext:value-type="string">
            <text:p>Nazwa Firmy 6</text:p>
          </table:table-cell>
          <table:table-cell table:style-name="ce32" office:value-type="string" calcext:value-type="string">
            <text:p>Adres firmy 6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4</text:p>
          </table:table-cell>
          <table:table-cell table:style-name="ce44" table:number-columns-repeated="2"/>
          <table:table-cell table:style-name="ce58" office:value-type="currency" office:currency="PLN" office:value="4" calcext:value-type="currency">
            <text:p>4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3]+[.K23]*[.L23]" office:value-type="currency" office:currency="PLN" office:value="4.92" calcext:value-type="currency">
            <text:p>4,92 zł</text:p>
          </table:table-cell>
          <table:table-cell table:style-name="ce78" table:formula="of:=([.K23]*[.M23])*[.L23]" office:value-type="currency" office:currency="PLN" office:value="0.92" calcext:value-type="currency">
            <text:p>0,92 zł</text:p>
          </table:table-cell>
          <table:table-cell table:style-name="ce83" table:formula="of:=[.N23]-[.O23]" office:value-type="currency" office:currency="PLN" office:value="4" calcext:value-type="currency">
            <text:p>4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5.</text:p>
          </table:table-cell>
          <table:table-cell table:number-columns-repeated="2" table:style-name="ce17" office:value-type="string" calcext:value-type="string">
            <text:p>2018-01-14</text:p>
          </table:table-cell>
          <table:table-cell table:style-name="ce6" office:value-type="string" calcext:value-type="string">
            <text:p>Nazwa Firmy 7</text:p>
          </table:table-cell>
          <table:table-cell table:style-name="ce32" office:value-type="string" calcext:value-type="string">
            <text:p>Adres firmy 7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5</text:p>
          </table:table-cell>
          <table:table-cell table:style-name="ce44" table:number-columns-repeated="2"/>
          <table:table-cell table:style-name="ce58" office:value-type="currency" office:currency="PLN" office:value="5" calcext:value-type="currency">
            <text:p>5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4]+[.K24]*[.L24]" office:value-type="currency" office:currency="PLN" office:value="6.15" calcext:value-type="currency">
            <text:p>6,15 zł</text:p>
          </table:table-cell>
          <table:table-cell table:style-name="ce78" table:formula="of:=([.K24]*[.M24])*[.L24]" office:value-type="currency" office:currency="PLN" office:value="1.15" calcext:value-type="currency">
            <text:p>1,15 zł</text:p>
          </table:table-cell>
          <table:table-cell table:style-name="ce83" table:formula="of:=[.N24]-[.O24]" office:value-type="currency" office:currency="PLN" office:value="5" calcext:value-type="currency">
            <text:p>5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6.</text:p>
          </table:table-cell>
          <table:table-cell table:number-columns-repeated="2" table:style-name="ce17" office:value-type="string" calcext:value-type="string">
            <text:p>2018-01-15</text:p>
          </table:table-cell>
          <table:table-cell table:style-name="ce6" office:value-type="string" calcext:value-type="string">
            <text:p>Nazwa Firmy 8</text:p>
          </table:table-cell>
          <table:table-cell table:style-name="ce32" office:value-type="string" calcext:value-type="string">
            <text:p>Adres firmy 8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6</text:p>
          </table:table-cell>
          <table:table-cell table:style-name="ce44" table:number-columns-repeated="2"/>
          <table:table-cell table:style-name="ce58" office:value-type="currency" office:currency="PLN" office:value="6" calcext:value-type="currency">
            <text:p>6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5]+[.K25]*[.L25]" office:value-type="currency" office:currency="PLN" office:value="7.38" calcext:value-type="currency">
            <text:p>7,38 zł</text:p>
          </table:table-cell>
          <table:table-cell table:style-name="ce78" table:formula="of:=([.K25]*[.M25])*[.L25]" office:value-type="currency" office:currency="PLN" office:value="1.38" calcext:value-type="currency">
            <text:p>1,38 zł</text:p>
          </table:table-cell>
          <table:table-cell table:style-name="ce83" table:formula="of:=[.N25]-[.O25]" office:value-type="currency" office:currency="PLN" office:value="6" calcext:value-type="currency">
            <text:p>6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7.</text:p>
          </table:table-cell>
          <table:table-cell table:number-columns-repeated="2" table:style-name="ce17" office:value-type="string" calcext:value-type="string">
            <text:p>2018-01-18</text:p>
          </table:table-cell>
          <table:table-cell table:style-name="ce6" office:value-type="string" calcext:value-type="string">
            <text:p>Nazwa Firmy 9</text:p>
          </table:table-cell>
          <table:table-cell table:style-name="ce32" office:value-type="string" calcext:value-type="string">
            <text:p>Adres firmy 9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7</text:p>
          </table:table-cell>
          <table:table-cell table:style-name="ce44" table:number-columns-repeated="2"/>
          <table:table-cell table:style-name="ce58" office:value-type="currency" office:currency="PLN" office:value="7" calcext:value-type="currency">
            <text:p>7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6]+[.K26]*[.L26]" office:value-type="currency" office:currency="PLN" office:value="8.61" calcext:value-type="currency">
            <text:p>8,61 zł</text:p>
          </table:table-cell>
          <table:table-cell table:style-name="ce78" table:formula="of:=([.K26]*[.M26])*[.L26]" office:value-type="currency" office:currency="PLN" office:value="1.61" calcext:value-type="currency">
            <text:p>1,61 zł</text:p>
          </table:table-cell>
          <table:table-cell table:style-name="ce83" table:formula="of:=[.N26]-[.O26]" office:value-type="currency" office:currency="PLN" office:value="7" calcext:value-type="currency">
            <text:p>7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8.</text:p>
          </table:table-cell>
          <table:table-cell table:number-columns-repeated="2" table:style-name="ce17" office:value-type="string" calcext:value-type="string">
            <text:p>2018-01-26</text:p>
          </table:table-cell>
          <table:table-cell table:style-name="ce6" office:value-type="string" calcext:value-type="string">
            <text:p>Nazwa Firmy 10</text:p>
          </table:table-cell>
          <table:table-cell table:style-name="ce32" office:value-type="string" calcext:value-type="string">
            <text:p>Adres firmy 10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8</text:p>
          </table:table-cell>
          <table:table-cell table:style-name="ce44" table:number-columns-repeated="2"/>
          <table:table-cell table:style-name="ce58" office:value-type="currency" office:currency="PLN" office:value="8" calcext:value-type="currency">
            <text:p>8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7]+[.K27]*[.L27]" office:value-type="currency" office:currency="PLN" office:value="9.84" calcext:value-type="currency">
            <text:p>9,84 zł</text:p>
          </table:table-cell>
          <table:table-cell table:style-name="ce78" table:formula="of:=([.K27]*[.M27])*[.L27]" office:value-type="currency" office:currency="PLN" office:value="1.84" calcext:value-type="currency">
            <text:p>1,84 zł</text:p>
          </table:table-cell>
          <table:table-cell table:style-name="ce83" table:formula="of:=[.N27]-[.O27]" office:value-type="currency" office:currency="PLN" office:value="8" calcext:value-type="currency">
            <text:p>8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9.</text:p>
          </table:table-cell>
          <table:table-cell table:number-columns-repeated="2" table:style-name="ce21" office:value-type="string" calcext:value-type="string">
            <text:p>2018-01-26</text:p>
          </table:table-cell>
          <table:table-cell table:style-name="ce6" office:value-type="string" calcext:value-type="string">
            <text:p>Nazwa Firmy 11</text:p>
          </table:table-cell>
          <table:table-cell table:style-name="ce32" office:value-type="string" calcext:value-type="string">
            <text:p>Adres firmy 11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9</text:p>
          </table:table-cell>
          <table:table-cell table:style-name="ce44" table:number-columns-repeated="2"/>
          <table:table-cell table:style-name="ce58" office:value-type="currency" office:currency="PLN" office:value="9" calcext:value-type="currency">
            <text:p>9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K28]+[.K28]*[.L28]" office:value-type="currency" office:currency="PLN" office:value="11.07" calcext:value-type="currency">
            <text:p>11,07 zł</text:p>
          </table:table-cell>
          <table:table-cell table:style-name="ce78" table:formula="of:=([.K28]*[.M28])*[.L28]" office:value-type="currency" office:currency="PLN" office:value="1.035" calcext:value-type="currency">
            <text:p>1,04 zł</text:p>
          </table:table-cell>
          <table:table-cell table:style-name="ce83" table:formula="of:=[.N28]-[.O28]" office:value-type="currency" office:currency="PLN" office:value="10.035" calcext:value-type="currency">
            <text:p>10,04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10.</text:p>
          </table:table-cell>
          <table:table-cell table:number-columns-repeated="2" table:style-name="ce17" office:value-type="string" calcext:value-type="string">
            <text:p>2018-01-31</text:p>
          </table:table-cell>
          <table:table-cell table:style-name="ce6" office:value-type="string" calcext:value-type="string">
            <text:p>Nazwa Firmy 12</text:p>
          </table:table-cell>
          <table:table-cell table:style-name="ce32" office:value-type="string" calcext:value-type="string">
            <text:p>Adres firmy 12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10</text:p>
          </table:table-cell>
          <table:table-cell table:style-name="ce44" table:number-columns-repeated="2"/>
          <table:table-cell table:style-name="ce58" office:value-type="currency" office:currency="PLN" office:value="10" calcext:value-type="currency">
            <text:p>10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9]+[.K29]*[.L29]" office:value-type="currency" office:currency="PLN" office:value="12.3" calcext:value-type="currency">
            <text:p>12,30 zł</text:p>
          </table:table-cell>
          <table:table-cell table:style-name="ce78" table:formula="of:=([.K29]*[.M29])*[.L29]" office:value-type="currency" office:currency="PLN" office:value="2.3" calcext:value-type="currency">
            <text:p>2,30 zł</text:p>
          </table:table-cell>
          <table:table-cell table:style-name="ce83" table:formula="of:=[.N29]-[.O29]" office:value-type="currency" office:currency="PLN" office:value="10" calcext:value-type="currency">
            <text:p>10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11.</text:p>
          </table:table-cell>
          <table:table-cell table:number-columns-repeated="2" table:style-name="ce21" office:value-type="string" calcext:value-type="string">
            <text:p>2018-01-31</text:p>
          </table:table-cell>
          <table:table-cell table:style-name="ce6" office:value-type="string" calcext:value-type="string">
            <text:p>Nazwa Firmy 13</text:p>
          </table:table-cell>
          <table:table-cell table:style-name="ce32" office:value-type="string" calcext:value-type="string">
            <text:p>Adres firmy 13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11</text:p>
          </table:table-cell>
          <table:table-cell table:style-name="ce44" table:number-columns-repeated="2"/>
          <table:table-cell table:style-name="ce58" office:value-type="currency" office:currency="PLN" office:value="11" calcext:value-type="currency">
            <text:p>11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K30]+[.K30]*[.L30]" office:value-type="currency" office:currency="PLN" office:value="13.53" calcext:value-type="currency">
            <text:p>13,53 zł</text:p>
          </table:table-cell>
          <table:table-cell table:style-name="ce78" table:formula="of:=([.K30]*[.M30])*[.L30]" office:value-type="currency" office:currency="PLN" office:value="1.265" calcext:value-type="currency">
            <text:p>1,27 zł</text:p>
          </table:table-cell>
          <table:table-cell table:style-name="ce83" table:formula="of:=[.N30]-[.O30]" office:value-type="currency" office:currency="PLN" office:value="12.265" calcext:value-type="currency">
            <text:p>12,27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1"/>
          <table:table-cell table:style-name="ce23" table:number-columns-repeated="2"/>
          <table:table-cell table:style-name="ce12" table:number-columns-repeated="2"/>
          <table:table-cell table:style-name="ce37" table:number-columns-repeated="4"/>
          <table:table-cell table:style-name="ce59" table:formula="of:=SUM([.K20:.K26])" office:value-type="currency" office:currency="PLN" office:value="28" calcext:value-type="currency">
            <text:p>28,00 zł</text:p>
          </table:table-cell>
          <table:table-cell table:style-name="ce73" table:number-columns-repeated="2"/>
          <table:table-cell table:style-name="ce79" table:formula="of:=SUM([.N20:.N26])" office:value-type="currency" office:currency="PLN" office:value="34.44" calcext:value-type="currency">
            <text:p>34,44 zł</text:p>
          </table:table-cell>
          <table:table-cell table:style-name="ce79" table:formula="of:=SUM([.O20:.O26])" office:value-type="currency" office:currency="PLN" office:value="5.865" calcext:value-type="currency">
            <text:p>5,87 zł</text:p>
          </table:table-cell>
          <table:table-cell table:style-name="ce79" table:formula="of:=SUM([.P20:.P26])" office:value-type="currency" office:currency="PLN" office:value="28.575" calcext:value-type="currency">
            <text:p>28,58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 table:number-columns-spanned="15" table:number-rows-spanned="1">
            <text:p>2018/02</text:p>
          </table:table-cell>
          <table:covered-table-cell table:number-columns-repeated="2" table:style-name="ce100"/>
          <table:covered-table-cell table:number-columns-repeated="2" table:style-name="ce104"/>
          <table:covered-table-cell table:number-columns-repeated="2" table:style-name="ce114"/>
          <table:covered-table-cell table:style-name="ce38"/>
          <table:covered-table-cell table:style-name="ce114"/>
          <table:covered-table-cell table:style-name="ce140"/>
          <table:covered-table-cell table:number-columns-repeated="2" table:style-name="ce154"/>
          <table:covered-table-cell table:number-columns-repeated="3" table:style-name="ce160"/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style-name="ce22" table:number-columns-repeated="2"/>
          <table:table-cell table:style-name="ce6"/>
          <table:table-cell table:style-name="ce32"/>
          <table:table-cell table:style-name="ce6"/>
          <table:table-cell table:style-name="ce45" table:number-columns-repeated="3"/>
          <table:table-cell table:style-name="ce58"/>
          <table:table-cell table:style-name="ce72" office:value-type="percentage" office:value="0.23" calcext:value-type="percentage">
            <text:p>23,00%</text:p>
          </table:table-cell>
          <table:table-cell table:style-name="ce72"/>
          <table:table-cell table:style-name="ce78" table:formula="of:=[.K33]+[.K33]*[.L33]" office:value-type="currency" office:currency="PLN" office:value="0" calcext:value-type="currency">
            <text:p>0,00 zł</text:p>
          </table:table-cell>
          <table:table-cell table:style-name="ce78" table:formula="of:=ROUND([.K33]*[.L33]; 2)" office:value-type="currency" office:currency="PLN" office:value="0" calcext:value-type="currency">
            <text:p>0,00 zł</text:p>
          </table:table-cell>
          <table:table-cell table:style-name="ce78" table:formula="of:=ROUND([.L33]*[.M33]; 2)" office:value-type="currency" office:currency="PLN" office:value="0" calcext:value-type="currency">
            <text:p>0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2" table:number-columns-repeated="5"/>
          <table:table-cell table:style-name="ce37" table:number-columns-repeated="4"/>
          <table:table-cell table:style-name="ce59" table:formula="of:=SUM([.K33:.K33])" office:value-type="currency" office:currency="PLN" office:value="0" calcext:value-type="currency">
            <text:p>0,00 zł</text:p>
          </table:table-cell>
          <table:table-cell table:style-name="ce73" table:number-columns-repeated="2"/>
          <table:table-cell table:style-name="ce79" table:formula="of:=SUM([.N33:.N33])" office:value-type="currency" office:currency="PLN" office:value="0" calcext:value-type="currency">
            <text:p>0,00 zł</text:p>
          </table:table-cell>
          <table:table-cell table:style-name="ce79" table:formula="of:=SUM([.O33:.O33])" office:value-type="currency" office:currency="PLN" office:value="0" calcext:value-type="currency">
            <text:p>0,00 zł</text:p>
          </table:table-cell>
          <table:table-cell table:style-name="ce79" table:formula="of:=SUM([.P33:.P33])" office:value-type="currency" office:currency="PLN" office:value="0" calcext:value-type="currency">
            <text:p>0,00 zł</text:p>
          </table:table-cell>
          <table:table-cell/>
          <table:table-cell table:style-name="ce85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 table:number-columns-spanned="15" table:number-rows-spanned="1">
            <text:p>2018/03</text:p>
          </table:table-cell>
          <table:covered-table-cell table:number-columns-repeated="2" table:style-name="ce100"/>
          <table:covered-table-cell table:number-columns-repeated="2" table:style-name="ce104"/>
          <table:covered-table-cell table:number-columns-repeated="2" table:style-name="ce114"/>
          <table:covered-table-cell table:style-name="ce38"/>
          <table:covered-table-cell table:style-name="ce114"/>
          <table:covered-table-cell table:style-name="ce140"/>
          <table:covered-table-cell table:number-columns-repeated="2" table:style-name="ce154"/>
          <table:covered-table-cell table:number-columns-repeated="3" table:style-name="ce160"/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style-name="ce22" table:number-columns-repeated="2"/>
          <table:table-cell table:style-name="ce6"/>
          <table:table-cell table:style-name="ce32"/>
          <table:table-cell table:style-name="ce6"/>
          <table:table-cell table:style-name="ce45" table:number-columns-repeated="3"/>
          <table:table-cell table:style-name="ce58"/>
          <table:table-cell table:style-name="ce72" office:value-type="percentage" office:value="0.23" calcext:value-type="percentage">
            <text:p>23,00%</text:p>
          </table:table-cell>
          <table:table-cell table:style-name="ce72"/>
          <table:table-cell table:style-name="ce78" table:formula="of:=[.K36]+[.K36]*[.L36]" office:value-type="currency" office:currency="PLN" office:value="0" calcext:value-type="currency">
            <text:p>0,00 zł</text:p>
          </table:table-cell>
          <table:table-cell table:style-name="ce78" table:formula="of:=ROUND([.K36]*[.L36]; 2)" office:value-type="currency" office:currency="PLN" office:value="0" calcext:value-type="currency">
            <text:p>0,00 zł</text:p>
          </table:table-cell>
          <table:table-cell table:style-name="ce78" table:formula="of:=ROUND([.L36]*[.M36]; 2)" office:value-type="currency" office:currency="PLN" office:value="0" calcext:value-type="currency">
            <text:p>0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2" table:number-columns-repeated="3"/>
          <table:table-cell table:style-name="ce29" table:number-columns-repeated="2"/>
          <table:table-cell table:style-name="ce37" table:number-columns-repeated="4"/>
          <table:table-cell table:style-name="ce59" table:formula="of:=SUM([.K36:.K36])" office:value-type="currency" office:currency="PLN" office:value="0" calcext:value-type="currency">
            <text:p>0,00 zł</text:p>
          </table:table-cell>
          <table:table-cell table:style-name="ce73" table:number-columns-repeated="2"/>
          <table:table-cell table:style-name="ce79" table:formula="of:=SUM([.N36:.N36])" office:value-type="currency" office:currency="PLN" office:value="0" calcext:value-type="currency">
            <text:p>0,00 zł</text:p>
          </table:table-cell>
          <table:table-cell table:style-name="ce79" table:formula="of:=SUM([.O36:.O36])" office:value-type="currency" office:currency="PLN" office:value="0" calcext:value-type="currency">
            <text:p>0,00 zł</text:p>
          </table:table-cell>
          <table:table-cell table:style-name="ce79" table:formula="of:=SUM([.P36:.P36])" office:value-type="currency" office:currency="PLN" office:value="0" calcext:value-type="currency">
            <text:p>0,00 zł</text:p>
          </table:table-cell>
          <table:table-cell/>
          <table:table-cell table:style-name="ce85"/>
          <table:table-cell table:number-columns-repeated="1006"/>
        </table:table-row>
        <table:table-row table:style-name="ro1">
          <table:table-cell/>
          <table:table-cell table:style-name="ce1" table:number-columns-repeated="5"/>
          <table:table-cell table:style-name="ce70" table:number-columns-repeated="4"/>
          <table:table-cell table:style-name="ce135"/>
          <table:table-cell table:style-name="ce150" table:number-columns-repeated="2"/>
          <table:table-cell table:style-name="ce135" table:number-columns-repeated="2"/>
          <table:table-cell table:number-columns-repeated="2"/>
          <table:table-cell table:style-name="ce85"/>
          <table:table-cell table:number-columns-repeated="1006"/>
        </table:table-row>
        <table:table-row table:style-name="ro1">
          <table:table-cell/>
          <table:table-cell table:style-name="ce1" table:number-columns-repeated="5"/>
          <table:table-cell table:style-name="ce70"/>
          <table:table-cell table:style-name="ce43" office:value-type="string" calcext:value-type="string">
            <text:p>SUMA</text:p>
          </table:table-cell>
          <table:table-cell table:style-name="ce43" table:number-columns-repeated="2"/>
          <table:table-cell table:style-name="ce56" table:formula="of:=ROUND([.K31]+[.K34]+[.K37])" office:value-type="currency" office:currency="PLN" office:value="28" calcext:value-type="currency">
            <text:p>28,00 zł</text:p>
          </table:table-cell>
          <table:table-cell table:style-name="ce150" table:number-columns-repeated="2"/>
          <table:table-cell table:style-name="ce56" table:formula="of:=ROUND([.N31]+[.N34]+[.N37])" office:value-type="currency" office:currency="PLN" office:value="34" calcext:value-type="currency">
            <text:p>34,00 zł</text:p>
          </table:table-cell>
          <table:table-cell table:style-name="ce56" table:formula="of:=ROUND([.O31]+[.O34]+[.O37])" office:value-type="currency" office:currency="PLN" office:value="6" calcext:value-type="currency">
            <text:p>6,00 zł</text:p>
          </table:table-cell>
          <table:table-cell table:number-columns-repeated="2"/>
          <table:table-cell table:style-name="ce85"/>
          <table:table-cell table:number-columns-repeated="1006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89" office:value-type="string" calcext:value-type="string" table:number-columns-spanned="15" table:number-rows-spanned="1">
            <text:p>Podatkowa księga przychodów i rozchodów – 2018/01, 2018/02, 2018/03</text:p>
          </table:table-cell>
          <table:covered-table-cell table:number-columns-repeated="14"/>
          <table:table-cell table:number-columns-repeated="1008"/>
        </table:table-row>
        <table:table-row table:style-name="ro1">
          <table:table-cell/>
          <table:table-cell table:style-name="ce6" table:number-columns-repeated="6"/>
          <table:table-cell table:style-name="ce122" office:value-type="string" calcext:value-type="string" table:number-columns-spanned="5" table:number-rows-spanned="1">
            <text:p>Przychód</text:p>
          </table:table-cell>
          <table:covered-table-cell table:number-columns-repeated="2" table:style-name="ce122"/>
          <table:covered-table-cell table:number-columns-repeated="2" table:style-name="ce141"/>
          <table:table-cell table:style-name="ce141"/>
          <table:table-cell table:style-name="ce46" office:value-type="string" calcext:value-type="string" table:number-columns-spanned="3" table:number-rows-spanned="1">
            <text:p>Wydatki</text:p>
          </table:table-cell>
          <table:covered-table-cell table:style-name="ce81"/>
          <table:covered-table-cell table:style-name="ce81" office:value-type="string" calcext:value-type="string">
            <text:p>Wydatki</text:p>
          </table:covered-table-cell>
          <table:table-cell table:number-columns-repeated="1008"/>
        </table:table-row>
        <table:table-row table:style-name="ro9">
          <table:table-cell/>
          <table:table-cell table:style-name="ce1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14" office:value-type="string" calcext:value-type="string">
            <text:p>Nr dowodu księgowego</text:p>
          </table:table-cell>
          <table:table-cell table:style-name="ce47" office:value-type="string" calcext:value-type="string">
            <text:p>Wartość sprzedanych towarów i usług</text:p>
          </table:table-cell>
          <table:table-cell table:style-name="ce47" table:number-columns-repeated="2"/>
          <table:table-cell table:style-name="ce62" office:value-type="string" calcext:value-type="string">
            <text:p>Pozostałe przychody</text:p>
          </table:table-cell>
          <table:table-cell table:style-name="ce47" office:value-type="string" calcext:value-type="string">
            <text:p>Razem</text:p>
          </table:table-cell>
          <table:table-cell table:style-name="ce47"/>
          <table:table-cell table:style-name="ce47" office:value-type="string" calcext:value-type="string">
            <text:p>Koszty reprezentacji</text:p>
          </table:table-cell>
          <table:table-cell table:style-name="ce82" office:value-type="string" calcext:value-type="string">
            <text:p>Wynagrodzenia</text:p>
          </table:table-cell>
          <table:table-cell table:style-name="ce82" office:value-type="string" calcext:value-type="string">
            <text:p>Pozostałe wydatki</text:p>
          </table:table-cell>
          <table:table-cell table:number-columns-repeated="1008"/>
        </table:table-row>
        <table:table-row table:style-name="ro10">
          <table:table-cell/>
          <table:table-cell table:style-name="ce6" office:value-type="string" calcext:value-type="string">
            <text:p>1.</text:p>
          </table:table-cell>
          <table:table-cell table:style-name="ce19" table:number-columns-repeated="2"/>
          <table:table-cell table:style-name="ce6"/>
          <table:table-cell table:style-name="ce33"/>
          <table:table-cell table:style-name="ce6"/>
          <table:table-cell table:style-name="ce48" table:number-columns-repeated="3"/>
          <table:table-cell table:style-name="ce63"/>
          <table:table-cell table:style-name="ce48" table:number-columns-repeated="2"/>
          <table:table-cell table:style-name="ce49"/>
          <table:table-cell table:style-name="ce48"/>
          <table:table-cell table:style-name="ce84"/>
          <table:table-cell table:number-columns-repeated="1008"/>
        </table:table-row>
        <table:table-row table:style-name="ro10">
          <table:table-cell/>
          <table:table-cell table:style-name="ce6" office:value-type="string" calcext:value-type="string">
            <text:p>2.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39"/>
          <table:table-cell table:style-name="ce44" table:number-columns-repeated="3"/>
          <table:table-cell table:style-name="ce64"/>
          <table:table-cell table:style-name="ce75" table:number-columns-repeated="2"/>
          <table:table-cell table:style-name="ce64" table:number-columns-repeated="3"/>
          <table:table-cell table:number-columns-repeated="1008"/>
        </table:table-row>
        <table:table-row table:style-name="ro10">
          <table:table-cell/>
          <table:table-cell table:style-name="ce6" office:value-type="string" calcext:value-type="string">
            <text:p>3.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39"/>
          <table:table-cell table:style-name="ce44" table:number-columns-repeated="3"/>
          <table:table-cell table:style-name="ce64"/>
          <table:table-cell table:style-name="ce75" table:number-columns-repeated="2"/>
          <table:table-cell table:style-name="ce64" table:number-columns-repeated="3"/>
          <table:table-cell table:number-columns-repeated="1008"/>
        </table:table-row>
        <table:table-row table:style-name="ro10">
          <table:table-cell/>
          <table:table-cell table:style-name="ce6" office:value-type="string" calcext:value-type="string">
            <text:p>4.</text:p>
          </table:table-cell>
          <table:table-cell table:style-name="ce26" table:number-columns-repeated="2"/>
          <table:table-cell table:style-name="ce31"/>
          <table:table-cell table:style-name="ce33"/>
          <table:table-cell table:style-name="ce40"/>
          <table:table-cell table:style-name="ce49" table:number-columns-repeated="3"/>
          <table:table-cell table:style-name="ce63"/>
          <table:table-cell table:style-name="ce49" table:number-columns-repeated="3"/>
          <table:table-cell table:style-name="ce48"/>
          <table:table-cell table:style-name="ce64"/>
          <table:table-cell table:number-columns-repeated="1008"/>
        </table:table-row>
        <table:table-row table:style-name="ro1">
          <table:table-cell/>
          <table:table-cell table:style-name="ce15" table:number-columns-repeated="6"/>
          <table:table-cell table:style-name="ce50" table:formula="of:=SUM([.H44:.H47])" office:value-type="currency" office:currency="PLN" office:value="0" calcext:value-type="currency">
            <text:p>0,00 zł</text:p>
          </table:table-cell>
          <table:table-cell table:style-name="ce50" table:number-columns-repeated="2"/>
          <table:table-cell table:style-name="ce50" table:formula="of:=SUM([.K44:.K47])" office:value-type="currency" office:currency="PLN" office:value="0" calcext:value-type="currency">
            <text:p>0,00 zł</text:p>
          </table:table-cell>
          <table:table-cell table:style-name="ce50" table:formula="of:=SUM([.L44:.L47])" office:value-type="currency" office:currency="PLN" office:value="0" calcext:value-type="currency">
            <text:p>0,00 zł</text:p>
          </table:table-cell>
          <table:table-cell table:style-name="ce77"/>
          <table:table-cell table:style-name="ce77" table:formula="of:=SUM([.N44:.N47])" office:value-type="currency" office:currency="PLN" office:value="0" calcext:value-type="currency">
            <text:p>0,00 zł</text:p>
          </table:table-cell>
          <table:table-cell table:style-name="ce77" table:formula="of:=SUM([.O44:.O47])" office:value-type="currency" office:currency="PLN" office:value="0" calcext:value-type="currency">
            <text:p>0,00 zł</text:p>
          </table:table-cell>
          <table:table-cell table:style-name="ce77" table:formula="of:=SUM([.P44:.P47])" office:value-type="currency" office:currency="PLN" office:value="0" calcext:value-type="currency">
            <text:p>0,00 zł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127" table:formula="of:=SUM([.H48:.L48])" office:value-type="currency" office:currency="PLN" office:value="0" calcext:value-type="currency" table:number-columns-spanned="5" table:number-rows-spanned="1">
            <text:p>0,00 zł</text:p>
          </table:table-cell>
          <table:covered-table-cell table:number-columns-repeated="2" table:style-name="ce127"/>
          <table:covered-table-cell table:style-name="ce145"/>
          <table:covered-table-cell table:style-name="ce156"/>
          <table:table-cell table:style-name="ce156"/>
          <table:table-cell table:style-name="ce51" table:formula="of:=SUM([.N48:.P48])" office:value-type="currency" office:currency="PLN" office:value="0" calcext:value-type="currency" table:number-columns-spanned="3" table:number-rows-spanned="1">
            <text:p>0,00 zł</text:p>
          </table:table-cell>
          <table:covered-table-cell table:style-name="ce65"/>
          <table:covered-table-cell table:style-name="ce156"/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9"/>
          <table:table-cell table:style-name="ce86"/>
          <table:table-cell table:number-columns-repeated="1004"/>
        </table:table-row>
        <table:table-row table:style-name="ro1" table:number-rows-repeated="1048468">
          <table:table-cell table:number-columns-repeated="1024"/>
        </table:table-row>
        <table:table-row table:style-name="ro11" table:number-rows-repeated="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2018.KW2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3" table:default-cell-style-name="ce3"/>
        <table:table-column table:style-name="co14" table:default-cell-style-name="ce3"/>
        <table:table-column table:style-name="co13" table:number-columns-repeated="46" table:default-cell-style-name="ce3"/>
        <table:table-column table:style-name="co13" table:number-columns-repeated="958" table:default-cell-style-name="Default"/>
        <table:table-row table:style-name="ro1">
          <table:table-cell table:number-columns-repeated="6"/>
          <table:table-cell table:style-name="ce110"/>
          <table:table-cell table:style-name="ce117" table:number-columns-repeated="3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 table:number-columns-spanned="14" table:number-rows-spanned="1">
            <text:p>Ewidencja sprzedaży VAT</text:p>
          </table:table-cell>
          <table:covered-table-cell table:number-columns-repeated="4"/>
          <table:covered-table-cell table:style-name="ce110"/>
          <table:covered-table-cell table:number-columns-repeated="3" table:style-name="ce117"/>
          <table:covered-table-cell table:number-columns-repeated="5"/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35" office:value-type="string" calcext:value-type="string">
            <text:p>NIP</text:p>
          </table:table-cell>
          <table:table-cell table:style-name="ce14" office:value-type="string" calcext:value-type="string">
            <text:p>Nr Faktury</text:p>
          </table:table-cell>
          <table:table-cell table:style-name="ce14" office:value-type="string" calcext:value-type="string">
            <text:p>Kraj</text:p>
          </table:table-cell>
          <table:table-cell table:style-name="ce14" office:value-type="string" calcext:value-type="string">
            <text:p>Kody</text:p>
          </table:table-cell>
          <table:table-cell table:style-name="ce52" office:value-type="string" calcext:value-type="string">
            <text:p>Netto</text:p>
          </table:table-cell>
          <table:table-cell table:style-name="ce66" office:value-type="string" calcext:value-type="string">
            <text:p>Stawka VAT</text:p>
          </table:table-cell>
          <table:table-cell table:style-name="ce66"/>
          <table:table-cell table:style-name="ce52" office:value-type="string" calcext:value-type="string">
            <text:p>Brutto</text:p>
          </table:table-cell>
          <table:table-cell table:style-name="ce14" office:value-type="string" calcext:value-type="string">
            <text:p>Kwota VAT</text:p>
          </table:table-cell>
          <table:table-cell table:number-columns-repeated="1009"/>
        </table:table-row>
        <table:table-row table:style-name="ro4">
          <table:table-cell/>
          <table:table-cell table:style-name="ce34" office:value-type="string" calcext:value-type="string" table:number-columns-spanned="14" table:number-rows-spanned="1">
            <text:p>2018/04</text:p>
          </table:table-cell>
          <table:covered-table-cell table:style-name="ce92"/>
          <table:covered-table-cell table:style-name="ce92" office:value-type="string" calcext:value-type="string">
            <text:p>content.append('&lt;td&gt;{}&lt;br/&gt;&lt;small&gt;{}&lt;/small&gt;&lt;small&gt;{}&lt;/small&gt;&lt;/td&gt;'.format(escape(i['Nazwa Kontrahenta'] or ''), escape(i['Adres Kontrahenta'] or ''), escape(nip.format(i['NIP']))))</text:p>
          </table:covered-table-cell>
          <table:covered-table-cell table:number-columns-repeated="2" table:style-name="ce92"/>
          <table:covered-table-cell table:style-name="ce112"/>
          <table:covered-table-cell table:number-columns-repeated="3" table:style-name="ce118"/>
          <table:covered-table-cell table:style-name="ce133"/>
          <table:covered-table-cell table:number-columns-repeated="2" table:style-name="ce147"/>
          <table:covered-table-cell table:number-columns-repeated="2" table:style-name="ce133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1.</text:p>
          </table:table-cell>
          <table:table-cell table:number-columns-repeated="2" table:style-name="ce17" office:value-type="string" calcext:value-type="string">
            <text:p>2018-04-01</text:p>
          </table:table-cell>
          <table:table-cell table:style-name="ce6" office:value-type="string" calcext:value-type="string">
            <text:p>Nazwa Firmy 1</text:p>
          </table:table-cell>
          <table:table-cell table:style-name="ce32" office:value-type="string" calcext:value-type="string">
            <text:p>Adres firmy 1</text:p>
          </table:table-cell>
          <table:table-cell table:style-name="ce6" office:value-type="string" calcext:value-type="string">
            <text:p>000-000-00-00</text:p>
          </table:table-cell>
          <table:table-cell table:style-name="ce6" office:value-type="string" calcext:value-type="string">
            <text:p>1/2018</text:p>
          </table:table-cell>
          <table:table-cell table:style-name="ce6" table:number-columns-repeated="2"/>
          <table:table-cell table:style-name="ce48" office:value-type="currency" office:currency="PLN" office:value="0" calcext:value-type="currency">
            <text:p>0,00 zł</text:p>
          </table:table-cell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K5]*(1+[.L5])" office:value-type="currency" office:currency="PLN" office:value="0" calcext:value-type="currency">
            <text:p>0,00 zł</text:p>
          </table:table-cell>
          <table:table-cell table:style-name="ce48" table:formula="of:=[.K5]*[.L5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2.</text:p>
          </table:table-cell>
          <table:table-cell table:number-columns-repeated="2" table:style-name="ce17" office:value-type="string" calcext:value-type="string">
            <text:p>2018-04-01</text:p>
          </table:table-cell>
          <table:table-cell table:style-name="ce6" office:value-type="string" calcext:value-type="string">
            <text:p>Nazwa Firmy 2</text:p>
          </table:table-cell>
          <table:table-cell table:style-name="ce32" office:value-type="string" calcext:value-type="string">
            <text:p>Adres firmy 2</text:p>
          </table:table-cell>
          <table:table-cell table:style-name="ce6" office:value-type="string" calcext:value-type="string">
            <text:p>000-000-00-00</text:p>
          </table:table-cell>
          <table:table-cell table:style-name="ce6" office:value-type="string" calcext:value-type="string">
            <text:p>2/2018</text:p>
          </table:table-cell>
          <table:table-cell table:style-name="ce6" table:number-columns-repeated="2"/>
          <table:table-cell table:style-name="ce48" office:value-type="currency" office:currency="PLN" office:value="0" calcext:value-type="currency">
            <text:p>0,00 zł</text:p>
          </table:table-cell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K6]*(1+[.L6])" office:value-type="currency" office:currency="PLN" office:value="0" calcext:value-type="currency">
            <text:p>0,00 zł</text:p>
          </table:table-cell>
          <table:table-cell table:style-name="ce48" table:formula="of:=[.K6]*[.L6]" office:value-type="currency" office:currency="PLN" office:value="0" calcext:value-type="currency">
            <text:p>0,00 zł</text:p>
          </table:table-cell>
          <table:table-cell table:number-columns-repeated="1009"/>
        </table:table-row>
        <table:table-row table:style-name="ro1">
          <table:table-cell/>
          <table:table-cell table:style-name="ce7" table:number-columns-repeated="9"/>
          <table:table-cell table:style-name="ce54" table:formula="of:=ROUND(SUM([.K5:.K6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N5:.N6]))" office:value-type="currency" office:currency="PLN" office:value="0" calcext:value-type="currency">
            <text:p>0,00 zł</text:p>
          </table:table-cell>
          <table:table-cell table:style-name="ce54" table:formula="of:=ROUND(SUM([.O5:.O6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 table:number-columns-spanned="14" table:number-rows-spanned="1">
            <text:p>2018/05</text:p>
          </table:table-cell>
          <table:covered-table-cell table:number-columns-repeated="11" table:style-name="ce94"/>
          <table:covered-table-cell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3.</text:p>
          </table:table-cell>
          <table:table-cell table:style-name="ce19" table:number-columns-repeated="2"/>
          <table:table-cell table:style-name="ce6" table:number-columns-repeated="6"/>
          <table:table-cell table:style-name="ce48"/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K9]*(1+[.L9])" office:value-type="currency" office:currency="PLN" office:value="0" calcext:value-type="currency">
            <text:p>0,00 zł</text:p>
          </table:table-cell>
          <table:table-cell table:style-name="ce48" table:formula="of:=[.K9]*[.L9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4"/>
        </table:table-row>
        <table:table-row table:style-name="ro1">
          <table:table-cell/>
          <table:table-cell table:style-name="ce7" table:number-columns-repeated="9"/>
          <table:table-cell table:style-name="ce54" table:formula="of:=ROUND(SUM([.K9:.K9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N9:.N9]))" office:value-type="currency" office:currency="PLN" office:value="0" calcext:value-type="currency">
            <text:p>0,00 zł</text:p>
          </table:table-cell>
          <table:table-cell table:style-name="ce54" table:formula="of:=ROUND(SUM([.O9:.O9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 table:number-columns-spanned="14" table:number-rows-spanned="1">
            <text:p>2018/06</text:p>
          </table:table-cell>
          <table:covered-table-cell table:number-columns-repeated="11" table:style-name="ce94"/>
          <table:covered-table-cell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5.</text:p>
          </table:table-cell>
          <table:table-cell table:style-name="ce19" table:number-columns-repeated="2"/>
          <table:table-cell table:style-name="ce6" table:number-columns-repeated="6"/>
          <table:table-cell table:style-name="ce48"/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K12]*(1+[.L12])" office:value-type="currency" office:currency="PLN" office:value="0" calcext:value-type="currency">
            <text:p>0,00 zł</text:p>
          </table:table-cell>
          <table:table-cell table:style-name="ce48" table:formula="of:=[.K12]*[.L12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4"/>
        </table:table-row>
        <table:table-row table:style-name="ro1">
          <table:table-cell/>
          <table:table-cell table:style-name="ce7" table:number-columns-repeated="9"/>
          <table:table-cell table:style-name="ce54" table:formula="of:=ROUND(SUM([.K12:.K12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N12:.N12]))" office:value-type="currency" office:currency="PLN" office:value="0" calcext:value-type="currency">
            <text:p>0,00 zł</text:p>
          </table:table-cell>
          <table:table-cell table:style-name="ce54" table:formula="of:=ROUND(SUM([.O12:.O12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6"/>
        </table:table-row>
        <table:table-row table:style-name="ro1">
          <table:table-cell/>
          <table:table-cell table:style-name="ce70" table:number-columns-repeated="3"/>
          <table:table-cell table:style-name="ce27" table:number-columns-repeated="2"/>
          <table:table-cell table:style-name="ce70" table:number-columns-repeated="4"/>
          <table:table-cell table:style-name="ce135"/>
          <table:table-cell table:style-name="ce150" table:number-columns-repeated="2"/>
          <table:table-cell table:style-name="ce135" table:number-columns-repeated="2"/>
          <table:table-cell table:number-columns-repeated="3"/>
          <table:table-cell table:style-name="ce85"/>
          <table:table-cell table:number-columns-repeated="1005"/>
        </table:table-row>
        <table:table-row table:style-name="ro1">
          <table:table-cell/>
          <table:table-cell table:style-name="ce70" table:number-columns-repeated="3"/>
          <table:table-cell table:style-name="ce27" table:number-columns-repeated="2"/>
          <table:table-cell table:style-name="ce70"/>
          <table:table-cell table:style-name="ce43" office:value-type="string" calcext:value-type="string">
            <text:p>SUMA</text:p>
          </table:table-cell>
          <table:table-cell table:style-name="ce43" table:number-columns-repeated="2"/>
          <table:table-cell table:style-name="ce56" table:formula="of:=ROUND([.K7]+[.K10]+[.K13])" office:value-type="currency" office:currency="PLN" office:value="0" calcext:value-type="currency">
            <text:p>0,00 zł</text:p>
          </table:table-cell>
          <table:table-cell table:style-name="ce150" table:number-columns-repeated="2"/>
          <table:table-cell table:style-name="ce56" table:formula="of:=ROUND([.N7]+[.N10]+[.N13])" office:value-type="currency" office:currency="PLN" office:value="0" calcext:value-type="currency">
            <text:p>0,00 zł</text:p>
          </table:table-cell>
          <table:table-cell table:style-name="ce56" table:formula="of:=ROUND([.O7]+[.O10]+[.O13])" office:value-type="currency" office:currency="PLN" office:value="0" calcext:value-type="currency">
            <text:p>0,00 zł</text:p>
          </table:table-cell>
          <table:table-cell table:number-columns-repeated="3"/>
          <table:table-cell table:style-name="ce85"/>
          <table:table-cell table:number-columns-repeated="1005"/>
        </table:table-row>
        <table:table-row table:style-name="ro5">
          <table:table-cell/>
          <table:table-cell table:style-name="ce70" table:number-columns-repeated="9"/>
          <table:table-cell table:style-name="ce135"/>
          <table:table-cell table:style-name="ce150" table:number-columns-repeated="2"/>
          <table:table-cell table:style-name="ce135" table:number-columns-repeated="2"/>
          <table:table-cell table:number-columns-repeated="1009"/>
        </table:table-row>
        <table:table-row table:style-name="ro6">
          <table:table-cell/>
          <table:table-cell table:style-name="ce8" office:value-type="string" calcext:value-type="string" table:number-columns-spanned="15" table:number-rows-spanned="1">
            <text:p>Ewidencja zakupów VAT</text:p>
          </table:table-cell>
          <table:covered-table-cell table:number-columns-repeated="8" table:style-name="ce70"/>
          <table:covered-table-cell table:style-name="ce135"/>
          <table:covered-table-cell table:number-columns-repeated="2" table:style-name="ce150"/>
          <table:covered-table-cell table:number-columns-repeated="2" table:style-name="ce135"/>
          <table:covered-table-cell/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14" office:value-type="string" calcext:value-type="string">
            <text:p>NIP</text:p>
          </table:table-cell>
          <table:table-cell table:style-name="ce14" office:value-type="string" calcext:value-type="string">
            <text:p>Nr Faktury</text:p>
          </table:table-cell>
          <table:table-cell table:style-name="ce14" office:value-type="string" calcext:value-type="string">
            <text:p>Kraj</text:p>
          </table:table-cell>
          <table:table-cell table:style-name="ce14" office:value-type="string" calcext:value-type="string">
            <text:p>Kody</text:p>
          </table:table-cell>
          <table:table-cell table:style-name="ce14" office:value-type="string" calcext:value-type="string">
            <text:p>Netto</text:p>
          </table:table-cell>
          <table:table-cell table:style-name="ce14" office:value-type="string" calcext:value-type="string">
            <text:p>Stawka VAT</text:p>
          </table:table-cell>
          <table:table-cell table:style-name="ce14" office:value-type="string" calcext:value-type="string">
            <text:p>Odliczenie VAT</text:p>
          </table:table-cell>
          <table:table-cell table:style-name="ce14" office:value-type="string" calcext:value-type="string">
            <text:p>Brutto</text:p>
          </table:table-cell>
          <table:table-cell table:style-name="ce14" office:value-type="string" calcext:value-type="string">
            <text:p>Kwota VAT</text:p>
          </table:table-cell>
          <table:table-cell table:style-name="ce14" office:value-type="string" calcext:value-type="string">
            <text:p>Koszty</text:p>
          </table:table-cell>
          <table:table-cell table:number-columns-repeated="1008"/>
        </table:table-row>
        <table:table-row table:style-name="ro1">
          <table:table-cell/>
          <table:table-cell table:style-name="ce61" office:value-type="string" calcext:value-type="string" table:number-columns-spanned="15" table:number-rows-spanned="1">
            <text:p>2018/04</text:p>
          </table:table-cell>
          <table:covered-table-cell table:number-columns-repeated="8" table:style-name="ce96"/>
          <table:covered-table-cell table:style-name="ce137"/>
          <table:covered-table-cell table:number-columns-repeated="2" table:style-name="ce151"/>
          <table:covered-table-cell table:number-columns-repeated="3" table:style-name="ce137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1.</text:p>
          </table:table-cell>
          <table:table-cell table:number-columns-repeated="2" table:style-name="ce17" office:value-type="string" calcext:value-type="string">
            <text:p>2018-04-01</text:p>
          </table:table-cell>
          <table:table-cell table:style-name="ce6" office:value-type="string" calcext:value-type="string">
            <text:p>Nazwa Firmy 3</text:p>
          </table:table-cell>
          <table:table-cell table:style-name="ce32" office:value-type="string" calcext:value-type="string">
            <text:p>Adres firmy 3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1</text:p>
          </table:table-cell>
          <table:table-cell table:style-name="ce44" table:number-columns-repeated="2"/>
          <table:table-cell table:style-name="ce58" office:value-type="currency" office:currency="PLN" office:value="1" calcext:value-type="currency">
            <text:p>1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0]+[.K20]*[.L20]" office:value-type="currency" office:currency="PLN" office:value="1.23" calcext:value-type="currency">
            <text:p>1,23 zł</text:p>
          </table:table-cell>
          <table:table-cell table:style-name="ce78" table:formula="of:=([.K20]*[.M20])*[.L20]" office:value-type="currency" office:currency="PLN" office:value="0.23" calcext:value-type="currency">
            <text:p>0,23 zł</text:p>
          </table:table-cell>
          <table:table-cell table:style-name="ce83" table:formula="of:=[.N20]-[.O20]" office:value-type="currency" office:currency="PLN" office:value="1" calcext:value-type="currency">
            <text:p>1,00 zł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2.</text:p>
          </table:table-cell>
          <table:table-cell table:number-columns-repeated="2" table:style-name="ce17" office:value-type="string" calcext:value-type="string">
            <text:p>2018-04-02</text:p>
          </table:table-cell>
          <table:table-cell table:style-name="ce6" office:value-type="string" calcext:value-type="string">
            <text:p>Nazwa Firmy 4</text:p>
          </table:table-cell>
          <table:table-cell table:style-name="ce32" office:value-type="string" calcext:value-type="string">
            <text:p>Adres firmy 4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2</text:p>
          </table:table-cell>
          <table:table-cell table:style-name="ce44" table:number-columns-repeated="2"/>
          <table:table-cell table:style-name="ce58" office:value-type="currency" office:currency="PLN" office:value="2" calcext:value-type="currency">
            <text:p>2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K21]+[.K21]*[.L21]" office:value-type="currency" office:currency="PLN" office:value="2.46" calcext:value-type="currency">
            <text:p>2,46 zł</text:p>
          </table:table-cell>
          <table:table-cell table:style-name="ce78" table:formula="of:=([.K21]*[.M21])*[.L21]" office:value-type="currency" office:currency="PLN" office:value="0.23" calcext:value-type="currency">
            <text:p>0,23 zł</text:p>
          </table:table-cell>
          <table:table-cell table:style-name="ce83" table:formula="of:=[.N21]-[.O21]" office:value-type="currency" office:currency="PLN" office:value="2.23" calcext:value-type="currency">
            <text:p>2,23 zł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3.</text:p>
          </table:table-cell>
          <table:table-cell table:number-columns-repeated="2" table:style-name="ce17" office:value-type="string" calcext:value-type="string">
            <text:p>2018-04-03</text:p>
          </table:table-cell>
          <table:table-cell table:style-name="ce6" office:value-type="string" calcext:value-type="string">
            <text:p>Nazwa Firmy 5</text:p>
          </table:table-cell>
          <table:table-cell table:style-name="ce32" office:value-type="string" calcext:value-type="string">
            <text:p>Adres firmy 5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3</text:p>
          </table:table-cell>
          <table:table-cell table:style-name="ce44" table:number-columns-repeated="2"/>
          <table:table-cell table:style-name="ce58" office:value-type="currency" office:currency="PLN" office:value="3" calcext:value-type="currency">
            <text:p>3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K22]+[.K22]*[.L22]" office:value-type="currency" office:currency="PLN" office:value="3.69" calcext:value-type="currency">
            <text:p>3,69 zł</text:p>
          </table:table-cell>
          <table:table-cell table:style-name="ce78" table:formula="of:=([.K22]*[.M22])*[.L22]" office:value-type="currency" office:currency="PLN" office:value="0.345" calcext:value-type="currency">
            <text:p>0,35 zł</text:p>
          </table:table-cell>
          <table:table-cell table:style-name="ce83" table:formula="of:=[.N22]-[.O22]" office:value-type="currency" office:currency="PLN" office:value="3.345" calcext:value-type="currency">
            <text:p>3,35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4.</text:p>
          </table:table-cell>
          <table:table-cell table:number-columns-repeated="2" table:style-name="ce17" office:value-type="string" calcext:value-type="string">
            <text:p>2018-04-04</text:p>
          </table:table-cell>
          <table:table-cell table:style-name="ce6" office:value-type="string" calcext:value-type="string">
            <text:p>Nazwa Firmy 6</text:p>
          </table:table-cell>
          <table:table-cell table:style-name="ce32" office:value-type="string" calcext:value-type="string">
            <text:p>Adres firmy 6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4</text:p>
          </table:table-cell>
          <table:table-cell table:style-name="ce44" table:number-columns-repeated="2"/>
          <table:table-cell table:style-name="ce58" office:value-type="currency" office:currency="PLN" office:value="4" calcext:value-type="currency">
            <text:p>4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3]+[.K23]*[.L23]" office:value-type="currency" office:currency="PLN" office:value="4.92" calcext:value-type="currency">
            <text:p>4,92 zł</text:p>
          </table:table-cell>
          <table:table-cell table:style-name="ce78" table:formula="of:=([.K23]*[.M23])*[.L23]" office:value-type="currency" office:currency="PLN" office:value="0.92" calcext:value-type="currency">
            <text:p>0,92 zł</text:p>
          </table:table-cell>
          <table:table-cell table:style-name="ce83" table:formula="of:=[.N23]-[.O23]" office:value-type="currency" office:currency="PLN" office:value="4" calcext:value-type="currency">
            <text:p>4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5.</text:p>
          </table:table-cell>
          <table:table-cell table:number-columns-repeated="2" table:style-name="ce17" office:value-type="string" calcext:value-type="string">
            <text:p>2018-04-05</text:p>
          </table:table-cell>
          <table:table-cell table:style-name="ce6" office:value-type="string" calcext:value-type="string">
            <text:p>Nazwa Firmy 7</text:p>
          </table:table-cell>
          <table:table-cell table:style-name="ce32" office:value-type="string" calcext:value-type="string">
            <text:p>Adres firmy 7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5</text:p>
          </table:table-cell>
          <table:table-cell table:style-name="ce44" table:number-columns-repeated="2"/>
          <table:table-cell table:style-name="ce58" office:value-type="currency" office:currency="PLN" office:value="5" calcext:value-type="currency">
            <text:p>5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4]+[.K24]*[.L24]" office:value-type="currency" office:currency="PLN" office:value="6.15" calcext:value-type="currency">
            <text:p>6,15 zł</text:p>
          </table:table-cell>
          <table:table-cell table:style-name="ce78" table:formula="of:=([.K24]*[.M24])*[.L24]" office:value-type="currency" office:currency="PLN" office:value="1.15" calcext:value-type="currency">
            <text:p>1,15 zł</text:p>
          </table:table-cell>
          <table:table-cell table:style-name="ce83" table:formula="of:=[.N24]-[.O24]" office:value-type="currency" office:currency="PLN" office:value="5" calcext:value-type="currency">
            <text:p>5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6.</text:p>
          </table:table-cell>
          <table:table-cell table:number-columns-repeated="2" table:style-name="ce17" office:value-type="string" calcext:value-type="string">
            <text:p>2018-04-06</text:p>
          </table:table-cell>
          <table:table-cell table:style-name="ce6" office:value-type="string" calcext:value-type="string">
            <text:p>Nazwa Firmy 8</text:p>
          </table:table-cell>
          <table:table-cell table:style-name="ce32" office:value-type="string" calcext:value-type="string">
            <text:p>Adres firmy 8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6</text:p>
          </table:table-cell>
          <table:table-cell table:style-name="ce44" table:number-columns-repeated="2"/>
          <table:table-cell table:style-name="ce58" office:value-type="currency" office:currency="PLN" office:value="6" calcext:value-type="currency">
            <text:p>6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5]+[.K25]*[.L25]" office:value-type="currency" office:currency="PLN" office:value="7.38" calcext:value-type="currency">
            <text:p>7,38 zł</text:p>
          </table:table-cell>
          <table:table-cell table:style-name="ce78" table:formula="of:=([.K25]*[.M25])*[.L25]" office:value-type="currency" office:currency="PLN" office:value="1.38" calcext:value-type="currency">
            <text:p>1,38 zł</text:p>
          </table:table-cell>
          <table:table-cell table:style-name="ce83" table:formula="of:=[.N25]-[.O25]" office:value-type="currency" office:currency="PLN" office:value="6" calcext:value-type="currency">
            <text:p>6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7.</text:p>
          </table:table-cell>
          <table:table-cell table:number-columns-repeated="2" table:style-name="ce17" office:value-type="string" calcext:value-type="string">
            <text:p>2018-04-07</text:p>
          </table:table-cell>
          <table:table-cell table:style-name="ce6" office:value-type="string" calcext:value-type="string">
            <text:p>Nazwa Firmy 9</text:p>
          </table:table-cell>
          <table:table-cell table:style-name="ce32" office:value-type="string" calcext:value-type="string">
            <text:p>Adres firmy 9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7</text:p>
          </table:table-cell>
          <table:table-cell table:style-name="ce44" table:number-columns-repeated="2"/>
          <table:table-cell table:style-name="ce58" office:value-type="currency" office:currency="PLN" office:value="7" calcext:value-type="currency">
            <text:p>7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6]+[.K26]*[.L26]" office:value-type="currency" office:currency="PLN" office:value="8.61" calcext:value-type="currency">
            <text:p>8,61 zł</text:p>
          </table:table-cell>
          <table:table-cell table:style-name="ce78" table:formula="of:=([.K26]*[.M26])*[.L26]" office:value-type="currency" office:currency="PLN" office:value="1.61" calcext:value-type="currency">
            <text:p>1,61 zł</text:p>
          </table:table-cell>
          <table:table-cell table:style-name="ce83" table:formula="of:=[.N26]-[.O26]" office:value-type="currency" office:currency="PLN" office:value="7" calcext:value-type="currency">
            <text:p>7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8.</text:p>
          </table:table-cell>
          <table:table-cell table:number-columns-repeated="2" table:style-name="ce17" office:value-type="string" calcext:value-type="string">
            <text:p>2018-04-08</text:p>
          </table:table-cell>
          <table:table-cell table:style-name="ce6" office:value-type="string" calcext:value-type="string">
            <text:p>Nazwa Firmy 10</text:p>
          </table:table-cell>
          <table:table-cell table:style-name="ce32" office:value-type="string" calcext:value-type="string">
            <text:p>Adres firmy 10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8</text:p>
          </table:table-cell>
          <table:table-cell table:style-name="ce44" table:number-columns-repeated="2"/>
          <table:table-cell table:style-name="ce58" office:value-type="currency" office:currency="PLN" office:value="8" calcext:value-type="currency">
            <text:p>8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7]+[.K27]*[.L27]" office:value-type="currency" office:currency="PLN" office:value="9.84" calcext:value-type="currency">
            <text:p>9,84 zł</text:p>
          </table:table-cell>
          <table:table-cell table:style-name="ce78" table:formula="of:=([.K27]*[.M27])*[.L27]" office:value-type="currency" office:currency="PLN" office:value="1.84" calcext:value-type="currency">
            <text:p>1,84 zł</text:p>
          </table:table-cell>
          <table:table-cell table:style-name="ce83" table:formula="of:=[.N27]-[.O27]" office:value-type="currency" office:currency="PLN" office:value="8" calcext:value-type="currency">
            <text:p>8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9.</text:p>
          </table:table-cell>
          <table:table-cell table:number-columns-repeated="2" table:style-name="ce17" office:value-type="string" calcext:value-type="string">
            <text:p>2018-04-09</text:p>
          </table:table-cell>
          <table:table-cell table:style-name="ce6" office:value-type="string" calcext:value-type="string">
            <text:p>Nazwa Firmy 11</text:p>
          </table:table-cell>
          <table:table-cell table:style-name="ce32" office:value-type="string" calcext:value-type="string">
            <text:p>Adres firmy 11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9</text:p>
          </table:table-cell>
          <table:table-cell table:style-name="ce44" table:number-columns-repeated="2"/>
          <table:table-cell table:style-name="ce58" office:value-type="currency" office:currency="PLN" office:value="9" calcext:value-type="currency">
            <text:p>9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K28]+[.K28]*[.L28]" office:value-type="currency" office:currency="PLN" office:value="11.07" calcext:value-type="currency">
            <text:p>11,07 zł</text:p>
          </table:table-cell>
          <table:table-cell table:style-name="ce78" table:formula="of:=([.K28]*[.M28])*[.L28]" office:value-type="currency" office:currency="PLN" office:value="1.035" calcext:value-type="currency">
            <text:p>1,04 zł</text:p>
          </table:table-cell>
          <table:table-cell table:style-name="ce83" table:formula="of:=[.N28]-[.O28]" office:value-type="currency" office:currency="PLN" office:value="10.035" calcext:value-type="currency">
            <text:p>10,04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10.</text:p>
          </table:table-cell>
          <table:table-cell table:number-columns-repeated="2" table:style-name="ce17" office:value-type="string" calcext:value-type="string">
            <text:p>2018-04-10</text:p>
          </table:table-cell>
          <table:table-cell table:style-name="ce6" office:value-type="string" calcext:value-type="string">
            <text:p>Nazwa Firmy 12</text:p>
          </table:table-cell>
          <table:table-cell table:style-name="ce32" office:value-type="string" calcext:value-type="string">
            <text:p>Adres firmy 12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10</text:p>
          </table:table-cell>
          <table:table-cell table:style-name="ce44" table:number-columns-repeated="2"/>
          <table:table-cell table:style-name="ce58" office:value-type="currency" office:currency="PLN" office:value="10" calcext:value-type="currency">
            <text:p>10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9]+[.K29]*[.L29]" office:value-type="currency" office:currency="PLN" office:value="12.3" calcext:value-type="currency">
            <text:p>12,30 zł</text:p>
          </table:table-cell>
          <table:table-cell table:style-name="ce78" table:formula="of:=([.K29]*[.M29])*[.L29]" office:value-type="currency" office:currency="PLN" office:value="2.3" calcext:value-type="currency">
            <text:p>2,30 zł</text:p>
          </table:table-cell>
          <table:table-cell table:style-name="ce83" table:formula="of:=[.N29]-[.O29]" office:value-type="currency" office:currency="PLN" office:value="10" calcext:value-type="currency">
            <text:p>10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11.</text:p>
          </table:table-cell>
          <table:table-cell table:number-columns-repeated="2" table:style-name="ce17" office:value-type="string" calcext:value-type="string">
            <text:p>2018-04-11</text:p>
          </table:table-cell>
          <table:table-cell table:style-name="ce6" office:value-type="string" calcext:value-type="string">
            <text:p>Nazwa Firmy 13</text:p>
          </table:table-cell>
          <table:table-cell table:style-name="ce32" office:value-type="string" calcext:value-type="string">
            <text:p>Adres firmy 13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11</text:p>
          </table:table-cell>
          <table:table-cell table:style-name="ce44" table:number-columns-repeated="2"/>
          <table:table-cell table:style-name="ce58" office:value-type="currency" office:currency="PLN" office:value="11" calcext:value-type="currency">
            <text:p>11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K30]+[.K30]*[.L30]" office:value-type="currency" office:currency="PLN" office:value="13.53" calcext:value-type="currency">
            <text:p>13,53 zł</text:p>
          </table:table-cell>
          <table:table-cell table:style-name="ce78" table:formula="of:=([.K30]*[.M30])*[.L30]" office:value-type="currency" office:currency="PLN" office:value="1.265" calcext:value-type="currency">
            <text:p>1,27 zł</text:p>
          </table:table-cell>
          <table:table-cell table:style-name="ce83" table:formula="of:=[.N30]-[.O30]" office:value-type="currency" office:currency="PLN" office:value="12.265" calcext:value-type="currency">
            <text:p>12,27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1"/>
          <table:table-cell table:style-name="ce23" table:number-columns-repeated="2"/>
          <table:table-cell table:style-name="ce12" table:number-columns-repeated="2"/>
          <table:table-cell table:style-name="ce37" table:number-columns-repeated="4"/>
          <table:table-cell table:style-name="ce59" table:formula="of:=SUM([.K20:.K26])" office:value-type="currency" office:currency="PLN" office:value="28" calcext:value-type="currency">
            <text:p>28,00 zł</text:p>
          </table:table-cell>
          <table:table-cell table:style-name="ce73" table:number-columns-repeated="2"/>
          <table:table-cell table:style-name="ce79" table:formula="of:=SUM([.N20:.N26])" office:value-type="currency" office:currency="PLN" office:value="34.44" calcext:value-type="currency">
            <text:p>34,44 zł</text:p>
          </table:table-cell>
          <table:table-cell table:style-name="ce79" table:formula="of:=SUM([.O20:.O26])" office:value-type="currency" office:currency="PLN" office:value="5.865" calcext:value-type="currency">
            <text:p>5,87 zł</text:p>
          </table:table-cell>
          <table:table-cell table:style-name="ce79" table:formula="of:=SUM([.P20:.P26])" office:value-type="currency" office:currency="PLN" office:value="28.575" calcext:value-type="currency">
            <text:p>28,58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 table:number-columns-spanned="15" table:number-rows-spanned="1">
            <text:p>2018/05</text:p>
          </table:table-cell>
          <table:covered-table-cell table:number-columns-repeated="2" table:style-name="ce100"/>
          <table:covered-table-cell table:number-columns-repeated="2" table:style-name="ce104"/>
          <table:covered-table-cell table:number-columns-repeated="4" table:style-name="ce114"/>
          <table:covered-table-cell table:style-name="ce140"/>
          <table:covered-table-cell table:number-columns-repeated="2" table:style-name="ce154"/>
          <table:covered-table-cell table:number-columns-repeated="3" table:style-name="ce160"/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style-name="ce22" table:number-columns-repeated="2"/>
          <table:table-cell table:style-name="ce6"/>
          <table:table-cell table:style-name="ce32"/>
          <table:table-cell table:style-name="ce6"/>
          <table:table-cell table:style-name="ce45" table:number-columns-repeated="3"/>
          <table:table-cell table:style-name="ce58"/>
          <table:table-cell table:style-name="ce72" office:value-type="percentage" office:value="0.23" calcext:value-type="percentage">
            <text:p>23,00%</text:p>
          </table:table-cell>
          <table:table-cell table:style-name="ce72"/>
          <table:table-cell table:style-name="ce78" table:formula="of:=[.K33]+[.K33]*[.L33]" office:value-type="currency" office:currency="PLN" office:value="0" calcext:value-type="currency">
            <text:p>0,00 zł</text:p>
          </table:table-cell>
          <table:table-cell table:style-name="ce78" table:formula="of:=ROUND([.K33]*[.L33]; 2)" office:value-type="currency" office:currency="PLN" office:value="0" calcext:value-type="currency">
            <text:p>0,00 zł</text:p>
          </table:table-cell>
          <table:table-cell table:style-name="ce78" table:formula="of:=ROUND([.L33]*[.M33]; 2)" office:value-type="currency" office:currency="PLN" office:value="0" calcext:value-type="currency">
            <text:p>0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2" table:number-columns-repeated="5"/>
          <table:table-cell table:style-name="ce37" table:number-columns-repeated="4"/>
          <table:table-cell table:style-name="ce59" table:formula="of:=SUM([.K33:.K33])" office:value-type="currency" office:currency="PLN" office:value="0" calcext:value-type="currency">
            <text:p>0,00 zł</text:p>
          </table:table-cell>
          <table:table-cell table:style-name="ce73" table:number-columns-repeated="2"/>
          <table:table-cell table:style-name="ce79" table:formula="of:=SUM([.N33:.N33])" office:value-type="currency" office:currency="PLN" office:value="0" calcext:value-type="currency">
            <text:p>0,00 zł</text:p>
          </table:table-cell>
          <table:table-cell table:style-name="ce79" table:formula="of:=SUM([.O33:.O33])" office:value-type="currency" office:currency="PLN" office:value="0" calcext:value-type="currency">
            <text:p>0,00 zł</text:p>
          </table:table-cell>
          <table:table-cell table:style-name="ce79" table:formula="of:=SUM([.P33:.P33])" office:value-type="currency" office:currency="PLN" office:value="0" calcext:value-type="currency">
            <text:p>0,00 zł</text:p>
          </table:table-cell>
          <table:table-cell/>
          <table:table-cell table:style-name="ce85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 table:number-columns-spanned="15" table:number-rows-spanned="1">
            <text:p>2018/06</text:p>
          </table:table-cell>
          <table:covered-table-cell table:number-columns-repeated="2" table:style-name="ce100"/>
          <table:covered-table-cell table:number-columns-repeated="2" table:style-name="ce104"/>
          <table:covered-table-cell table:number-columns-repeated="4" table:style-name="ce114"/>
          <table:covered-table-cell table:style-name="ce140"/>
          <table:covered-table-cell table:number-columns-repeated="2" table:style-name="ce154"/>
          <table:covered-table-cell table:number-columns-repeated="3" table:style-name="ce160"/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style-name="ce22" table:number-columns-repeated="2"/>
          <table:table-cell table:style-name="ce6"/>
          <table:table-cell table:style-name="ce32"/>
          <table:table-cell table:style-name="ce6"/>
          <table:table-cell table:style-name="ce45" table:number-columns-repeated="3"/>
          <table:table-cell table:style-name="ce58"/>
          <table:table-cell table:style-name="ce72" office:value-type="percentage" office:value="0.23" calcext:value-type="percentage">
            <text:p>23,00%</text:p>
          </table:table-cell>
          <table:table-cell table:style-name="ce72"/>
          <table:table-cell table:style-name="ce78" table:formula="of:=[.K36]+[.K36]*[.L36]" office:value-type="currency" office:currency="PLN" office:value="0" calcext:value-type="currency">
            <text:p>0,00 zł</text:p>
          </table:table-cell>
          <table:table-cell table:style-name="ce78" table:formula="of:=ROUND([.K36]*[.L36]; 2)" office:value-type="currency" office:currency="PLN" office:value="0" calcext:value-type="currency">
            <text:p>0,00 zł</text:p>
          </table:table-cell>
          <table:table-cell table:style-name="ce78" table:formula="of:=ROUND([.L36]*[.M36]; 2)" office:value-type="currency" office:currency="PLN" office:value="0" calcext:value-type="currency">
            <text:p>0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2" table:number-columns-repeated="3"/>
          <table:table-cell table:style-name="ce29" table:number-columns-repeated="2"/>
          <table:table-cell table:style-name="ce37" table:number-columns-repeated="4"/>
          <table:table-cell table:style-name="ce59" table:formula="of:=SUM([.K36:.K36])" office:value-type="currency" office:currency="PLN" office:value="0" calcext:value-type="currency">
            <text:p>0,00 zł</text:p>
          </table:table-cell>
          <table:table-cell table:style-name="ce73" table:number-columns-repeated="2"/>
          <table:table-cell table:style-name="ce79" table:formula="of:=SUM([.N36:.N36])" office:value-type="currency" office:currency="PLN" office:value="0" calcext:value-type="currency">
            <text:p>0,00 zł</text:p>
          </table:table-cell>
          <table:table-cell table:style-name="ce79" table:formula="of:=SUM([.O36:.O36])" office:value-type="currency" office:currency="PLN" office:value="0" calcext:value-type="currency">
            <text:p>0,00 zł</text:p>
          </table:table-cell>
          <table:table-cell table:style-name="ce79" table:formula="of:=SUM([.P36:.P36])" office:value-type="currency" office:currency="PLN" office:value="0" calcext:value-type="currency">
            <text:p>0,00 zł</text:p>
          </table:table-cell>
          <table:table-cell/>
          <table:table-cell table:style-name="ce85"/>
          <table:table-cell table:number-columns-repeated="1006"/>
        </table:table-row>
        <table:table-row table:style-name="ro1">
          <table:table-cell/>
          <table:table-cell table:style-name="ce1" table:number-columns-repeated="5"/>
          <table:table-cell table:style-name="ce70" table:number-columns-repeated="4"/>
          <table:table-cell table:style-name="ce135"/>
          <table:table-cell table:style-name="ce150" table:number-columns-repeated="2"/>
          <table:table-cell table:style-name="ce135" table:number-columns-repeated="2"/>
          <table:table-cell table:number-columns-repeated="2"/>
          <table:table-cell table:style-name="ce85"/>
          <table:table-cell table:number-columns-repeated="1006"/>
        </table:table-row>
        <table:table-row table:style-name="ro1">
          <table:table-cell/>
          <table:table-cell table:style-name="ce1" table:number-columns-repeated="5"/>
          <table:table-cell table:style-name="ce70"/>
          <table:table-cell table:style-name="ce43" office:value-type="string" calcext:value-type="string">
            <text:p>SUMA</text:p>
          </table:table-cell>
          <table:table-cell table:style-name="ce43" table:number-columns-repeated="2"/>
          <table:table-cell table:style-name="ce56" table:formula="of:=ROUND([.K31]+[.K34]+[.K37])" office:value-type="currency" office:currency="PLN" office:value="28" calcext:value-type="currency">
            <text:p>28,00 zł</text:p>
          </table:table-cell>
          <table:table-cell table:style-name="ce150" table:number-columns-repeated="2"/>
          <table:table-cell table:style-name="ce56" table:formula="of:=ROUND([.N31]+[.N34]+[.N37])" office:value-type="currency" office:currency="PLN" office:value="34" calcext:value-type="currency">
            <text:p>34,00 zł</text:p>
          </table:table-cell>
          <table:table-cell table:style-name="ce56" table:formula="of:=ROUND([.O31]+[.O34]+[.O37])" office:value-type="currency" office:currency="PLN" office:value="6" calcext:value-type="currency">
            <text:p>6,00 zł</text:p>
          </table:table-cell>
          <table:table-cell table:number-columns-repeated="2"/>
          <table:table-cell table:style-name="ce85"/>
          <table:table-cell table:number-columns-repeated="1006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89" office:value-type="string" calcext:value-type="string" table:number-columns-spanned="15" table:number-rows-spanned="1">
            <text:p>Podatkowa księga przychodów i rozchodów – 2018/04, 2018/05, 2018/06</text:p>
          </table:table-cell>
          <table:covered-table-cell table:number-columns-repeated="14"/>
          <table:table-cell table:number-columns-repeated="1008"/>
        </table:table-row>
        <table:table-row table:style-name="ro1">
          <table:table-cell/>
          <table:table-cell table:style-name="ce6" table:number-columns-repeated="6"/>
          <table:table-cell table:style-name="ce122" office:value-type="string" calcext:value-type="string" table:number-columns-spanned="5" table:number-rows-spanned="1">
            <text:p>Przychód</text:p>
          </table:table-cell>
          <table:covered-table-cell table:number-columns-repeated="2" table:style-name="ce122"/>
          <table:covered-table-cell table:number-columns-repeated="2" table:style-name="ce141"/>
          <table:table-cell table:style-name="ce141"/>
          <table:table-cell table:style-name="ce122" office:value-type="string" calcext:value-type="string" table:number-columns-spanned="3" table:number-rows-spanned="1">
            <text:p>Wydatki</text:p>
          </table:table-cell>
          <table:covered-table-cell table:style-name="ce81"/>
          <table:covered-table-cell table:style-name="ce81" office:value-type="string" calcext:value-type="string">
            <text:p>Wydatki</text:p>
          </table:covered-table-cell>
          <table:table-cell table:number-columns-repeated="1008"/>
        </table:table-row>
        <table:table-row table:style-name="ro9">
          <table:table-cell/>
          <table:table-cell table:style-name="ce1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14" office:value-type="string" calcext:value-type="string">
            <text:p>Nr dowodu księgowego</text:p>
          </table:table-cell>
          <table:table-cell table:style-name="ce47" office:value-type="string" calcext:value-type="string">
            <text:p>Wartość sprzedanych towarów i usług</text:p>
          </table:table-cell>
          <table:table-cell table:style-name="ce47" table:number-columns-repeated="2"/>
          <table:table-cell table:style-name="ce62" office:value-type="string" calcext:value-type="string">
            <text:p>Pozostałe przychody</text:p>
          </table:table-cell>
          <table:table-cell table:style-name="ce47" office:value-type="string" calcext:value-type="string">
            <text:p>Razem</text:p>
          </table:table-cell>
          <table:table-cell table:style-name="ce47"/>
          <table:table-cell table:style-name="ce47" office:value-type="string" calcext:value-type="string">
            <text:p>Koszty reprezentacji</text:p>
          </table:table-cell>
          <table:table-cell table:style-name="ce82" office:value-type="string" calcext:value-type="string">
            <text:p>Wynagrodzenia</text:p>
          </table:table-cell>
          <table:table-cell table:style-name="ce82" office:value-type="string" calcext:value-type="string">
            <text:p>Pozostałe wydatki</text:p>
          </table:table-cell>
          <table:table-cell table:number-columns-repeated="1008"/>
        </table:table-row>
        <table:table-row table:style-name="ro10">
          <table:table-cell/>
          <table:table-cell table:style-name="ce6" office:value-type="string" calcext:value-type="string">
            <text:p>5.</text:p>
          </table:table-cell>
          <table:table-cell table:style-name="ce19" table:number-columns-repeated="2"/>
          <table:table-cell table:style-name="ce6"/>
          <table:table-cell table:style-name="ce33"/>
          <table:table-cell table:style-name="ce6"/>
          <table:table-cell table:style-name="ce48" table:number-columns-repeated="3"/>
          <table:table-cell table:style-name="ce63"/>
          <table:table-cell table:style-name="ce48" table:number-columns-repeated="2"/>
          <table:table-cell table:style-name="ce49"/>
          <table:table-cell table:style-name="ce48"/>
          <table:table-cell table:style-name="ce84"/>
          <table:table-cell table:number-columns-repeated="1008"/>
        </table:table-row>
        <table:table-row table:style-name="ro10">
          <table:table-cell/>
          <table:table-cell table:style-name="ce6" office:value-type="string" calcext:value-type="string">
            <text:p>6.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39"/>
          <table:table-cell table:style-name="ce44" table:number-columns-repeated="3"/>
          <table:table-cell table:style-name="ce64"/>
          <table:table-cell table:style-name="ce75" table:number-columns-repeated="2"/>
          <table:table-cell table:style-name="ce64" table:number-columns-repeated="3"/>
          <table:table-cell table:number-columns-repeated="1008"/>
        </table:table-row>
        <table:table-row table:style-name="ro10">
          <table:table-cell/>
          <table:table-cell table:style-name="ce6" office:value-type="string" calcext:value-type="string">
            <text:p>7.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39"/>
          <table:table-cell table:style-name="ce44" table:number-columns-repeated="3"/>
          <table:table-cell table:style-name="ce64"/>
          <table:table-cell table:style-name="ce75" table:number-columns-repeated="2"/>
          <table:table-cell table:style-name="ce64" table:number-columns-repeated="3"/>
          <table:table-cell table:number-columns-repeated="1008"/>
        </table:table-row>
        <table:table-row table:style-name="ro10">
          <table:table-cell/>
          <table:table-cell table:style-name="ce6" office:value-type="string" calcext:value-type="string">
            <text:p>8.</text:p>
          </table:table-cell>
          <table:table-cell table:style-name="ce26" table:number-columns-repeated="2"/>
          <table:table-cell table:style-name="ce31"/>
          <table:table-cell table:style-name="ce33"/>
          <table:table-cell table:style-name="ce40"/>
          <table:table-cell table:style-name="ce49" table:number-columns-repeated="3"/>
          <table:table-cell table:style-name="ce63"/>
          <table:table-cell table:style-name="ce49" table:number-columns-repeated="3"/>
          <table:table-cell table:style-name="ce48"/>
          <table:table-cell table:style-name="ce64"/>
          <table:table-cell table:number-columns-repeated="1008"/>
        </table:table-row>
        <table:table-row table:style-name="ro1">
          <table:table-cell/>
          <table:table-cell table:style-name="ce15" table:number-columns-repeated="6"/>
          <table:table-cell table:style-name="ce50" table:formula="of:=SUM([.H44:.H47])" office:value-type="currency" office:currency="PLN" office:value="0" calcext:value-type="currency">
            <text:p>0,00 zł</text:p>
          </table:table-cell>
          <table:table-cell table:style-name="ce50" table:number-columns-repeated="2"/>
          <table:table-cell table:style-name="ce50" table:formula="of:=SUM([.K44:.K47])" office:value-type="currency" office:currency="PLN" office:value="0" calcext:value-type="currency">
            <text:p>0,00 zł</text:p>
          </table:table-cell>
          <table:table-cell table:style-name="ce50" table:formula="of:=SUM([.L44:.L47])" office:value-type="currency" office:currency="PLN" office:value="0" calcext:value-type="currency">
            <text:p>0,00 zł</text:p>
          </table:table-cell>
          <table:table-cell table:style-name="ce77"/>
          <table:table-cell table:style-name="ce77" table:formula="of:=SUM([.N44:.N47])" office:value-type="currency" office:currency="PLN" office:value="0" calcext:value-type="currency">
            <text:p>0,00 zł</text:p>
          </table:table-cell>
          <table:table-cell table:style-name="ce77" table:formula="of:=SUM([.O44:.O47])" office:value-type="currency" office:currency="PLN" office:value="0" calcext:value-type="currency">
            <text:p>0,00 zł</text:p>
          </table:table-cell>
          <table:table-cell table:style-name="ce77" table:formula="of:=SUM([.P44:.P47])" office:value-type="currency" office:currency="PLN" office:value="0" calcext:value-type="currency">
            <text:p>0,00 zł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127" table:formula="of:=SUM([.H48:.L48])" office:value-type="currency" office:currency="PLN" office:value="0" calcext:value-type="currency" table:number-columns-spanned="5" table:number-rows-spanned="1">
            <text:p>0,00 zł</text:p>
          </table:table-cell>
          <table:covered-table-cell table:number-columns-repeated="2" table:style-name="ce127"/>
          <table:covered-table-cell table:style-name="ce145"/>
          <table:covered-table-cell table:style-name="ce156"/>
          <table:table-cell table:style-name="ce156"/>
          <table:table-cell table:style-name="ce127" table:formula="of:=SUM([.N48:.P48])" office:value-type="currency" office:currency="PLN" office:value="0" calcext:value-type="currency" table:number-columns-spanned="3" table:number-rows-spanned="1">
            <text:p>0,00 zł</text:p>
          </table:table-cell>
          <table:covered-table-cell table:style-name="ce145"/>
          <table:covered-table-cell table:style-name="ce156"/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9"/>
          <table:table-cell table:style-name="ce86"/>
          <table:table-cell table:number-columns-repeated="1004"/>
        </table:table-row>
        <table:table-row table:style-name="ro1" table:number-rows-repeated="1048468">
          <table:table-cell table:number-columns-repeated="1024"/>
        </table:table-row>
        <table:table-row table:style-name="ro11" table:number-rows-repeated="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2018.KW3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3" table:default-cell-style-name="ce3"/>
        <table:table-column table:style-name="co14" table:default-cell-style-name="ce3"/>
        <table:table-column table:style-name="co13" table:number-columns-repeated="46" table:default-cell-style-name="ce3"/>
        <table:table-column table:style-name="co13" table:number-columns-repeated="958" table:default-cell-style-name="Default"/>
        <table:table-row table:style-name="ro1">
          <table:table-cell table:number-columns-repeated="6"/>
          <table:table-cell table:style-name="ce110"/>
          <table:table-cell table:style-name="ce117" table:number-columns-repeated="3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 table:number-columns-spanned="14" table:number-rows-spanned="1">
            <text:p>Ewidencja sprzedaży VAT</text:p>
          </table:table-cell>
          <table:covered-table-cell table:number-columns-repeated="4"/>
          <table:covered-table-cell table:style-name="ce110"/>
          <table:covered-table-cell table:number-columns-repeated="3" table:style-name="ce117"/>
          <table:covered-table-cell table:number-columns-repeated="5"/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35" office:value-type="string" calcext:value-type="string">
            <text:p>NIP</text:p>
          </table:table-cell>
          <table:table-cell table:style-name="ce14" office:value-type="string" calcext:value-type="string">
            <text:p>Nr Faktury</text:p>
          </table:table-cell>
          <table:table-cell table:style-name="ce14" office:value-type="string" calcext:value-type="string">
            <text:p>Kraj</text:p>
          </table:table-cell>
          <table:table-cell table:style-name="ce14" office:value-type="string" calcext:value-type="string">
            <text:p>Kody</text:p>
          </table:table-cell>
          <table:table-cell table:style-name="ce52" office:value-type="string" calcext:value-type="string">
            <text:p>Netto</text:p>
          </table:table-cell>
          <table:table-cell table:style-name="ce66" office:value-type="string" calcext:value-type="string">
            <text:p>Stawka VAT</text:p>
          </table:table-cell>
          <table:table-cell table:style-name="ce66"/>
          <table:table-cell table:style-name="ce52" office:value-type="string" calcext:value-type="string">
            <text:p>Brutto</text:p>
          </table:table-cell>
          <table:table-cell table:style-name="ce14" office:value-type="string" calcext:value-type="string">
            <text:p>Kwota VAT</text:p>
          </table:table-cell>
          <table:table-cell table:number-columns-repeated="1009"/>
        </table:table-row>
        <table:table-row table:style-name="ro4">
          <table:table-cell/>
          <table:table-cell table:style-name="ce34" office:value-type="string" calcext:value-type="string" table:number-columns-spanned="14" table:number-rows-spanned="1">
            <text:p>2018/07</text:p>
          </table:table-cell>
          <table:covered-table-cell table:style-name="ce92"/>
          <table:covered-table-cell table:style-name="ce92" office:value-type="string" calcext:value-type="string">
            <text:p>content.append('&lt;td&gt;{}&lt;br/&gt;&lt;small&gt;{}&lt;/small&gt;&lt;small&gt;{}&lt;/small&gt;&lt;/td&gt;'.format(escape(i['Nazwa Kontrahenta'] or ''), escape(i['Adres Kontrahenta'] or ''), escape(nip.format(i['NIP']))))</text:p>
          </table:covered-table-cell>
          <table:covered-table-cell table:number-columns-repeated="2" table:style-name="ce92"/>
          <table:covered-table-cell table:style-name="ce112"/>
          <table:covered-table-cell table:number-columns-repeated="3" table:style-name="ce118"/>
          <table:covered-table-cell table:style-name="ce133"/>
          <table:covered-table-cell table:number-columns-repeated="2" table:style-name="ce147"/>
          <table:covered-table-cell table:number-columns-repeated="2" table:style-name="ce133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1.</text:p>
          </table:table-cell>
          <table:table-cell table:number-columns-repeated="2" table:style-name="ce17" office:value-type="string" calcext:value-type="string">
            <text:p>2018-07-01</text:p>
          </table:table-cell>
          <table:table-cell table:style-name="ce6" office:value-type="string" calcext:value-type="string">
            <text:p>Nazwa Firmy 1</text:p>
          </table:table-cell>
          <table:table-cell table:style-name="ce32" office:value-type="string" calcext:value-type="string">
            <text:p>Adres firmy 1</text:p>
          </table:table-cell>
          <table:table-cell table:style-name="ce6" office:value-type="string" calcext:value-type="string">
            <text:p>000-000-00-00</text:p>
          </table:table-cell>
          <table:table-cell table:style-name="ce6" office:value-type="string" calcext:value-type="string">
            <text:p>1/2018</text:p>
          </table:table-cell>
          <table:table-cell table:style-name="ce6" table:number-columns-repeated="2"/>
          <table:table-cell table:style-name="ce48" office:value-type="currency" office:currency="PLN" office:value="0" calcext:value-type="currency">
            <text:p>0,00 zł</text:p>
          </table:table-cell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K5]*(1+[.L5])" office:value-type="currency" office:currency="PLN" office:value="0" calcext:value-type="currency">
            <text:p>0,00 zł</text:p>
          </table:table-cell>
          <table:table-cell table:style-name="ce48" table:formula="of:=[.K5]*[.L5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2.</text:p>
          </table:table-cell>
          <table:table-cell table:number-columns-repeated="2" table:style-name="ce17" office:value-type="string" calcext:value-type="string">
            <text:p>2018-07-01</text:p>
          </table:table-cell>
          <table:table-cell table:style-name="ce6" office:value-type="string" calcext:value-type="string">
            <text:p>Nazwa Firmy 2</text:p>
          </table:table-cell>
          <table:table-cell table:style-name="ce32" office:value-type="string" calcext:value-type="string">
            <text:p>Adres firmy 2</text:p>
          </table:table-cell>
          <table:table-cell table:style-name="ce6" office:value-type="string" calcext:value-type="string">
            <text:p>000-000-00-00</text:p>
          </table:table-cell>
          <table:table-cell table:style-name="ce6" office:value-type="string" calcext:value-type="string">
            <text:p>2/2018</text:p>
          </table:table-cell>
          <table:table-cell table:style-name="ce6" table:number-columns-repeated="2"/>
          <table:table-cell table:style-name="ce48" office:value-type="currency" office:currency="PLN" office:value="0" calcext:value-type="currency">
            <text:p>0,00 zł</text:p>
          </table:table-cell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K6]*(1+[.L6])" office:value-type="currency" office:currency="PLN" office:value="0" calcext:value-type="currency">
            <text:p>0,00 zł</text:p>
          </table:table-cell>
          <table:table-cell table:style-name="ce48" table:formula="of:=[.K6]*[.L6]" office:value-type="currency" office:currency="PLN" office:value="0" calcext:value-type="currency">
            <text:p>0,00 zł</text:p>
          </table:table-cell>
          <table:table-cell table:number-columns-repeated="1009"/>
        </table:table-row>
        <table:table-row table:style-name="ro1">
          <table:table-cell/>
          <table:table-cell table:style-name="ce7" table:number-columns-repeated="9"/>
          <table:table-cell table:style-name="ce54" table:formula="of:=ROUND(SUM([.K5:.K6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N5:.N6]))" office:value-type="currency" office:currency="PLN" office:value="0" calcext:value-type="currency">
            <text:p>0,00 zł</text:p>
          </table:table-cell>
          <table:table-cell table:style-name="ce54" table:formula="of:=ROUND(SUM([.O5:.O6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 table:number-columns-spanned="14" table:number-rows-spanned="1">
            <text:p>2018/08</text:p>
          </table:table-cell>
          <table:covered-table-cell table:number-columns-repeated="11" table:style-name="ce94"/>
          <table:covered-table-cell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3.</text:p>
          </table:table-cell>
          <table:table-cell table:style-name="ce19" table:number-columns-repeated="2"/>
          <table:table-cell table:style-name="ce6" table:number-columns-repeated="6"/>
          <table:table-cell table:style-name="ce48"/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K9]*(1+[.L9])" office:value-type="currency" office:currency="PLN" office:value="0" calcext:value-type="currency">
            <text:p>0,00 zł</text:p>
          </table:table-cell>
          <table:table-cell table:style-name="ce48" table:formula="of:=[.K9]*[.L9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4"/>
        </table:table-row>
        <table:table-row table:style-name="ro1">
          <table:table-cell/>
          <table:table-cell table:style-name="ce7" table:number-columns-repeated="9"/>
          <table:table-cell table:style-name="ce54" table:formula="of:=ROUND(SUM([.K9:.K9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N9:.N9]))" office:value-type="currency" office:currency="PLN" office:value="0" calcext:value-type="currency">
            <text:p>0,00 zł</text:p>
          </table:table-cell>
          <table:table-cell table:style-name="ce54" table:formula="of:=ROUND(SUM([.O9:.O9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 table:number-columns-spanned="14" table:number-rows-spanned="1">
            <text:p>2018/09</text:p>
          </table:table-cell>
          <table:covered-table-cell table:number-columns-repeated="11" table:style-name="ce94"/>
          <table:covered-table-cell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5.</text:p>
          </table:table-cell>
          <table:table-cell table:style-name="ce19" table:number-columns-repeated="2"/>
          <table:table-cell table:style-name="ce6" table:number-columns-repeated="6"/>
          <table:table-cell table:style-name="ce48"/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K12]*(1+[.L12])" office:value-type="currency" office:currency="PLN" office:value="0" calcext:value-type="currency">
            <text:p>0,00 zł</text:p>
          </table:table-cell>
          <table:table-cell table:style-name="ce48" table:formula="of:=[.K12]*[.L12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4"/>
        </table:table-row>
        <table:table-row table:style-name="ro1">
          <table:table-cell/>
          <table:table-cell table:style-name="ce7" table:number-columns-repeated="9"/>
          <table:table-cell table:style-name="ce54" table:formula="of:=ROUND(SUM([.K12:.K12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N12:.N12]))" office:value-type="currency" office:currency="PLN" office:value="0" calcext:value-type="currency">
            <text:p>0,00 zł</text:p>
          </table:table-cell>
          <table:table-cell table:style-name="ce54" table:formula="of:=ROUND(SUM([.O12:.O12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6"/>
        </table:table-row>
        <table:table-row table:style-name="ro1">
          <table:table-cell/>
          <table:table-cell table:style-name="ce70" table:number-columns-repeated="3"/>
          <table:table-cell table:style-name="ce27" table:number-columns-repeated="2"/>
          <table:table-cell table:style-name="ce70" table:number-columns-repeated="4"/>
          <table:table-cell table:style-name="ce135"/>
          <table:table-cell table:style-name="ce150" table:number-columns-repeated="2"/>
          <table:table-cell table:style-name="ce135" table:number-columns-repeated="2"/>
          <table:table-cell table:number-columns-repeated="3"/>
          <table:table-cell table:style-name="ce85"/>
          <table:table-cell table:number-columns-repeated="1005"/>
        </table:table-row>
        <table:table-row table:style-name="ro1">
          <table:table-cell/>
          <table:table-cell table:style-name="ce70" table:number-columns-repeated="3"/>
          <table:table-cell table:style-name="ce27" table:number-columns-repeated="2"/>
          <table:table-cell table:style-name="ce70"/>
          <table:table-cell table:style-name="ce43" office:value-type="string" calcext:value-type="string">
            <text:p>SUMA</text:p>
          </table:table-cell>
          <table:table-cell table:style-name="ce43" table:number-columns-repeated="2"/>
          <table:table-cell table:style-name="ce56" table:formula="of:=ROUND([.K7]+[.K10]+[.K13])" office:value-type="currency" office:currency="PLN" office:value="0" calcext:value-type="currency">
            <text:p>0,00 zł</text:p>
          </table:table-cell>
          <table:table-cell table:style-name="ce150" table:number-columns-repeated="2"/>
          <table:table-cell table:style-name="ce56" table:formula="of:=ROUND([.N7]+[.N10]+[.N13])" office:value-type="currency" office:currency="PLN" office:value="0" calcext:value-type="currency">
            <text:p>0,00 zł</text:p>
          </table:table-cell>
          <table:table-cell table:style-name="ce56" table:formula="of:=ROUND([.O7]+[.O10]+[.O13])" office:value-type="currency" office:currency="PLN" office:value="0" calcext:value-type="currency">
            <text:p>0,00 zł</text:p>
          </table:table-cell>
          <table:table-cell table:number-columns-repeated="3"/>
          <table:table-cell table:style-name="ce85"/>
          <table:table-cell table:number-columns-repeated="1005"/>
        </table:table-row>
        <table:table-row table:style-name="ro5">
          <table:table-cell/>
          <table:table-cell table:style-name="ce70" table:number-columns-repeated="9"/>
          <table:table-cell table:style-name="ce135"/>
          <table:table-cell table:style-name="ce150" table:number-columns-repeated="2"/>
          <table:table-cell table:style-name="ce135" table:number-columns-repeated="2"/>
          <table:table-cell table:number-columns-repeated="1009"/>
        </table:table-row>
        <table:table-row table:style-name="ro6">
          <table:table-cell/>
          <table:table-cell table:style-name="ce8" office:value-type="string" calcext:value-type="string" table:number-columns-spanned="15" table:number-rows-spanned="1">
            <text:p>Ewidencja zakupów VAT</text:p>
          </table:table-cell>
          <table:covered-table-cell table:number-columns-repeated="8" table:style-name="ce70"/>
          <table:covered-table-cell table:style-name="ce135"/>
          <table:covered-table-cell table:number-columns-repeated="2" table:style-name="ce150"/>
          <table:covered-table-cell table:number-columns-repeated="2" table:style-name="ce135"/>
          <table:covered-table-cell/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14" office:value-type="string" calcext:value-type="string">
            <text:p>NIP</text:p>
          </table:table-cell>
          <table:table-cell table:style-name="ce14" office:value-type="string" calcext:value-type="string">
            <text:p>Nr Faktury</text:p>
          </table:table-cell>
          <table:table-cell table:style-name="ce14" office:value-type="string" calcext:value-type="string">
            <text:p>Kraj</text:p>
          </table:table-cell>
          <table:table-cell table:style-name="ce14" office:value-type="string" calcext:value-type="string">
            <text:p>Kody</text:p>
          </table:table-cell>
          <table:table-cell table:style-name="ce14" office:value-type="string" calcext:value-type="string">
            <text:p>Netto</text:p>
          </table:table-cell>
          <table:table-cell table:style-name="ce14" office:value-type="string" calcext:value-type="string">
            <text:p>Stawka VAT</text:p>
          </table:table-cell>
          <table:table-cell table:style-name="ce14" office:value-type="string" calcext:value-type="string">
            <text:p>Odliczenie VAT</text:p>
          </table:table-cell>
          <table:table-cell table:style-name="ce14" office:value-type="string" calcext:value-type="string">
            <text:p>Brutto</text:p>
          </table:table-cell>
          <table:table-cell table:style-name="ce14" office:value-type="string" calcext:value-type="string">
            <text:p>Kwota VAT</text:p>
          </table:table-cell>
          <table:table-cell table:style-name="ce14" office:value-type="string" calcext:value-type="string">
            <text:p>Koszty</text:p>
          </table:table-cell>
          <table:table-cell table:number-columns-repeated="1008"/>
        </table:table-row>
        <table:table-row table:style-name="ro1">
          <table:table-cell/>
          <table:table-cell table:style-name="ce61" office:value-type="string" calcext:value-type="string" table:number-columns-spanned="15" table:number-rows-spanned="1">
            <text:p>2018/07</text:p>
          </table:table-cell>
          <table:covered-table-cell table:number-columns-repeated="8" table:style-name="ce96"/>
          <table:covered-table-cell table:style-name="ce137"/>
          <table:covered-table-cell table:number-columns-repeated="2" table:style-name="ce151"/>
          <table:covered-table-cell table:number-columns-repeated="3" table:style-name="ce137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1.</text:p>
          </table:table-cell>
          <table:table-cell table:number-columns-repeated="2" table:style-name="ce17" office:value-type="string" calcext:value-type="string">
            <text:p>2018-07-01</text:p>
          </table:table-cell>
          <table:table-cell table:style-name="ce6" office:value-type="string" calcext:value-type="string">
            <text:p>Nazwa Firmy 3</text:p>
          </table:table-cell>
          <table:table-cell table:style-name="ce32" office:value-type="string" calcext:value-type="string">
            <text:p>Adres firmy 3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1</text:p>
          </table:table-cell>
          <table:table-cell table:style-name="ce44" table:number-columns-repeated="2"/>
          <table:table-cell table:style-name="ce58" office:value-type="currency" office:currency="PLN" office:value="1" calcext:value-type="currency">
            <text:p>1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0]+[.K20]*[.L20]" office:value-type="currency" office:currency="PLN" office:value="1.23" calcext:value-type="currency">
            <text:p>1,23 zł</text:p>
          </table:table-cell>
          <table:table-cell table:style-name="ce78" table:formula="of:=([.K20]*[.M20])*[.L20]" office:value-type="currency" office:currency="PLN" office:value="0.23" calcext:value-type="currency">
            <text:p>0,23 zł</text:p>
          </table:table-cell>
          <table:table-cell table:style-name="ce83" table:formula="of:=[.N20]-[.O20]" office:value-type="currency" office:currency="PLN" office:value="1" calcext:value-type="currency">
            <text:p>1,00 zł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2.</text:p>
          </table:table-cell>
          <table:table-cell table:number-columns-repeated="2" table:style-name="ce17" office:value-type="string" calcext:value-type="string">
            <text:p>2018-07-02</text:p>
          </table:table-cell>
          <table:table-cell table:style-name="ce6" office:value-type="string" calcext:value-type="string">
            <text:p>Nazwa Firmy 4</text:p>
          </table:table-cell>
          <table:table-cell table:style-name="ce32" office:value-type="string" calcext:value-type="string">
            <text:p>Adres firmy 4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2</text:p>
          </table:table-cell>
          <table:table-cell table:style-name="ce44" table:number-columns-repeated="2"/>
          <table:table-cell table:style-name="ce58" office:value-type="currency" office:currency="PLN" office:value="2" calcext:value-type="currency">
            <text:p>2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K21]+[.K21]*[.L21]" office:value-type="currency" office:currency="PLN" office:value="2.46" calcext:value-type="currency">
            <text:p>2,46 zł</text:p>
          </table:table-cell>
          <table:table-cell table:style-name="ce78" table:formula="of:=([.K21]*[.M21])*[.L21]" office:value-type="currency" office:currency="PLN" office:value="0.23" calcext:value-type="currency">
            <text:p>0,23 zł</text:p>
          </table:table-cell>
          <table:table-cell table:style-name="ce83" table:formula="of:=[.N21]-[.O21]" office:value-type="currency" office:currency="PLN" office:value="2.23" calcext:value-type="currency">
            <text:p>2,23 zł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3.</text:p>
          </table:table-cell>
          <table:table-cell table:number-columns-repeated="2" table:style-name="ce17" office:value-type="string" calcext:value-type="string">
            <text:p>2018-07-03</text:p>
          </table:table-cell>
          <table:table-cell table:style-name="ce6" office:value-type="string" calcext:value-type="string">
            <text:p>Nazwa Firmy 5</text:p>
          </table:table-cell>
          <table:table-cell table:style-name="ce32" office:value-type="string" calcext:value-type="string">
            <text:p>Adres firmy 5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3</text:p>
          </table:table-cell>
          <table:table-cell table:style-name="ce44" table:number-columns-repeated="2"/>
          <table:table-cell table:style-name="ce58" office:value-type="currency" office:currency="PLN" office:value="3" calcext:value-type="currency">
            <text:p>3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K22]+[.K22]*[.L22]" office:value-type="currency" office:currency="PLN" office:value="3.69" calcext:value-type="currency">
            <text:p>3,69 zł</text:p>
          </table:table-cell>
          <table:table-cell table:style-name="ce78" table:formula="of:=([.K22]*[.M22])*[.L22]" office:value-type="currency" office:currency="PLN" office:value="0.345" calcext:value-type="currency">
            <text:p>0,35 zł</text:p>
          </table:table-cell>
          <table:table-cell table:style-name="ce83" table:formula="of:=[.N22]-[.O22]" office:value-type="currency" office:currency="PLN" office:value="3.345" calcext:value-type="currency">
            <text:p>3,35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4.</text:p>
          </table:table-cell>
          <table:table-cell table:number-columns-repeated="2" table:style-name="ce17" office:value-type="string" calcext:value-type="string">
            <text:p>2018-07-04</text:p>
          </table:table-cell>
          <table:table-cell table:style-name="ce6" office:value-type="string" calcext:value-type="string">
            <text:p>Nazwa Firmy 6</text:p>
          </table:table-cell>
          <table:table-cell table:style-name="ce32" office:value-type="string" calcext:value-type="string">
            <text:p>Adres firmy 6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4</text:p>
          </table:table-cell>
          <table:table-cell table:style-name="ce44" table:number-columns-repeated="2"/>
          <table:table-cell table:style-name="ce58" office:value-type="currency" office:currency="PLN" office:value="4" calcext:value-type="currency">
            <text:p>4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3]+[.K23]*[.L23]" office:value-type="currency" office:currency="PLN" office:value="4.92" calcext:value-type="currency">
            <text:p>4,92 zł</text:p>
          </table:table-cell>
          <table:table-cell table:style-name="ce78" table:formula="of:=([.K23]*[.M23])*[.L23]" office:value-type="currency" office:currency="PLN" office:value="0.92" calcext:value-type="currency">
            <text:p>0,92 zł</text:p>
          </table:table-cell>
          <table:table-cell table:style-name="ce83" table:formula="of:=[.N23]-[.O23]" office:value-type="currency" office:currency="PLN" office:value="4" calcext:value-type="currency">
            <text:p>4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5.</text:p>
          </table:table-cell>
          <table:table-cell table:number-columns-repeated="2" table:style-name="ce17" office:value-type="string" calcext:value-type="string">
            <text:p>2018-07-05</text:p>
          </table:table-cell>
          <table:table-cell table:style-name="ce6" office:value-type="string" calcext:value-type="string">
            <text:p>Nazwa Firmy 7</text:p>
          </table:table-cell>
          <table:table-cell table:style-name="ce32" office:value-type="string" calcext:value-type="string">
            <text:p>Adres firmy 7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5</text:p>
          </table:table-cell>
          <table:table-cell table:style-name="ce44" table:number-columns-repeated="2"/>
          <table:table-cell table:style-name="ce58" office:value-type="currency" office:currency="PLN" office:value="5" calcext:value-type="currency">
            <text:p>5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4]+[.K24]*[.L24]" office:value-type="currency" office:currency="PLN" office:value="6.15" calcext:value-type="currency">
            <text:p>6,15 zł</text:p>
          </table:table-cell>
          <table:table-cell table:style-name="ce78" table:formula="of:=([.K24]*[.M24])*[.L24]" office:value-type="currency" office:currency="PLN" office:value="1.15" calcext:value-type="currency">
            <text:p>1,15 zł</text:p>
          </table:table-cell>
          <table:table-cell table:style-name="ce83" table:formula="of:=[.N24]-[.O24]" office:value-type="currency" office:currency="PLN" office:value="5" calcext:value-type="currency">
            <text:p>5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6.</text:p>
          </table:table-cell>
          <table:table-cell table:number-columns-repeated="2" table:style-name="ce17" office:value-type="string" calcext:value-type="string">
            <text:p>2018-07-06</text:p>
          </table:table-cell>
          <table:table-cell table:style-name="ce6" office:value-type="string" calcext:value-type="string">
            <text:p>Nazwa Firmy 8</text:p>
          </table:table-cell>
          <table:table-cell table:style-name="ce32" office:value-type="string" calcext:value-type="string">
            <text:p>Adres firmy 8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6</text:p>
          </table:table-cell>
          <table:table-cell table:style-name="ce44" table:number-columns-repeated="2"/>
          <table:table-cell table:style-name="ce58" office:value-type="currency" office:currency="PLN" office:value="6" calcext:value-type="currency">
            <text:p>6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5]+[.K25]*[.L25]" office:value-type="currency" office:currency="PLN" office:value="7.38" calcext:value-type="currency">
            <text:p>7,38 zł</text:p>
          </table:table-cell>
          <table:table-cell table:style-name="ce78" table:formula="of:=([.K25]*[.M25])*[.L25]" office:value-type="currency" office:currency="PLN" office:value="1.38" calcext:value-type="currency">
            <text:p>1,38 zł</text:p>
          </table:table-cell>
          <table:table-cell table:style-name="ce83" table:formula="of:=[.N25]-[.O25]" office:value-type="currency" office:currency="PLN" office:value="6" calcext:value-type="currency">
            <text:p>6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7.</text:p>
          </table:table-cell>
          <table:table-cell table:number-columns-repeated="2" table:style-name="ce17" office:value-type="string" calcext:value-type="string">
            <text:p>2018-07-07</text:p>
          </table:table-cell>
          <table:table-cell table:style-name="ce6" office:value-type="string" calcext:value-type="string">
            <text:p>Nazwa Firmy 9</text:p>
          </table:table-cell>
          <table:table-cell table:style-name="ce32" office:value-type="string" calcext:value-type="string">
            <text:p>Adres firmy 9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7</text:p>
          </table:table-cell>
          <table:table-cell table:style-name="ce44" table:number-columns-repeated="2"/>
          <table:table-cell table:style-name="ce58" office:value-type="currency" office:currency="PLN" office:value="7" calcext:value-type="currency">
            <text:p>7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6]+[.K26]*[.L26]" office:value-type="currency" office:currency="PLN" office:value="8.61" calcext:value-type="currency">
            <text:p>8,61 zł</text:p>
          </table:table-cell>
          <table:table-cell table:style-name="ce78" table:formula="of:=([.K26]*[.M26])*[.L26]" office:value-type="currency" office:currency="PLN" office:value="1.61" calcext:value-type="currency">
            <text:p>1,61 zł</text:p>
          </table:table-cell>
          <table:table-cell table:style-name="ce83" table:formula="of:=[.N26]-[.O26]" office:value-type="currency" office:currency="PLN" office:value="7" calcext:value-type="currency">
            <text:p>7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8.</text:p>
          </table:table-cell>
          <table:table-cell table:number-columns-repeated="2" table:style-name="ce17" office:value-type="string" calcext:value-type="string">
            <text:p>2018-07-08</text:p>
          </table:table-cell>
          <table:table-cell table:style-name="ce6" office:value-type="string" calcext:value-type="string">
            <text:p>Nazwa Firmy 10</text:p>
          </table:table-cell>
          <table:table-cell table:style-name="ce32" office:value-type="string" calcext:value-type="string">
            <text:p>Adres firmy 10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8</text:p>
          </table:table-cell>
          <table:table-cell table:style-name="ce44" table:number-columns-repeated="2"/>
          <table:table-cell table:style-name="ce58" office:value-type="currency" office:currency="PLN" office:value="8" calcext:value-type="currency">
            <text:p>8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7]+[.K27]*[.L27]" office:value-type="currency" office:currency="PLN" office:value="9.84" calcext:value-type="currency">
            <text:p>9,84 zł</text:p>
          </table:table-cell>
          <table:table-cell table:style-name="ce78" table:formula="of:=([.K27]*[.M27])*[.L27]" office:value-type="currency" office:currency="PLN" office:value="1.84" calcext:value-type="currency">
            <text:p>1,84 zł</text:p>
          </table:table-cell>
          <table:table-cell table:style-name="ce83" table:formula="of:=[.N27]-[.O27]" office:value-type="currency" office:currency="PLN" office:value="8" calcext:value-type="currency">
            <text:p>8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9.</text:p>
          </table:table-cell>
          <table:table-cell table:number-columns-repeated="2" table:style-name="ce17" office:value-type="string" calcext:value-type="string">
            <text:p>2018-07-09</text:p>
          </table:table-cell>
          <table:table-cell table:style-name="ce6" office:value-type="string" calcext:value-type="string">
            <text:p>Nazwa Firmy 11</text:p>
          </table:table-cell>
          <table:table-cell table:style-name="ce32" office:value-type="string" calcext:value-type="string">
            <text:p>Adres firmy 11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9</text:p>
          </table:table-cell>
          <table:table-cell table:style-name="ce44" table:number-columns-repeated="2"/>
          <table:table-cell table:style-name="ce58" office:value-type="currency" office:currency="PLN" office:value="9" calcext:value-type="currency">
            <text:p>9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K28]+[.K28]*[.L28]" office:value-type="currency" office:currency="PLN" office:value="11.07" calcext:value-type="currency">
            <text:p>11,07 zł</text:p>
          </table:table-cell>
          <table:table-cell table:style-name="ce78" table:formula="of:=([.K28]*[.M28])*[.L28]" office:value-type="currency" office:currency="PLN" office:value="1.035" calcext:value-type="currency">
            <text:p>1,04 zł</text:p>
          </table:table-cell>
          <table:table-cell table:style-name="ce83" table:formula="of:=[.N28]-[.O28]" office:value-type="currency" office:currency="PLN" office:value="10.035" calcext:value-type="currency">
            <text:p>10,04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10.</text:p>
          </table:table-cell>
          <table:table-cell table:number-columns-repeated="2" table:style-name="ce17" office:value-type="string" calcext:value-type="string">
            <text:p>2018-07-10</text:p>
          </table:table-cell>
          <table:table-cell table:style-name="ce6" office:value-type="string" calcext:value-type="string">
            <text:p>Nazwa Firmy 12</text:p>
          </table:table-cell>
          <table:table-cell table:style-name="ce32" office:value-type="string" calcext:value-type="string">
            <text:p>Adres firmy 12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10</text:p>
          </table:table-cell>
          <table:table-cell table:style-name="ce44" table:number-columns-repeated="2"/>
          <table:table-cell table:style-name="ce58" office:value-type="currency" office:currency="PLN" office:value="10" calcext:value-type="currency">
            <text:p>10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9]+[.K29]*[.L29]" office:value-type="currency" office:currency="PLN" office:value="12.3" calcext:value-type="currency">
            <text:p>12,30 zł</text:p>
          </table:table-cell>
          <table:table-cell table:style-name="ce78" table:formula="of:=([.K29]*[.M29])*[.L29]" office:value-type="currency" office:currency="PLN" office:value="2.3" calcext:value-type="currency">
            <text:p>2,30 zł</text:p>
          </table:table-cell>
          <table:table-cell table:style-name="ce83" table:formula="of:=[.N29]-[.O29]" office:value-type="currency" office:currency="PLN" office:value="10" calcext:value-type="currency">
            <text:p>10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11.</text:p>
          </table:table-cell>
          <table:table-cell table:number-columns-repeated="2" table:style-name="ce17" office:value-type="string" calcext:value-type="string">
            <text:p>2018-07-11</text:p>
          </table:table-cell>
          <table:table-cell table:style-name="ce6" office:value-type="string" calcext:value-type="string">
            <text:p>Nazwa Firmy 13</text:p>
          </table:table-cell>
          <table:table-cell table:style-name="ce32" office:value-type="string" calcext:value-type="string">
            <text:p>Adres firmy 13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11</text:p>
          </table:table-cell>
          <table:table-cell table:style-name="ce44" table:number-columns-repeated="2"/>
          <table:table-cell table:style-name="ce58" office:value-type="currency" office:currency="PLN" office:value="11" calcext:value-type="currency">
            <text:p>11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K30]+[.K30]*[.L30]" office:value-type="currency" office:currency="PLN" office:value="13.53" calcext:value-type="currency">
            <text:p>13,53 zł</text:p>
          </table:table-cell>
          <table:table-cell table:style-name="ce78" table:formula="of:=([.K30]*[.M30])*[.L30]" office:value-type="currency" office:currency="PLN" office:value="1.265" calcext:value-type="currency">
            <text:p>1,27 zł</text:p>
          </table:table-cell>
          <table:table-cell table:style-name="ce83" table:formula="of:=[.N30]-[.O30]" office:value-type="currency" office:currency="PLN" office:value="12.265" calcext:value-type="currency">
            <text:p>12,27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1"/>
          <table:table-cell table:style-name="ce23" table:number-columns-repeated="2"/>
          <table:table-cell table:style-name="ce12" table:number-columns-repeated="2"/>
          <table:table-cell table:style-name="ce37" table:number-columns-repeated="4"/>
          <table:table-cell table:style-name="ce59" table:formula="of:=SUM([.K20:.K26])" office:value-type="currency" office:currency="PLN" office:value="28" calcext:value-type="currency">
            <text:p>28,00 zł</text:p>
          </table:table-cell>
          <table:table-cell table:style-name="ce73" table:number-columns-repeated="2"/>
          <table:table-cell table:style-name="ce79" table:formula="of:=SUM([.N20:.N26])" office:value-type="currency" office:currency="PLN" office:value="34.44" calcext:value-type="currency">
            <text:p>34,44 zł</text:p>
          </table:table-cell>
          <table:table-cell table:style-name="ce79" table:formula="of:=SUM([.O20:.O26])" office:value-type="currency" office:currency="PLN" office:value="5.865" calcext:value-type="currency">
            <text:p>5,87 zł</text:p>
          </table:table-cell>
          <table:table-cell table:style-name="ce79" table:formula="of:=SUM([.P20:.P26])" office:value-type="currency" office:currency="PLN" office:value="28.575" calcext:value-type="currency">
            <text:p>28,58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 table:number-columns-spanned="15" table:number-rows-spanned="1">
            <text:p>2018/08</text:p>
          </table:table-cell>
          <table:covered-table-cell table:number-columns-repeated="2" table:style-name="ce100"/>
          <table:covered-table-cell table:number-columns-repeated="2" table:style-name="ce104"/>
          <table:covered-table-cell table:number-columns-repeated="4" table:style-name="ce114"/>
          <table:covered-table-cell table:style-name="ce140"/>
          <table:covered-table-cell table:number-columns-repeated="2" table:style-name="ce154"/>
          <table:covered-table-cell table:number-columns-repeated="3" table:style-name="ce160"/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style-name="ce22" table:number-columns-repeated="2"/>
          <table:table-cell table:style-name="ce6"/>
          <table:table-cell table:style-name="ce32"/>
          <table:table-cell table:style-name="ce6"/>
          <table:table-cell table:style-name="ce45" table:number-columns-repeated="3"/>
          <table:table-cell table:style-name="ce58"/>
          <table:table-cell table:style-name="ce72" office:value-type="percentage" office:value="0.23" calcext:value-type="percentage">
            <text:p>23,00%</text:p>
          </table:table-cell>
          <table:table-cell table:style-name="ce72"/>
          <table:table-cell table:style-name="ce78" table:formula="of:=[.K33]+[.K33]*[.L33]" office:value-type="currency" office:currency="PLN" office:value="0" calcext:value-type="currency">
            <text:p>0,00 zł</text:p>
          </table:table-cell>
          <table:table-cell table:style-name="ce78" table:formula="of:=ROUND([.K33]*[.L33]; 2)" office:value-type="currency" office:currency="PLN" office:value="0" calcext:value-type="currency">
            <text:p>0,00 zł</text:p>
          </table:table-cell>
          <table:table-cell table:style-name="ce78" table:formula="of:=ROUND([.L33]*[.M33]; 2)" office:value-type="currency" office:currency="PLN" office:value="0" calcext:value-type="currency">
            <text:p>0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2" table:number-columns-repeated="5"/>
          <table:table-cell table:style-name="ce37" table:number-columns-repeated="4"/>
          <table:table-cell table:style-name="ce59" table:formula="of:=SUM([.K33:.K33])" office:value-type="currency" office:currency="PLN" office:value="0" calcext:value-type="currency">
            <text:p>0,00 zł</text:p>
          </table:table-cell>
          <table:table-cell table:style-name="ce73" table:number-columns-repeated="2"/>
          <table:table-cell table:style-name="ce79" table:formula="of:=SUM([.N33:.N33])" office:value-type="currency" office:currency="PLN" office:value="0" calcext:value-type="currency">
            <text:p>0,00 zł</text:p>
          </table:table-cell>
          <table:table-cell table:style-name="ce79" table:formula="of:=SUM([.O33:.O33])" office:value-type="currency" office:currency="PLN" office:value="0" calcext:value-type="currency">
            <text:p>0,00 zł</text:p>
          </table:table-cell>
          <table:table-cell table:style-name="ce79" table:formula="of:=SUM([.P33:.P33])" office:value-type="currency" office:currency="PLN" office:value="0" calcext:value-type="currency">
            <text:p>0,00 zł</text:p>
          </table:table-cell>
          <table:table-cell/>
          <table:table-cell table:style-name="ce85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 table:number-columns-spanned="15" table:number-rows-spanned="1">
            <text:p>2018/09</text:p>
          </table:table-cell>
          <table:covered-table-cell table:number-columns-repeated="2" table:style-name="ce100"/>
          <table:covered-table-cell table:number-columns-repeated="2" table:style-name="ce104"/>
          <table:covered-table-cell table:number-columns-repeated="4" table:style-name="ce114"/>
          <table:covered-table-cell table:style-name="ce140"/>
          <table:covered-table-cell table:number-columns-repeated="2" table:style-name="ce154"/>
          <table:covered-table-cell table:number-columns-repeated="3" table:style-name="ce160"/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style-name="ce22" table:number-columns-repeated="2"/>
          <table:table-cell table:style-name="ce6"/>
          <table:table-cell table:style-name="ce32"/>
          <table:table-cell table:style-name="ce6"/>
          <table:table-cell table:style-name="ce45" table:number-columns-repeated="3"/>
          <table:table-cell table:style-name="ce58"/>
          <table:table-cell table:style-name="ce72" office:value-type="percentage" office:value="0.23" calcext:value-type="percentage">
            <text:p>23,00%</text:p>
          </table:table-cell>
          <table:table-cell table:style-name="ce72"/>
          <table:table-cell table:style-name="ce78" table:formula="of:=[.K36]+[.K36]*[.L36]" office:value-type="currency" office:currency="PLN" office:value="0" calcext:value-type="currency">
            <text:p>0,00 zł</text:p>
          </table:table-cell>
          <table:table-cell table:style-name="ce78" table:formula="of:=ROUND([.K36]*[.L36]; 2)" office:value-type="currency" office:currency="PLN" office:value="0" calcext:value-type="currency">
            <text:p>0,00 zł</text:p>
          </table:table-cell>
          <table:table-cell table:style-name="ce78" table:formula="of:=ROUND([.L36]*[.M36]; 2)" office:value-type="currency" office:currency="PLN" office:value="0" calcext:value-type="currency">
            <text:p>0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2" table:number-columns-repeated="3"/>
          <table:table-cell table:style-name="ce29" table:number-columns-repeated="2"/>
          <table:table-cell table:style-name="ce37" table:number-columns-repeated="4"/>
          <table:table-cell table:style-name="ce59" table:formula="of:=SUM([.K36:.K36])" office:value-type="currency" office:currency="PLN" office:value="0" calcext:value-type="currency">
            <text:p>0,00 zł</text:p>
          </table:table-cell>
          <table:table-cell table:style-name="ce73" table:number-columns-repeated="2"/>
          <table:table-cell table:style-name="ce79" table:formula="of:=SUM([.N36:.N36])" office:value-type="currency" office:currency="PLN" office:value="0" calcext:value-type="currency">
            <text:p>0,00 zł</text:p>
          </table:table-cell>
          <table:table-cell table:style-name="ce79" table:formula="of:=SUM([.O36:.O36])" office:value-type="currency" office:currency="PLN" office:value="0" calcext:value-type="currency">
            <text:p>0,00 zł</text:p>
          </table:table-cell>
          <table:table-cell table:style-name="ce79" table:formula="of:=SUM([.P36:.P36])" office:value-type="currency" office:currency="PLN" office:value="0" calcext:value-type="currency">
            <text:p>0,00 zł</text:p>
          </table:table-cell>
          <table:table-cell/>
          <table:table-cell table:style-name="ce85"/>
          <table:table-cell table:number-columns-repeated="1006"/>
        </table:table-row>
        <table:table-row table:style-name="ro1">
          <table:table-cell/>
          <table:table-cell table:style-name="ce1" table:number-columns-repeated="5"/>
          <table:table-cell table:style-name="ce70" table:number-columns-repeated="4"/>
          <table:table-cell table:style-name="ce135"/>
          <table:table-cell table:style-name="ce150" table:number-columns-repeated="2"/>
          <table:table-cell table:style-name="ce135" table:number-columns-repeated="2"/>
          <table:table-cell table:number-columns-repeated="2"/>
          <table:table-cell table:style-name="ce85"/>
          <table:table-cell table:number-columns-repeated="1006"/>
        </table:table-row>
        <table:table-row table:style-name="ro1">
          <table:table-cell/>
          <table:table-cell table:style-name="ce1" table:number-columns-repeated="5"/>
          <table:table-cell table:style-name="ce70"/>
          <table:table-cell table:style-name="ce43" office:value-type="string" calcext:value-type="string">
            <text:p>SUMA</text:p>
          </table:table-cell>
          <table:table-cell table:style-name="ce43" table:number-columns-repeated="2"/>
          <table:table-cell table:style-name="ce56" table:formula="of:=ROUND([.K31]+[.K34]+[.K37])" office:value-type="currency" office:currency="PLN" office:value="28" calcext:value-type="currency">
            <text:p>28,00 zł</text:p>
          </table:table-cell>
          <table:table-cell table:style-name="ce150" table:number-columns-repeated="2"/>
          <table:table-cell table:style-name="ce56" table:formula="of:=ROUND([.N31]+[.N34]+[.N37])" office:value-type="currency" office:currency="PLN" office:value="34" calcext:value-type="currency">
            <text:p>34,00 zł</text:p>
          </table:table-cell>
          <table:table-cell table:style-name="ce56" table:formula="of:=ROUND([.O31]+[.O34]+[.O37])" office:value-type="currency" office:currency="PLN" office:value="6" calcext:value-type="currency">
            <text:p>6,00 zł</text:p>
          </table:table-cell>
          <table:table-cell table:number-columns-repeated="2"/>
          <table:table-cell table:style-name="ce85"/>
          <table:table-cell table:number-columns-repeated="1006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89" office:value-type="string" calcext:value-type="string" table:number-columns-spanned="15" table:number-rows-spanned="1">
            <text:p>Podatkowa księga przychodów i rozchodów – 2018/07, 2018/08, 2018/09</text:p>
          </table:table-cell>
          <table:covered-table-cell table:number-columns-repeated="14"/>
          <table:table-cell table:number-columns-repeated="1008"/>
        </table:table-row>
        <table:table-row table:style-name="ro1">
          <table:table-cell/>
          <table:table-cell table:style-name="ce6" table:number-columns-repeated="6"/>
          <table:table-cell table:style-name="ce122" office:value-type="string" calcext:value-type="string" table:number-columns-spanned="5" table:number-rows-spanned="1">
            <text:p>Przychód</text:p>
          </table:table-cell>
          <table:covered-table-cell table:number-columns-repeated="2" table:style-name="ce122"/>
          <table:covered-table-cell table:number-columns-repeated="2" table:style-name="ce141"/>
          <table:table-cell table:style-name="ce141"/>
          <table:table-cell table:style-name="ce122" office:value-type="string" calcext:value-type="string" table:number-columns-spanned="3" table:number-rows-spanned="1">
            <text:p>Wydatki</text:p>
          </table:table-cell>
          <table:covered-table-cell table:style-name="ce81"/>
          <table:covered-table-cell table:style-name="ce81" office:value-type="string" calcext:value-type="string">
            <text:p>Wydatki</text:p>
          </table:covered-table-cell>
          <table:table-cell table:number-columns-repeated="1008"/>
        </table:table-row>
        <table:table-row table:style-name="ro9">
          <table:table-cell/>
          <table:table-cell table:style-name="ce1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14" office:value-type="string" calcext:value-type="string">
            <text:p>Nr dowodu księgowego</text:p>
          </table:table-cell>
          <table:table-cell table:style-name="ce47" office:value-type="string" calcext:value-type="string">
            <text:p>Wartość sprzedanych towarów i usług</text:p>
          </table:table-cell>
          <table:table-cell table:style-name="ce47" table:number-columns-repeated="2"/>
          <table:table-cell table:style-name="ce62" office:value-type="string" calcext:value-type="string">
            <text:p>Pozostałe przychody</text:p>
          </table:table-cell>
          <table:table-cell table:style-name="ce47" office:value-type="string" calcext:value-type="string">
            <text:p>Razem</text:p>
          </table:table-cell>
          <table:table-cell table:style-name="ce47"/>
          <table:table-cell table:style-name="ce47" office:value-type="string" calcext:value-type="string">
            <text:p>Koszty reprezentacji</text:p>
          </table:table-cell>
          <table:table-cell table:style-name="ce82" office:value-type="string" calcext:value-type="string">
            <text:p>Wynagrodzenia</text:p>
          </table:table-cell>
          <table:table-cell table:style-name="ce82" office:value-type="string" calcext:value-type="string">
            <text:p>Pozostałe wydatki</text:p>
          </table:table-cell>
          <table:table-cell table:number-columns-repeated="1008"/>
        </table:table-row>
        <table:table-row table:style-name="ro10">
          <table:table-cell/>
          <table:table-cell table:style-name="ce6" office:value-type="string" calcext:value-type="string">
            <text:p>9.</text:p>
          </table:table-cell>
          <table:table-cell table:style-name="ce19" table:number-columns-repeated="2"/>
          <table:table-cell table:style-name="ce6"/>
          <table:table-cell table:style-name="ce33"/>
          <table:table-cell table:style-name="ce6"/>
          <table:table-cell table:style-name="ce48" table:number-columns-repeated="3"/>
          <table:table-cell table:style-name="ce63"/>
          <table:table-cell table:style-name="ce48" table:number-columns-repeated="2"/>
          <table:table-cell table:style-name="ce49"/>
          <table:table-cell table:style-name="ce48"/>
          <table:table-cell table:style-name="ce84"/>
          <table:table-cell table:number-columns-repeated="1008"/>
        </table:table-row>
        <table:table-row table:style-name="ro10">
          <table:table-cell/>
          <table:table-cell table:style-name="ce6" office:value-type="string" calcext:value-type="string">
            <text:p>10.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39"/>
          <table:table-cell table:style-name="ce44" table:number-columns-repeated="3"/>
          <table:table-cell table:style-name="ce64"/>
          <table:table-cell table:style-name="ce75" table:number-columns-repeated="2"/>
          <table:table-cell table:style-name="ce64" table:number-columns-repeated="3"/>
          <table:table-cell table:number-columns-repeated="1008"/>
        </table:table-row>
        <table:table-row table:style-name="ro10">
          <table:table-cell/>
          <table:table-cell table:style-name="ce6" office:value-type="string" calcext:value-type="string">
            <text:p>11.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39"/>
          <table:table-cell table:style-name="ce44" table:number-columns-repeated="3"/>
          <table:table-cell table:style-name="ce64"/>
          <table:table-cell table:style-name="ce75" table:number-columns-repeated="2"/>
          <table:table-cell table:style-name="ce64" table:number-columns-repeated="3"/>
          <table:table-cell table:number-columns-repeated="1008"/>
        </table:table-row>
        <table:table-row table:style-name="ro10">
          <table:table-cell/>
          <table:table-cell table:style-name="ce6" office:value-type="string" calcext:value-type="string">
            <text:p>12.</text:p>
          </table:table-cell>
          <table:table-cell table:style-name="ce26" table:number-columns-repeated="2"/>
          <table:table-cell table:style-name="ce31"/>
          <table:table-cell table:style-name="ce33"/>
          <table:table-cell table:style-name="ce40"/>
          <table:table-cell table:style-name="ce49" table:number-columns-repeated="3"/>
          <table:table-cell table:style-name="ce63"/>
          <table:table-cell table:style-name="ce49" table:number-columns-repeated="3"/>
          <table:table-cell table:style-name="ce48"/>
          <table:table-cell table:style-name="ce64"/>
          <table:table-cell table:number-columns-repeated="1008"/>
        </table:table-row>
        <table:table-row table:style-name="ro1">
          <table:table-cell/>
          <table:table-cell table:style-name="ce15" table:number-columns-repeated="6"/>
          <table:table-cell table:style-name="ce50" table:formula="of:=SUM([.H44:.H47])" office:value-type="currency" office:currency="PLN" office:value="0" calcext:value-type="currency">
            <text:p>0,00 zł</text:p>
          </table:table-cell>
          <table:table-cell table:style-name="ce50" table:number-columns-repeated="2"/>
          <table:table-cell table:style-name="ce50" table:formula="of:=SUM([.K44:.K47])" office:value-type="currency" office:currency="PLN" office:value="0" calcext:value-type="currency">
            <text:p>0,00 zł</text:p>
          </table:table-cell>
          <table:table-cell table:style-name="ce50" table:formula="of:=SUM([.L44:.L47])" office:value-type="currency" office:currency="PLN" office:value="0" calcext:value-type="currency">
            <text:p>0,00 zł</text:p>
          </table:table-cell>
          <table:table-cell table:style-name="ce77"/>
          <table:table-cell table:style-name="ce77" table:formula="of:=SUM([.N44:.N47])" office:value-type="currency" office:currency="PLN" office:value="0" calcext:value-type="currency">
            <text:p>0,00 zł</text:p>
          </table:table-cell>
          <table:table-cell table:style-name="ce77" table:formula="of:=SUM([.O44:.O47])" office:value-type="currency" office:currency="PLN" office:value="0" calcext:value-type="currency">
            <text:p>0,00 zł</text:p>
          </table:table-cell>
          <table:table-cell table:style-name="ce77" table:formula="of:=SUM([.P44:.P47])" office:value-type="currency" office:currency="PLN" office:value="0" calcext:value-type="currency">
            <text:p>0,00 zł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127" table:formula="of:=SUM([.H48:.L48])" office:value-type="currency" office:currency="PLN" office:value="0" calcext:value-type="currency" table:number-columns-spanned="5" table:number-rows-spanned="1">
            <text:p>0,00 zł</text:p>
          </table:table-cell>
          <table:covered-table-cell table:number-columns-repeated="2" table:style-name="ce127"/>
          <table:covered-table-cell table:style-name="ce145"/>
          <table:covered-table-cell table:style-name="ce156"/>
          <table:table-cell table:style-name="ce156"/>
          <table:table-cell table:style-name="ce127" table:formula="of:=SUM([.N48:.P48])" office:value-type="currency" office:currency="PLN" office:value="0" calcext:value-type="currency" table:number-columns-spanned="3" table:number-rows-spanned="1">
            <text:p>0,00 zł</text:p>
          </table:table-cell>
          <table:covered-table-cell table:style-name="ce145"/>
          <table:covered-table-cell table:style-name="ce156"/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9"/>
          <table:table-cell table:style-name="ce86"/>
          <table:table-cell table:number-columns-repeated="1004"/>
        </table:table-row>
        <table:table-row table:style-name="ro1" table:number-rows-repeated="1048468">
          <table:table-cell table:number-columns-repeated="1024"/>
        </table:table-row>
        <table:table-row table:style-name="ro11" table:number-rows-repeated="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Kody" table:style-name="ta1">
        <table:table-column table:style-name="co15" table:default-cell-style-name="Default"/>
        <table:table-column table:style-name="co16" table:default-cell-style-name="ce6"/>
        <table:table-column table:style-name="co17" table:default-cell-style-name="ce170"/>
        <table:table-row table:style-name="ro4">
          <table:table-cell/>
          <table:table-cell table:style-name="Default" table:number-columns-repeated="2"/>
        </table:table-row>
        <table:table-row table:style-name="ro4">
          <table:table-cell/>
          <table:table-cell table:style-name="ce14" office:value-type="string" calcext:value-type="string">
            <text:p>Kazwa Kodu</text:p>
          </table:table-cell>
          <table:table-cell table:style-name="ce14" office:value-type="string" calcext:value-type="string">
            <text:p>Opis</text:p>
          </table:table-cell>
        </table:table-row>
        <table:table-row table:style-name="ro4">
          <table:table-cell/>
          <table:table-cell office:value-type="string" calcext:value-type="string">
            <text:p>GTU_01</text:p>
          </table:table-cell>
          <table:table-cell office:value-type="string" calcext:value-type="string">
            <text:p>Dostawa napojów alkoholowych - alkoholu etylowego</text:p>
          </table:table-cell>
        </table:table-row>
        <table:table-row table:style-name="ro4">
          <table:table-cell/>
          <table:table-cell office:value-type="string" calcext:value-type="string">
            <text:p>GTU_02</text:p>
          </table:table-cell>
          <table:table-cell office:value-type="string" calcext:value-type="string">
            <text:p>Dostawa towarów</text:p>
          </table:table-cell>
        </table:table-row>
        <table:table-row table:style-name="ro4">
          <table:table-cell/>
          <table:table-cell office:value-type="string" calcext:value-type="string">
            <text:p>GTU_03</text:p>
          </table:table-cell>
          <table:table-cell office:value-type="string" calcext:value-type="string">
            <text:p>Dostawa oleju opałowego w rozumieniu przepisów o podatku akcyzowym oraz olejów smarowych</text:p>
          </table:table-cell>
        </table:table-row>
        <table:table-row table:style-name="ro4">
          <table:table-cell/>
          <table:table-cell office:value-type="string" calcext:value-type="string">
            <text:p>GTU_04</text:p>
          </table:table-cell>
          <table:table-cell office:value-type="string" calcext:value-type="string">
            <text:p>Dostawa wyrobów tytoniowych</text:p>
          </table:table-cell>
        </table:table-row>
        <table:table-row table:style-name="ro4">
          <table:table-cell/>
          <table:table-cell office:value-type="string" calcext:value-type="string">
            <text:p>GTU_05</text:p>
          </table:table-cell>
          <table:table-cell office:value-type="string" calcext:value-type="string">
            <text:p>Dostawa odpadów - wyłącznie określonych w poz. 79-91 załącznika nr 15 do ustawy. </text:p>
          </table:table-cell>
        </table:table-row>
        <table:table-row table:style-name="ro4">
          <table:table-cell/>
          <table:table-cell office:value-type="string" calcext:value-type="string">
            <text:p>GTU_06</text:p>
          </table:table-cell>
          <table:table-cell office:value-type="string" calcext:value-type="string">
            <text:p>Dostawa urządzeń elektronicznych oraz części i materiałów do nich</text:p>
          </table:table-cell>
        </table:table-row>
        <table:table-row table:style-name="ro4">
          <table:table-cell/>
          <table:table-cell office:value-type="string" calcext:value-type="string">
            <text:p>GTU_07</text:p>
          </table:table-cell>
          <table:table-cell office:value-type="string" calcext:value-type="string">
            <text:p>Dostawa pojazdów oraz części samochodowych o kodach wyłącznie CN 8701 - 8708 oraz CN 8708 10. </text:p>
          </table:table-cell>
        </table:table-row>
        <table:table-row table:style-name="ro4">
          <table:table-cell/>
          <table:table-cell office:value-type="string" calcext:value-type="string">
            <text:p>GTU_08</text:p>
          </table:table-cell>
          <table:table-cell office:value-type="string" calcext:value-type="string">
            <text:p>Dostawa metali szlachetnych oraz nieszlachetnych - wyłącznie określonych w poz. 1-3 załącznika nr 12 do ustawy oraz w poz. 12-25</text:p>
          </table:table-cell>
        </table:table-row>
        <table:table-row table:style-name="ro4">
          <table:table-cell/>
          <table:table-cell office:value-type="string" calcext:value-type="string">
            <text:p>GTU_09</text:p>
          </table:table-cell>
          <table:table-cell office:value-type="string" calcext:value-type="string">
            <text:p>Dostawa leków oraz wyrobów medycznych - produktów leczniczych</text:p>
          </table:table-cell>
        </table:table-row>
        <table:table-row table:style-name="ro4">
          <table:table-cell/>
          <table:table-cell office:value-type="string" calcext:value-type="string">
            <text:p>GTU_10</text:p>
          </table:table-cell>
          <table:table-cell office:value-type="string" calcext:value-type="string">
            <text:p>Dostawa budynków</text:p>
          </table:table-cell>
        </table:table-row>
        <table:table-row table:style-name="ro4">
          <table:table-cell/>
          <table:table-cell office:value-type="string" calcext:value-type="string">
            <text:p>GTU_11</text:p>
          </table:table-cell>
          <table:table-cell office:value-type="string" calcext:value-type="string">
            <text:p>Świadczenie usług w zakresie przenoszenia uprawnień do emisji gazów cieplarnianych</text:p>
          </table:table-cell>
        </table:table-row>
        <table:table-row table:style-name="ro4">
          <table:table-cell/>
          <table:table-cell office:value-type="string" calcext:value-type="string">
            <text:p>GTU_12</text:p>
          </table:table-cell>
          <table:table-cell office:value-type="string" calcext:value-type="string">
            <text:p>Świadczenie usług o charakterze niematerialnym - wyłącznie: doradczych</text:p>
          </table:table-cell>
        </table:table-row>
        <table:table-row table:style-name="ro4">
          <table:table-cell/>
          <table:table-cell office:value-type="string" calcext:value-type="string">
            <text:p>GTU_13</text:p>
          </table:table-cell>
          <table:table-cell office:value-type="string" calcext:value-type="string">
            <text:p>Świadczenie usług transportowych i gospodarki magazynowej - Sekcja H PKWiU 2015 symbol ex 49.4</text:p>
          </table:table-cell>
        </table:table-row>
        <table:table-row table:style-name="ro4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Dostawa w ramach sprzedaży wysyłkowej z terytorium kraju</text:p>
          </table:table-cell>
        </table:table-row>
        <table:table-row table:style-name="ro4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Świadczenie usług telekomunikacyjnych</text:p>
          </table:table-cell>
        </table:table-row>
        <table:table-row table:style-name="ro4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Istniejące powiązania między nabywcą a dokonującym dostawy towarów lub usługodawcą</text:p>
          </table:table-cell>
        </table:table-row>
        <table:table-row table:style-name="ro4">
          <table:table-cell/>
          <table:table-cell office:value-type="string" calcext:value-type="string">
            <text:p>TT_WNT</text:p>
          </table:table-cell>
          <table:table-cell office:value-type="string" calcext:value-type="string">
            <text:p>Wewnątrzwspólnotowe nabycie towarów dokonane przez drugiego w kolejności podatnika VAT w ramach transakcji trójstronnej w procedurze uproszczonej</text:p>
          </table:table-cell>
        </table:table-row>
        <table:table-row table:style-name="ro4">
          <table:table-cell/>
          <table:table-cell office:value-type="string" calcext:value-type="string">
            <text:p>TT_D</text:p>
          </table:table-cell>
          <table:table-cell office:value-type="string" calcext:value-type="string">
            <text:p>Dostawa towarów poza terytorium kraju dokonana przez drugiego w kolejności podatnika VAT w ramach transakcji trójstronnej w procedurze uproszczonej</text:p>
          </table:table-cell>
        </table:table-row>
        <table:table-row table:style-name="ro4">
          <table:table-cell/>
          <table:table-cell office:value-type="string" calcext:value-type="string">
            <text:p>MR_T</text:p>
          </table:table-cell>
          <table:table-cell office:value-type="string" calcext:value-type="string">
            <text:p>Świadczenie usług turystyki opodatkowane na zasadach marży zgodnie z art. 119 ustawy.</text:p>
          </table:table-cell>
        </table:table-row>
        <table:table-row table:style-name="ro4">
          <table:table-cell/>
          <table:table-cell office:value-type="string" calcext:value-type="string">
            <text:p>MR_UZ</text:p>
          </table:table-cell>
          <table:table-cell office:value-type="string" calcext:value-type="string">
            <text:p>Dostawa towarów używanych</text:p>
          </table:table-cell>
        </table:table-row>
        <table:table-row table:style-name="ro4">
          <table:table-cell/>
          <table:table-cell office:value-type="string" calcext:value-type="string">
            <text:p>I_42</text:p>
          </table:table-cell>
          <table:table-cell office:value-type="string" calcext:value-type="string">
            <text:p>Wewnątrzwspólnotowa dostawa towarów następująca po imporcie tych towarów w ramach procedury celnej 42 (import).</text:p>
          </table:table-cell>
        </table:table-row>
        <table:table-row table:style-name="ro4">
          <table:table-cell/>
          <table:table-cell office:value-type="string" calcext:value-type="string">
            <text:p>I_63</text:p>
          </table:table-cell>
          <table:table-cell office:value-type="string" calcext:value-type="string">
            <text:p>Wewnątrzwspólnotowa dostawa towarów następująca po imporcie tych towarów w ramach procedury celnej 63 (import).</text:p>
          </table:table-cell>
        </table:table-row>
        <table:table-row table:style-name="ro4">
          <table:table-cell/>
          <table:table-cell office:value-type="string" calcext:value-type="string">
            <text:p>B_SPV</text:p>
          </table:table-cell>
          <table:table-cell office:value-type="string" calcext:value-type="string">
            <text:p>Transfer bonu jednego przeznaczenia dokonany przez podatnika działającego we własnym imieniu</text:p>
          </table:table-cell>
        </table:table-row>
        <table:table-row table:style-name="ro4">
          <table:table-cell/>
          <table:table-cell office:value-type="string" calcext:value-type="string">
            <text:p>B_SPV_DOSTAWA</text:p>
          </table:table-cell>
          <table:table-cell office:value-type="string" calcext:value-type="string">
            <text:p>Dostawa towarów oraz świadczenie usług</text:p>
          </table:table-cell>
        </table:table-row>
        <table:table-row table:style-name="ro4">
          <table:table-cell/>
          <table:table-cell office:value-type="string" calcext:value-type="string">
            <text:p>B_MPV_PROWIZJA</text:p>
          </table:table-cell>
          <table:table-cell office:value-type="string" calcext:value-type="string">
            <text:p>Świadczenie usług pośrednictwa oraz innych usług dotyczących transferu bonu różnego przeznaczenia</text:p>
          </table:table-cell>
        </table:table-row>
        <table:table-row table:style-name="ro4">
          <table:table-cell/>
          <table:table-cell office:value-type="string" calcext:value-type="string">
            <text:p>MPP</text:p>
          </table:table-cell>
          <table:table-cell office:value-type="string" calcext:value-type="string">
            <text:p>Transakcja objęta obowiązkiem stosowania mechanizmu podzielonej płatności. Oznaczenie MPP należy stosować do faktur o kwocie brutto wyższej niż 15 000</text:p>
          </table:table-cell>
        </table:table-row>
        <table:table-row table:style-name="ro4">
          <table:table-cell/>
          <table:table-cell office:value-type="string" calcext:value-type="string">
            <text:p>IMP</text:p>
          </table:table-cell>
          <table:table-cell office:value-type="string" calcext:value-type="string">
            <text:p>Oznaczenie dotyczące podatku naliczonego z tytułu importu towarów</text:p>
          </table:table-cell>
        </table:table-row>
      </table:table>
      <table:table table:name="2018.KW4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3" table:default-cell-style-name="ce3"/>
        <table:table-column table:style-name="co14" table:default-cell-style-name="ce3"/>
        <table:table-column table:style-name="co13" table:number-columns-repeated="46" table:default-cell-style-name="ce3"/>
        <table:table-column table:style-name="co13" table:number-columns-repeated="958" table:default-cell-style-name="Default"/>
        <table:table-row table:style-name="ro1">
          <table:table-cell table:number-columns-repeated="6"/>
          <table:table-cell table:style-name="ce110"/>
          <table:table-cell table:style-name="ce117" table:number-columns-repeated="3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 table:number-columns-spanned="14" table:number-rows-spanned="1">
            <text:p>Ewidencja sprzedaży VAT</text:p>
          </table:table-cell>
          <table:covered-table-cell table:number-columns-repeated="4"/>
          <table:covered-table-cell table:style-name="ce110"/>
          <table:covered-table-cell table:number-columns-repeated="3" table:style-name="ce117"/>
          <table:covered-table-cell table:number-columns-repeated="5"/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35" office:value-type="string" calcext:value-type="string">
            <text:p>NIP</text:p>
          </table:table-cell>
          <table:table-cell table:style-name="ce14" office:value-type="string" calcext:value-type="string">
            <text:p>Nr Faktury</text:p>
          </table:table-cell>
          <table:table-cell table:style-name="ce14" office:value-type="string" calcext:value-type="string">
            <text:p>Kraj</text:p>
          </table:table-cell>
          <table:table-cell table:style-name="ce14" office:value-type="string" calcext:value-type="string">
            <text:p>Kody</text:p>
          </table:table-cell>
          <table:table-cell table:style-name="ce52" office:value-type="string" calcext:value-type="string">
            <text:p>Netto</text:p>
          </table:table-cell>
          <table:table-cell table:style-name="ce66" office:value-type="string" calcext:value-type="string">
            <text:p>Stawka VAT</text:p>
          </table:table-cell>
          <table:table-cell table:style-name="ce66"/>
          <table:table-cell table:style-name="ce52" office:value-type="string" calcext:value-type="string">
            <text:p>Brutto</text:p>
          </table:table-cell>
          <table:table-cell table:style-name="ce14" office:value-type="string" calcext:value-type="string">
            <text:p>Kwota VAT</text:p>
          </table:table-cell>
          <table:table-cell table:number-columns-repeated="1009"/>
        </table:table-row>
        <table:table-row table:style-name="ro4">
          <table:table-cell/>
          <table:table-cell table:style-name="ce34" office:value-type="string" calcext:value-type="string" table:number-columns-spanned="14" table:number-rows-spanned="1">
            <text:p>2018/10</text:p>
          </table:table-cell>
          <table:covered-table-cell table:style-name="ce92"/>
          <table:covered-table-cell table:style-name="ce92" office:value-type="string" calcext:value-type="string">
            <text:p>content.append('&lt;td&gt;{}&lt;br/&gt;&lt;small&gt;{}&lt;/small&gt;&lt;small&gt;{}&lt;/small&gt;&lt;/td&gt;'.format(escape(i['Nazwa Kontrahenta'] or ''), escape(i['Adres Kontrahenta'] or ''), escape(nip.format(i['NIP']))))</text:p>
          </table:covered-table-cell>
          <table:covered-table-cell table:number-columns-repeated="2" table:style-name="ce92"/>
          <table:covered-table-cell table:style-name="ce112"/>
          <table:covered-table-cell table:number-columns-repeated="3" table:style-name="ce118"/>
          <table:covered-table-cell table:style-name="ce133"/>
          <table:covered-table-cell table:number-columns-repeated="2" table:style-name="ce147"/>
          <table:covered-table-cell table:number-columns-repeated="2" table:style-name="ce133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1.</text:p>
          </table:table-cell>
          <table:table-cell table:number-columns-repeated="2" table:style-name="ce17" office:value-type="string" calcext:value-type="string">
            <text:p>2018-10-01</text:p>
          </table:table-cell>
          <table:table-cell table:style-name="ce6" office:value-type="string" calcext:value-type="string">
            <text:p>Nazwa Firmy 1</text:p>
          </table:table-cell>
          <table:table-cell table:style-name="ce32" office:value-type="string" calcext:value-type="string">
            <text:p>Adres firmy 1</text:p>
          </table:table-cell>
          <table:table-cell table:style-name="ce6" office:value-type="string" calcext:value-type="string">
            <text:p>000-000-00-00</text:p>
          </table:table-cell>
          <table:table-cell table:style-name="ce6" office:value-type="string" calcext:value-type="string">
            <text:p>1/2018</text:p>
          </table:table-cell>
          <table:table-cell table:style-name="ce6" table:number-columns-repeated="2"/>
          <table:table-cell table:style-name="ce48" office:value-type="currency" office:currency="PLN" office:value="0" calcext:value-type="currency">
            <text:p>0,00 zł</text:p>
          </table:table-cell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K5]*(1+[.L5])" office:value-type="currency" office:currency="PLN" office:value="0" calcext:value-type="currency">
            <text:p>0,00 zł</text:p>
          </table:table-cell>
          <table:table-cell table:style-name="ce48" table:formula="of:=[.K5]*[.L5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2.</text:p>
          </table:table-cell>
          <table:table-cell table:number-columns-repeated="2" table:style-name="ce17" office:value-type="string" calcext:value-type="string">
            <text:p>2018-10-01</text:p>
          </table:table-cell>
          <table:table-cell table:style-name="ce6" office:value-type="string" calcext:value-type="string">
            <text:p>Nazwa Firmy 2</text:p>
          </table:table-cell>
          <table:table-cell table:style-name="ce32" office:value-type="string" calcext:value-type="string">
            <text:p>Adres firmy 2</text:p>
          </table:table-cell>
          <table:table-cell table:style-name="ce6" office:value-type="string" calcext:value-type="string">
            <text:p>000-000-00-00</text:p>
          </table:table-cell>
          <table:table-cell table:style-name="ce6" office:value-type="string" calcext:value-type="string">
            <text:p>2/2018</text:p>
          </table:table-cell>
          <table:table-cell table:style-name="ce6" table:number-columns-repeated="2"/>
          <table:table-cell table:style-name="ce48" office:value-type="currency" office:currency="PLN" office:value="0" calcext:value-type="currency">
            <text:p>0,00 zł</text:p>
          </table:table-cell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K6]*(1+[.L6])" office:value-type="currency" office:currency="PLN" office:value="0" calcext:value-type="currency">
            <text:p>0,00 zł</text:p>
          </table:table-cell>
          <table:table-cell table:style-name="ce48" table:formula="of:=[.K6]*[.L6]" office:value-type="currency" office:currency="PLN" office:value="0" calcext:value-type="currency">
            <text:p>0,00 zł</text:p>
          </table:table-cell>
          <table:table-cell table:number-columns-repeated="1009"/>
        </table:table-row>
        <table:table-row table:style-name="ro1">
          <table:table-cell/>
          <table:table-cell table:style-name="ce7" table:number-columns-repeated="9"/>
          <table:table-cell table:style-name="ce54" table:formula="of:=ROUND(SUM([.K5:.K6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N5:.N6]))" office:value-type="currency" office:currency="PLN" office:value="0" calcext:value-type="currency">
            <text:p>0,00 zł</text:p>
          </table:table-cell>
          <table:table-cell table:style-name="ce54" table:formula="of:=ROUND(SUM([.O5:.O6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 table:number-columns-spanned="14" table:number-rows-spanned="1">
            <text:p>2018/11</text:p>
          </table:table-cell>
          <table:covered-table-cell table:number-columns-repeated="11" table:style-name="ce94"/>
          <table:covered-table-cell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3.</text:p>
          </table:table-cell>
          <table:table-cell table:style-name="ce19" table:number-columns-repeated="2"/>
          <table:table-cell table:style-name="ce6" table:number-columns-repeated="6"/>
          <table:table-cell table:style-name="ce48"/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K9]*(1+[.L9])" office:value-type="currency" office:currency="PLN" office:value="0" calcext:value-type="currency">
            <text:p>0,00 zł</text:p>
          </table:table-cell>
          <table:table-cell table:style-name="ce48" table:formula="of:=[.K9]*[.L9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4"/>
        </table:table-row>
        <table:table-row table:style-name="ro1">
          <table:table-cell/>
          <table:table-cell table:style-name="ce7" table:number-columns-repeated="9"/>
          <table:table-cell table:style-name="ce54" table:formula="of:=ROUND(SUM([.K9:.K9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N9:.N9]))" office:value-type="currency" office:currency="PLN" office:value="0" calcext:value-type="currency">
            <text:p>0,00 zł</text:p>
          </table:table-cell>
          <table:table-cell table:style-name="ce54" table:formula="of:=ROUND(SUM([.O9:.O9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 table:number-columns-spanned="14" table:number-rows-spanned="1">
            <text:p>2018/12</text:p>
          </table:table-cell>
          <table:covered-table-cell table:number-columns-repeated="11" table:style-name="ce94"/>
          <table:covered-table-cell table:number-columns-repeated="2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5.</text:p>
          </table:table-cell>
          <table:table-cell table:style-name="ce19" table:number-columns-repeated="2"/>
          <table:table-cell table:style-name="ce6" table:number-columns-repeated="6"/>
          <table:table-cell table:style-name="ce48"/>
          <table:table-cell table:style-name="ce68" office:value-type="percentage" office:value="0.23" calcext:value-type="percentage">
            <text:p>23,00%</text:p>
          </table:table-cell>
          <table:table-cell table:style-name="ce68"/>
          <table:table-cell table:style-name="ce48" table:formula="of:=[.K12]*(1+[.L12])" office:value-type="currency" office:currency="PLN" office:value="0" calcext:value-type="currency">
            <text:p>0,00 zł</text:p>
          </table:table-cell>
          <table:table-cell table:style-name="ce48" table:formula="of:=[.K12]*[.L12]" office:value-type="currency" office:currency="PLN" office:value="0" calcext:value-type="currency">
            <text:p>0,00 zł</text:p>
          </table:table-cell>
          <table:table-cell table:number-columns-repeated="4"/>
          <table:table-cell table:style-name="ce85"/>
          <table:table-cell table:number-columns-repeated="1004"/>
        </table:table-row>
        <table:table-row table:style-name="ro1">
          <table:table-cell/>
          <table:table-cell table:style-name="ce7" table:number-columns-repeated="9"/>
          <table:table-cell table:style-name="ce54" table:formula="of:=ROUND(SUM([.K12:.K12]))" office:value-type="currency" office:currency="PLN" office:value="0" calcext:value-type="currency">
            <text:p>0,00 zł</text:p>
          </table:table-cell>
          <table:table-cell table:style-name="ce69" table:number-columns-repeated="2"/>
          <table:table-cell table:style-name="ce54" table:formula="of:=ROUND(SUM([.N12:.N12]))" office:value-type="currency" office:currency="PLN" office:value="0" calcext:value-type="currency">
            <text:p>0,00 zł</text:p>
          </table:table-cell>
          <table:table-cell table:style-name="ce54" table:formula="of:=ROUND(SUM([.O12:.O12]))" office:value-type="currency" office:currency="PLN" office:value="0" calcext:value-type="currency">
            <text:p>0,00 zł</text:p>
          </table:table-cell>
          <table:table-cell table:number-columns-repeated="2"/>
          <table:table-cell table:style-name="ce85"/>
          <table:table-cell table:number-columns-repeated="1006"/>
        </table:table-row>
        <table:table-row table:style-name="ro1">
          <table:table-cell/>
          <table:table-cell table:style-name="ce70" table:number-columns-repeated="3"/>
          <table:table-cell table:style-name="ce27" table:number-columns-repeated="2"/>
          <table:table-cell table:style-name="ce70" table:number-columns-repeated="4"/>
          <table:table-cell table:style-name="ce135"/>
          <table:table-cell table:style-name="ce150" table:number-columns-repeated="2"/>
          <table:table-cell table:style-name="ce135" table:number-columns-repeated="2"/>
          <table:table-cell table:number-columns-repeated="3"/>
          <table:table-cell table:style-name="ce85"/>
          <table:table-cell table:number-columns-repeated="1005"/>
        </table:table-row>
        <table:table-row table:style-name="ro1">
          <table:table-cell/>
          <table:table-cell table:style-name="ce70" table:number-columns-repeated="3"/>
          <table:table-cell table:style-name="ce27" table:number-columns-repeated="2"/>
          <table:table-cell table:style-name="ce70"/>
          <table:table-cell table:style-name="ce43" office:value-type="string" calcext:value-type="string">
            <text:p>SUMA</text:p>
          </table:table-cell>
          <table:table-cell table:style-name="ce43" table:number-columns-repeated="2"/>
          <table:table-cell table:style-name="ce56" table:formula="of:=ROUND([.K7]+[.K10]+[.K13])" office:value-type="currency" office:currency="PLN" office:value="0" calcext:value-type="currency">
            <text:p>0,00 zł</text:p>
          </table:table-cell>
          <table:table-cell table:style-name="ce150" table:number-columns-repeated="2"/>
          <table:table-cell table:style-name="ce56" table:formula="of:=ROUND([.N7]+[.N10]+[.N13])" office:value-type="currency" office:currency="PLN" office:value="0" calcext:value-type="currency">
            <text:p>0,00 zł</text:p>
          </table:table-cell>
          <table:table-cell table:style-name="ce56" table:formula="of:=ROUND([.O7]+[.O10]+[.O13])" office:value-type="currency" office:currency="PLN" office:value="0" calcext:value-type="currency">
            <text:p>0,00 zł</text:p>
          </table:table-cell>
          <table:table-cell table:number-columns-repeated="3"/>
          <table:table-cell table:style-name="ce85"/>
          <table:table-cell table:number-columns-repeated="1005"/>
        </table:table-row>
        <table:table-row table:style-name="ro5">
          <table:table-cell/>
          <table:table-cell table:style-name="ce70" table:number-columns-repeated="9"/>
          <table:table-cell table:style-name="ce135"/>
          <table:table-cell table:style-name="ce150" table:number-columns-repeated="2"/>
          <table:table-cell table:style-name="ce135" table:number-columns-repeated="2"/>
          <table:table-cell table:number-columns-repeated="1009"/>
        </table:table-row>
        <table:table-row table:style-name="ro6">
          <table:table-cell/>
          <table:table-cell table:style-name="ce8" office:value-type="string" calcext:value-type="string" table:number-columns-spanned="15" table:number-rows-spanned="1">
            <text:p>Ewidencja zakupów VAT</text:p>
          </table:table-cell>
          <table:covered-table-cell table:number-columns-repeated="8" table:style-name="ce70"/>
          <table:covered-table-cell table:style-name="ce135"/>
          <table:covered-table-cell table:number-columns-repeated="2" table:style-name="ce150"/>
          <table:covered-table-cell table:number-columns-repeated="2" table:style-name="ce135"/>
          <table:covered-table-cell/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14" office:value-type="string" calcext:value-type="string">
            <text:p>NIP</text:p>
          </table:table-cell>
          <table:table-cell table:style-name="ce14" office:value-type="string" calcext:value-type="string">
            <text:p>Nr Faktury</text:p>
          </table:table-cell>
          <table:table-cell table:style-name="ce14" office:value-type="string" calcext:value-type="string">
            <text:p>Kraj</text:p>
          </table:table-cell>
          <table:table-cell table:style-name="ce14" office:value-type="string" calcext:value-type="string">
            <text:p>Kody</text:p>
          </table:table-cell>
          <table:table-cell table:style-name="ce14" office:value-type="string" calcext:value-type="string">
            <text:p>Netto</text:p>
          </table:table-cell>
          <table:table-cell table:style-name="ce14" office:value-type="string" calcext:value-type="string">
            <text:p>Stawka VAT</text:p>
          </table:table-cell>
          <table:table-cell table:style-name="ce14" office:value-type="string" calcext:value-type="string">
            <text:p>Odliczenie VAT</text:p>
          </table:table-cell>
          <table:table-cell table:style-name="ce14" office:value-type="string" calcext:value-type="string">
            <text:p>Brutto</text:p>
          </table:table-cell>
          <table:table-cell table:style-name="ce14" office:value-type="string" calcext:value-type="string">
            <text:p>Kwota VAT</text:p>
          </table:table-cell>
          <table:table-cell table:style-name="ce14" office:value-type="string" calcext:value-type="string">
            <text:p>Koszty</text:p>
          </table:table-cell>
          <table:table-cell table:number-columns-repeated="1008"/>
        </table:table-row>
        <table:table-row table:style-name="ro1">
          <table:table-cell/>
          <table:table-cell table:style-name="ce61" office:value-type="string" calcext:value-type="string" table:number-columns-spanned="15" table:number-rows-spanned="1">
            <text:p>2018/10</text:p>
          </table:table-cell>
          <table:covered-table-cell table:number-columns-repeated="8" table:style-name="ce96"/>
          <table:covered-table-cell table:style-name="ce137"/>
          <table:covered-table-cell table:number-columns-repeated="2" table:style-name="ce151"/>
          <table:covered-table-cell table:number-columns-repeated="3" table:style-name="ce137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1.</text:p>
          </table:table-cell>
          <table:table-cell table:number-columns-repeated="2" table:style-name="ce17" office:value-type="string" calcext:value-type="string">
            <text:p>2018-10-01</text:p>
          </table:table-cell>
          <table:table-cell table:style-name="ce6" office:value-type="string" calcext:value-type="string">
            <text:p>Nazwa Firmy 3</text:p>
          </table:table-cell>
          <table:table-cell table:style-name="ce32" office:value-type="string" calcext:value-type="string">
            <text:p>Adres firmy 3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1</text:p>
          </table:table-cell>
          <table:table-cell table:style-name="ce44" table:number-columns-repeated="2"/>
          <table:table-cell table:style-name="ce58" office:value-type="currency" office:currency="PLN" office:value="1" calcext:value-type="currency">
            <text:p>1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0]+[.K20]*[.L20]" office:value-type="currency" office:currency="PLN" office:value="1.23" calcext:value-type="currency">
            <text:p>1,23 zł</text:p>
          </table:table-cell>
          <table:table-cell table:style-name="ce78" table:formula="of:=([.K20]*[.M20])*[.L20]" office:value-type="currency" office:currency="PLN" office:value="0.23" calcext:value-type="currency">
            <text:p>0,23 zł</text:p>
          </table:table-cell>
          <table:table-cell table:style-name="ce83" table:formula="of:=[.N20]-[.O20]" office:value-type="currency" office:currency="PLN" office:value="1" calcext:value-type="currency">
            <text:p>1,00 zł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2.</text:p>
          </table:table-cell>
          <table:table-cell table:number-columns-repeated="2" table:style-name="ce17" office:value-type="string" calcext:value-type="string">
            <text:p>2018-10-02</text:p>
          </table:table-cell>
          <table:table-cell table:style-name="ce6" office:value-type="string" calcext:value-type="string">
            <text:p>Nazwa Firmy 4</text:p>
          </table:table-cell>
          <table:table-cell table:style-name="ce32" office:value-type="string" calcext:value-type="string">
            <text:p>Adres firmy 4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2</text:p>
          </table:table-cell>
          <table:table-cell table:style-name="ce44" table:number-columns-repeated="2"/>
          <table:table-cell table:style-name="ce58" office:value-type="currency" office:currency="PLN" office:value="2" calcext:value-type="currency">
            <text:p>2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K21]+[.K21]*[.L21]" office:value-type="currency" office:currency="PLN" office:value="2.46" calcext:value-type="currency">
            <text:p>2,46 zł</text:p>
          </table:table-cell>
          <table:table-cell table:style-name="ce78" table:formula="of:=([.K21]*[.M21])*[.L21]" office:value-type="currency" office:currency="PLN" office:value="0.23" calcext:value-type="currency">
            <text:p>0,23 zł</text:p>
          </table:table-cell>
          <table:table-cell table:style-name="ce83" table:formula="of:=[.N21]-[.O21]" office:value-type="currency" office:currency="PLN" office:value="2.23" calcext:value-type="currency">
            <text:p>2,23 zł</text:p>
          </table:table-cell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3.</text:p>
          </table:table-cell>
          <table:table-cell table:number-columns-repeated="2" table:style-name="ce17" office:value-type="string" calcext:value-type="string">
            <text:p>2018-10-03</text:p>
          </table:table-cell>
          <table:table-cell table:style-name="ce6" office:value-type="string" calcext:value-type="string">
            <text:p>Nazwa Firmy 5</text:p>
          </table:table-cell>
          <table:table-cell table:style-name="ce32" office:value-type="string" calcext:value-type="string">
            <text:p>Adres firmy 5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3</text:p>
          </table:table-cell>
          <table:table-cell table:style-name="ce44" table:number-columns-repeated="2"/>
          <table:table-cell table:style-name="ce58" office:value-type="currency" office:currency="PLN" office:value="3" calcext:value-type="currency">
            <text:p>3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K22]+[.K22]*[.L22]" office:value-type="currency" office:currency="PLN" office:value="3.69" calcext:value-type="currency">
            <text:p>3,69 zł</text:p>
          </table:table-cell>
          <table:table-cell table:style-name="ce78" table:formula="of:=([.K22]*[.M22])*[.L22]" office:value-type="currency" office:currency="PLN" office:value="0.345" calcext:value-type="currency">
            <text:p>0,35 zł</text:p>
          </table:table-cell>
          <table:table-cell table:style-name="ce83" table:formula="of:=[.N22]-[.O22]" office:value-type="currency" office:currency="PLN" office:value="3.345" calcext:value-type="currency">
            <text:p>3,35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4.</text:p>
          </table:table-cell>
          <table:table-cell table:number-columns-repeated="2" table:style-name="ce17" office:value-type="string" calcext:value-type="string">
            <text:p>2018-10-04</text:p>
          </table:table-cell>
          <table:table-cell table:style-name="ce6" office:value-type="string" calcext:value-type="string">
            <text:p>Nazwa Firmy 6</text:p>
          </table:table-cell>
          <table:table-cell table:style-name="ce32" office:value-type="string" calcext:value-type="string">
            <text:p>Adres firmy 6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4</text:p>
          </table:table-cell>
          <table:table-cell table:style-name="ce44" table:number-columns-repeated="2"/>
          <table:table-cell table:style-name="ce58" office:value-type="currency" office:currency="PLN" office:value="4" calcext:value-type="currency">
            <text:p>4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3]+[.K23]*[.L23]" office:value-type="currency" office:currency="PLN" office:value="4.92" calcext:value-type="currency">
            <text:p>4,92 zł</text:p>
          </table:table-cell>
          <table:table-cell table:style-name="ce78" table:formula="of:=([.K23]*[.M23])*[.L23]" office:value-type="currency" office:currency="PLN" office:value="0.92" calcext:value-type="currency">
            <text:p>0,92 zł</text:p>
          </table:table-cell>
          <table:table-cell table:style-name="ce83" table:formula="of:=[.N23]-[.O23]" office:value-type="currency" office:currency="PLN" office:value="4" calcext:value-type="currency">
            <text:p>4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5.</text:p>
          </table:table-cell>
          <table:table-cell table:number-columns-repeated="2" table:style-name="ce17" office:value-type="string" calcext:value-type="string">
            <text:p>2018-10-05</text:p>
          </table:table-cell>
          <table:table-cell table:style-name="ce6" office:value-type="string" calcext:value-type="string">
            <text:p>Nazwa Firmy 7</text:p>
          </table:table-cell>
          <table:table-cell table:style-name="ce32" office:value-type="string" calcext:value-type="string">
            <text:p>Adres firmy 7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5</text:p>
          </table:table-cell>
          <table:table-cell table:style-name="ce44" table:number-columns-repeated="2"/>
          <table:table-cell table:style-name="ce58" office:value-type="currency" office:currency="PLN" office:value="5" calcext:value-type="currency">
            <text:p>5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4]+[.K24]*[.L24]" office:value-type="currency" office:currency="PLN" office:value="6.15" calcext:value-type="currency">
            <text:p>6,15 zł</text:p>
          </table:table-cell>
          <table:table-cell table:style-name="ce78" table:formula="of:=([.K24]*[.M24])*[.L24]" office:value-type="currency" office:currency="PLN" office:value="1.15" calcext:value-type="currency">
            <text:p>1,15 zł</text:p>
          </table:table-cell>
          <table:table-cell table:style-name="ce83" table:formula="of:=[.N24]-[.O24]" office:value-type="currency" office:currency="PLN" office:value="5" calcext:value-type="currency">
            <text:p>5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6.</text:p>
          </table:table-cell>
          <table:table-cell table:number-columns-repeated="2" table:style-name="ce17" office:value-type="string" calcext:value-type="string">
            <text:p>2018-10-06</text:p>
          </table:table-cell>
          <table:table-cell table:style-name="ce6" office:value-type="string" calcext:value-type="string">
            <text:p>Nazwa Firmy 8</text:p>
          </table:table-cell>
          <table:table-cell table:style-name="ce32" office:value-type="string" calcext:value-type="string">
            <text:p>Adres firmy 8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6</text:p>
          </table:table-cell>
          <table:table-cell table:style-name="ce44" table:number-columns-repeated="2"/>
          <table:table-cell table:style-name="ce58" office:value-type="currency" office:currency="PLN" office:value="6" calcext:value-type="currency">
            <text:p>6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5]+[.K25]*[.L25]" office:value-type="currency" office:currency="PLN" office:value="7.38" calcext:value-type="currency">
            <text:p>7,38 zł</text:p>
          </table:table-cell>
          <table:table-cell table:style-name="ce78" table:formula="of:=([.K25]*[.M25])*[.L25]" office:value-type="currency" office:currency="PLN" office:value="1.38" calcext:value-type="currency">
            <text:p>1,38 zł</text:p>
          </table:table-cell>
          <table:table-cell table:style-name="ce83" table:formula="of:=[.N25]-[.O25]" office:value-type="currency" office:currency="PLN" office:value="6" calcext:value-type="currency">
            <text:p>6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7.</text:p>
          </table:table-cell>
          <table:table-cell table:number-columns-repeated="2" table:style-name="ce17" office:value-type="string" calcext:value-type="string">
            <text:p>2018-10-07</text:p>
          </table:table-cell>
          <table:table-cell table:style-name="ce6" office:value-type="string" calcext:value-type="string">
            <text:p>Nazwa Firmy 9</text:p>
          </table:table-cell>
          <table:table-cell table:style-name="ce32" office:value-type="string" calcext:value-type="string">
            <text:p>Adres firmy 9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7</text:p>
          </table:table-cell>
          <table:table-cell table:style-name="ce44" table:number-columns-repeated="2"/>
          <table:table-cell table:style-name="ce58" office:value-type="currency" office:currency="PLN" office:value="7" calcext:value-type="currency">
            <text:p>7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6]+[.K26]*[.L26]" office:value-type="currency" office:currency="PLN" office:value="8.61" calcext:value-type="currency">
            <text:p>8,61 zł</text:p>
          </table:table-cell>
          <table:table-cell table:style-name="ce78" table:formula="of:=([.K26]*[.M26])*[.L26]" office:value-type="currency" office:currency="PLN" office:value="1.61" calcext:value-type="currency">
            <text:p>1,61 zł</text:p>
          </table:table-cell>
          <table:table-cell table:style-name="ce83" table:formula="of:=[.N26]-[.O26]" office:value-type="currency" office:currency="PLN" office:value="7" calcext:value-type="currency">
            <text:p>7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8.</text:p>
          </table:table-cell>
          <table:table-cell table:number-columns-repeated="2" table:style-name="ce17" office:value-type="string" calcext:value-type="string">
            <text:p>2018-10-08</text:p>
          </table:table-cell>
          <table:table-cell table:style-name="ce6" office:value-type="string" calcext:value-type="string">
            <text:p>Nazwa Firmy 10</text:p>
          </table:table-cell>
          <table:table-cell table:style-name="ce32" office:value-type="string" calcext:value-type="string">
            <text:p>Adres firmy 10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8</text:p>
          </table:table-cell>
          <table:table-cell table:style-name="ce44" table:number-columns-repeated="2"/>
          <table:table-cell table:style-name="ce58" office:value-type="currency" office:currency="PLN" office:value="8" calcext:value-type="currency">
            <text:p>8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7]+[.K27]*[.L27]" office:value-type="currency" office:currency="PLN" office:value="9.84" calcext:value-type="currency">
            <text:p>9,84 zł</text:p>
          </table:table-cell>
          <table:table-cell table:style-name="ce78" table:formula="of:=([.K27]*[.M27])*[.L27]" office:value-type="currency" office:currency="PLN" office:value="1.84" calcext:value-type="currency">
            <text:p>1,84 zł</text:p>
          </table:table-cell>
          <table:table-cell table:style-name="ce83" table:formula="of:=[.N27]-[.O27]" office:value-type="currency" office:currency="PLN" office:value="8" calcext:value-type="currency">
            <text:p>8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9.</text:p>
          </table:table-cell>
          <table:table-cell table:number-columns-repeated="2" table:style-name="ce17" office:value-type="string" calcext:value-type="string">
            <text:p>2018-10-09</text:p>
          </table:table-cell>
          <table:table-cell table:style-name="ce6" office:value-type="string" calcext:value-type="string">
            <text:p>Nazwa Firmy 11</text:p>
          </table:table-cell>
          <table:table-cell table:style-name="ce32" office:value-type="string" calcext:value-type="string">
            <text:p>Adres firmy 11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09</text:p>
          </table:table-cell>
          <table:table-cell table:style-name="ce44" table:number-columns-repeated="2"/>
          <table:table-cell table:style-name="ce58" office:value-type="currency" office:currency="PLN" office:value="9" calcext:value-type="currency">
            <text:p>9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K28]+[.K28]*[.L28]" office:value-type="currency" office:currency="PLN" office:value="11.07" calcext:value-type="currency">
            <text:p>11,07 zł</text:p>
          </table:table-cell>
          <table:table-cell table:style-name="ce78" table:formula="of:=([.K28]*[.M28])*[.L28]" office:value-type="currency" office:currency="PLN" office:value="1.035" calcext:value-type="currency">
            <text:p>1,04 zł</text:p>
          </table:table-cell>
          <table:table-cell table:style-name="ce83" table:formula="of:=[.N28]-[.O28]" office:value-type="currency" office:currency="PLN" office:value="10.035" calcext:value-type="currency">
            <text:p>10,04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10.</text:p>
          </table:table-cell>
          <table:table-cell table:number-columns-repeated="2" table:style-name="ce17" office:value-type="string" calcext:value-type="string">
            <text:p>2018-10-10</text:p>
          </table:table-cell>
          <table:table-cell table:style-name="ce6" office:value-type="string" calcext:value-type="string">
            <text:p>Nazwa Firmy 12</text:p>
          </table:table-cell>
          <table:table-cell table:style-name="ce32" office:value-type="string" calcext:value-type="string">
            <text:p>Adres firmy 12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10</text:p>
          </table:table-cell>
          <table:table-cell table:style-name="ce44" table:number-columns-repeated="2"/>
          <table:table-cell table:style-name="ce58" office:value-type="currency" office:currency="PLN" office:value="10" calcext:value-type="currency">
            <text:p>10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1" calcext:value-type="percentage">
            <text:p>100,00%</text:p>
          </table:table-cell>
          <table:table-cell table:style-name="ce78" table:formula="of:=[.K29]+[.K29]*[.L29]" office:value-type="currency" office:currency="PLN" office:value="12.3" calcext:value-type="currency">
            <text:p>12,30 zł</text:p>
          </table:table-cell>
          <table:table-cell table:style-name="ce78" table:formula="of:=([.K29]*[.M29])*[.L29]" office:value-type="currency" office:currency="PLN" office:value="2.3" calcext:value-type="currency">
            <text:p>2,30 zł</text:p>
          </table:table-cell>
          <table:table-cell table:style-name="ce83" table:formula="of:=[.N29]-[.O29]" office:value-type="currency" office:currency="PLN" office:value="10" calcext:value-type="currency">
            <text:p>10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 office:value-type="string" calcext:value-type="string">
            <text:p>11.</text:p>
          </table:table-cell>
          <table:table-cell table:number-columns-repeated="2" table:style-name="ce17" office:value-type="string" calcext:value-type="string">
            <text:p>2018-10-11</text:p>
          </table:table-cell>
          <table:table-cell table:style-name="ce6" office:value-type="string" calcext:value-type="string">
            <text:p>Nazwa Firmy 13</text:p>
          </table:table-cell>
          <table:table-cell table:style-name="ce32" office:value-type="string" calcext:value-type="string">
            <text:p>Adres firmy 13</text:p>
          </table:table-cell>
          <table:table-cell table:style-name="ce6" office:value-type="string" calcext:value-type="string">
            <text:p>000-000-00-00</text:p>
          </table:table-cell>
          <table:table-cell table:style-name="ce44" office:value-type="string" calcext:value-type="string">
            <text:p>FV/2018/11</text:p>
          </table:table-cell>
          <table:table-cell table:style-name="ce44" table:number-columns-repeated="2"/>
          <table:table-cell table:style-name="ce58" office:value-type="currency" office:currency="PLN" office:value="11" calcext:value-type="currency">
            <text:p>11,00 zł</text:p>
          </table:table-cell>
          <table:table-cell table:style-name="ce72" office:value-type="percentage" office:value="0.23" calcext:value-type="percentage">
            <text:p>23,00%</text:p>
          </table:table-cell>
          <table:table-cell table:style-name="ce72" office:value-type="percentage" office:value="0.5" calcext:value-type="percentage">
            <text:p>50,00%</text:p>
          </table:table-cell>
          <table:table-cell table:style-name="ce78" table:formula="of:=[.K30]+[.K30]*[.L30]" office:value-type="currency" office:currency="PLN" office:value="13.53" calcext:value-type="currency">
            <text:p>13,53 zł</text:p>
          </table:table-cell>
          <table:table-cell table:style-name="ce78" table:formula="of:=([.K30]*[.M30])*[.L30]" office:value-type="currency" office:currency="PLN" office:value="1.265" calcext:value-type="currency">
            <text:p>1,27 zł</text:p>
          </table:table-cell>
          <table:table-cell table:style-name="ce83" table:formula="of:=[.N30]-[.O30]" office:value-type="currency" office:currency="PLN" office:value="12.265" calcext:value-type="currency">
            <text:p>12,27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1"/>
          <table:table-cell table:style-name="ce23" table:number-columns-repeated="2"/>
          <table:table-cell table:style-name="ce12" table:number-columns-repeated="2"/>
          <table:table-cell table:style-name="ce37" table:number-columns-repeated="4"/>
          <table:table-cell table:style-name="ce59" table:formula="of:=SUM([.K20:.K26])" office:value-type="currency" office:currency="PLN" office:value="28" calcext:value-type="currency">
            <text:p>28,00 zł</text:p>
          </table:table-cell>
          <table:table-cell table:style-name="ce73" table:number-columns-repeated="2"/>
          <table:table-cell table:style-name="ce79" table:formula="of:=SUM([.N20:.N26])" office:value-type="currency" office:currency="PLN" office:value="34.44" calcext:value-type="currency">
            <text:p>34,44 zł</text:p>
          </table:table-cell>
          <table:table-cell table:style-name="ce79" table:formula="of:=SUM([.O20:.O26])" office:value-type="currency" office:currency="PLN" office:value="5.865" calcext:value-type="currency">
            <text:p>5,87 zł</text:p>
          </table:table-cell>
          <table:table-cell table:style-name="ce79" table:formula="of:=SUM([.P20:.P26])" office:value-type="currency" office:currency="PLN" office:value="28.575" calcext:value-type="currency">
            <text:p>28,58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 table:number-columns-spanned="15" table:number-rows-spanned="1">
            <text:p>2018/11</text:p>
          </table:table-cell>
          <table:covered-table-cell table:number-columns-repeated="2" table:style-name="ce100"/>
          <table:covered-table-cell table:number-columns-repeated="2" table:style-name="ce104"/>
          <table:covered-table-cell table:number-columns-repeated="4" table:style-name="ce114"/>
          <table:covered-table-cell table:style-name="ce140"/>
          <table:covered-table-cell table:number-columns-repeated="2" table:style-name="ce154"/>
          <table:covered-table-cell table:number-columns-repeated="3" table:style-name="ce160"/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style-name="ce22" table:number-columns-repeated="2"/>
          <table:table-cell table:style-name="ce6"/>
          <table:table-cell table:style-name="ce32"/>
          <table:table-cell table:style-name="ce6"/>
          <table:table-cell table:style-name="ce45" table:number-columns-repeated="3"/>
          <table:table-cell table:style-name="ce58"/>
          <table:table-cell table:style-name="ce72" office:value-type="percentage" office:value="0.23" calcext:value-type="percentage">
            <text:p>23,00%</text:p>
          </table:table-cell>
          <table:table-cell table:style-name="ce72"/>
          <table:table-cell table:style-name="ce78" table:formula="of:=[.K33]+[.K33]*[.L33]" office:value-type="currency" office:currency="PLN" office:value="0" calcext:value-type="currency">
            <text:p>0,00 zł</text:p>
          </table:table-cell>
          <table:table-cell table:style-name="ce78" table:formula="of:=ROUND([.K33]*[.L33]; 2)" office:value-type="currency" office:currency="PLN" office:value="0" calcext:value-type="currency">
            <text:p>0,00 zł</text:p>
          </table:table-cell>
          <table:table-cell table:style-name="ce78" table:formula="of:=ROUND([.L33]*[.M33]; 2)" office:value-type="currency" office:currency="PLN" office:value="0" calcext:value-type="currency">
            <text:p>0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2" table:number-columns-repeated="5"/>
          <table:table-cell table:style-name="ce37" table:number-columns-repeated="4"/>
          <table:table-cell table:style-name="ce59" table:formula="of:=SUM([.K33:.K33])" office:value-type="currency" office:currency="PLN" office:value="0" calcext:value-type="currency">
            <text:p>0,00 zł</text:p>
          </table:table-cell>
          <table:table-cell table:style-name="ce73" table:number-columns-repeated="2"/>
          <table:table-cell table:style-name="ce79" table:formula="of:=SUM([.N33:.N33])" office:value-type="currency" office:currency="PLN" office:value="0" calcext:value-type="currency">
            <text:p>0,00 zł</text:p>
          </table:table-cell>
          <table:table-cell table:style-name="ce79" table:formula="of:=SUM([.O33:.O33])" office:value-type="currency" office:currency="PLN" office:value="0" calcext:value-type="currency">
            <text:p>0,00 zł</text:p>
          </table:table-cell>
          <table:table-cell table:style-name="ce79" table:formula="of:=SUM([.P33:.P33])" office:value-type="currency" office:currency="PLN" office:value="0" calcext:value-type="currency">
            <text:p>0,00 zł</text:p>
          </table:table-cell>
          <table:table-cell/>
          <table:table-cell table:style-name="ce85"/>
          <table:table-cell table:number-columns-repeated="1006"/>
        </table:table-row>
        <table:table-row table:style-name="ro1">
          <table:table-cell/>
          <table:table-cell table:style-name="ce61" office:value-type="string" calcext:value-type="string" table:number-columns-spanned="15" table:number-rows-spanned="1">
            <text:p>2018/12</text:p>
          </table:table-cell>
          <table:covered-table-cell table:number-columns-repeated="2" table:style-name="ce100"/>
          <table:covered-table-cell table:number-columns-repeated="2" table:style-name="ce104"/>
          <table:covered-table-cell table:number-columns-repeated="4" table:style-name="ce114"/>
          <table:covered-table-cell table:style-name="ce140"/>
          <table:covered-table-cell table:number-columns-repeated="2" table:style-name="ce154"/>
          <table:covered-table-cell table:number-columns-repeated="3" table:style-name="ce160"/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0"/>
          <table:table-cell table:style-name="ce22" table:number-columns-repeated="2"/>
          <table:table-cell table:style-name="ce6"/>
          <table:table-cell table:style-name="ce32"/>
          <table:table-cell table:style-name="ce6"/>
          <table:table-cell table:style-name="ce45" table:number-columns-repeated="3"/>
          <table:table-cell table:style-name="ce58"/>
          <table:table-cell table:style-name="ce72" office:value-type="percentage" office:value="0.23" calcext:value-type="percentage">
            <text:p>23,00%</text:p>
          </table:table-cell>
          <table:table-cell table:style-name="ce72"/>
          <table:table-cell table:style-name="ce78" table:formula="of:=[.K36]+[.K36]*[.L36]" office:value-type="currency" office:currency="PLN" office:value="0" calcext:value-type="currency">
            <text:p>0,00 zł</text:p>
          </table:table-cell>
          <table:table-cell table:style-name="ce78" table:formula="of:=ROUND([.K36]*[.L36]; 2)" office:value-type="currency" office:currency="PLN" office:value="0" calcext:value-type="currency">
            <text:p>0,00 zł</text:p>
          </table:table-cell>
          <table:table-cell table:style-name="ce78" table:formula="of:=ROUND([.L36]*[.M36]; 2)" office:value-type="currency" office:currency="PLN" office:value="0" calcext:value-type="currency">
            <text:p>0,00 zł</text:p>
          </table:table-cell>
          <table:table-cell table:style-name="ce85" table:number-columns-repeated="2"/>
          <table:table-cell table:number-columns-repeated="1006"/>
        </table:table-row>
        <table:table-row table:style-name="ro1">
          <table:table-cell/>
          <table:table-cell table:style-name="ce12" table:number-columns-repeated="3"/>
          <table:table-cell table:style-name="ce29" table:number-columns-repeated="2"/>
          <table:table-cell table:style-name="ce37" table:number-columns-repeated="4"/>
          <table:table-cell table:style-name="ce59" table:formula="of:=SUM([.K36:.K36])" office:value-type="currency" office:currency="PLN" office:value="0" calcext:value-type="currency">
            <text:p>0,00 zł</text:p>
          </table:table-cell>
          <table:table-cell table:style-name="ce73" table:number-columns-repeated="2"/>
          <table:table-cell table:style-name="ce79" table:formula="of:=SUM([.N36:.N36])" office:value-type="currency" office:currency="PLN" office:value="0" calcext:value-type="currency">
            <text:p>0,00 zł</text:p>
          </table:table-cell>
          <table:table-cell table:style-name="ce79" table:formula="of:=SUM([.O36:.O36])" office:value-type="currency" office:currency="PLN" office:value="0" calcext:value-type="currency">
            <text:p>0,00 zł</text:p>
          </table:table-cell>
          <table:table-cell table:style-name="ce79" table:formula="of:=SUM([.P36:.P36])" office:value-type="currency" office:currency="PLN" office:value="0" calcext:value-type="currency">
            <text:p>0,00 zł</text:p>
          </table:table-cell>
          <table:table-cell/>
          <table:table-cell table:style-name="ce85"/>
          <table:table-cell table:number-columns-repeated="1006"/>
        </table:table-row>
        <table:table-row table:style-name="ro1">
          <table:table-cell/>
          <table:table-cell table:style-name="ce1" table:number-columns-repeated="5"/>
          <table:table-cell table:style-name="ce70" table:number-columns-repeated="4"/>
          <table:table-cell table:style-name="ce135"/>
          <table:table-cell table:style-name="ce150" table:number-columns-repeated="2"/>
          <table:table-cell table:style-name="ce135" table:number-columns-repeated="2"/>
          <table:table-cell table:number-columns-repeated="2"/>
          <table:table-cell table:style-name="ce85"/>
          <table:table-cell table:number-columns-repeated="1006"/>
        </table:table-row>
        <table:table-row table:style-name="ro1">
          <table:table-cell/>
          <table:table-cell table:style-name="ce1" table:number-columns-repeated="5"/>
          <table:table-cell table:style-name="ce70"/>
          <table:table-cell table:style-name="ce43" office:value-type="string" calcext:value-type="string">
            <text:p>SUMA</text:p>
          </table:table-cell>
          <table:table-cell table:style-name="ce43" table:number-columns-repeated="2"/>
          <table:table-cell table:style-name="ce56" table:formula="of:=ROUND([.K31]+[.K34]+[.K37])" office:value-type="currency" office:currency="PLN" office:value="28" calcext:value-type="currency">
            <text:p>28,00 zł</text:p>
          </table:table-cell>
          <table:table-cell table:style-name="ce150" table:number-columns-repeated="2"/>
          <table:table-cell table:style-name="ce56" table:formula="of:=ROUND([.N31]+[.N34]+[.N37])" office:value-type="currency" office:currency="PLN" office:value="34" calcext:value-type="currency">
            <text:p>34,00 zł</text:p>
          </table:table-cell>
          <table:table-cell table:style-name="ce56" table:formula="of:=ROUND([.O31]+[.O34]+[.O37])" office:value-type="currency" office:currency="PLN" office:value="6" calcext:value-type="currency">
            <text:p>6,00 zł</text:p>
          </table:table-cell>
          <table:table-cell table:number-columns-repeated="2"/>
          <table:table-cell table:style-name="ce85"/>
          <table:table-cell table:number-columns-repeated="1006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89" office:value-type="string" calcext:value-type="string" table:number-columns-spanned="15" table:number-rows-spanned="1">
            <text:p>Podatkowa księga przychodów i rozchodów – 2018/10, 2018/11, 2018/12</text:p>
          </table:table-cell>
          <table:covered-table-cell table:number-columns-repeated="14"/>
          <table:table-cell table:number-columns-repeated="1008"/>
        </table:table-row>
        <table:table-row table:style-name="ro1">
          <table:table-cell/>
          <table:table-cell table:style-name="ce6" table:number-columns-repeated="6"/>
          <table:table-cell table:style-name="ce122" office:value-type="string" calcext:value-type="string" table:number-columns-spanned="5" table:number-rows-spanned="1">
            <text:p>Przychód</text:p>
          </table:table-cell>
          <table:covered-table-cell table:number-columns-repeated="2" table:style-name="ce122"/>
          <table:covered-table-cell table:number-columns-repeated="2" table:style-name="ce141"/>
          <table:table-cell table:style-name="ce141"/>
          <table:table-cell table:style-name="ce122" office:value-type="string" calcext:value-type="string" table:number-columns-spanned="3" table:number-rows-spanned="1">
            <text:p>Wydatki</text:p>
          </table:table-cell>
          <table:covered-table-cell table:style-name="ce81"/>
          <table:covered-table-cell table:style-name="ce81" office:value-type="string" calcext:value-type="string">
            <text:p>Wydatki</text:p>
          </table:covered-table-cell>
          <table:table-cell table:number-columns-repeated="1008"/>
        </table:table-row>
        <table:table-row table:style-name="ro9">
          <table:table-cell/>
          <table:table-cell table:style-name="ce14" office:value-type="string" calcext:value-type="string">
            <text:p>LP</text:p>
          </table:table-cell>
          <table:table-cell table:style-name="ce4" office:value-type="string" calcext:value-type="string">
            <text:p>Data Sprzedaży</text:p>
          </table:table-cell>
          <table:table-cell table:style-name="ce4" office:value-type="string" calcext:value-type="string">
            <text:p>Data Wystawienia</text:p>
          </table:table-cell>
          <table:table-cell table:style-name="ce4" office:value-type="string" calcext:value-type="string">
            <text:p>Nazwa Kontrahenta</text:p>
          </table:table-cell>
          <table:table-cell table:style-name="ce4" office:value-type="string" calcext:value-type="string">
            <text:p>Adres Kontrahenta</text:p>
          </table:table-cell>
          <table:table-cell table:style-name="ce14" office:value-type="string" calcext:value-type="string">
            <text:p>Nr dowodu księgowego</text:p>
          </table:table-cell>
          <table:table-cell table:style-name="ce47" office:value-type="string" calcext:value-type="string">
            <text:p>Wartość sprzedanych towarów i usług</text:p>
          </table:table-cell>
          <table:table-cell table:style-name="ce47" table:number-columns-repeated="2"/>
          <table:table-cell table:style-name="ce62" office:value-type="string" calcext:value-type="string">
            <text:p>Pozostałe przychody</text:p>
          </table:table-cell>
          <table:table-cell table:style-name="ce47" office:value-type="string" calcext:value-type="string">
            <text:p>Razem</text:p>
          </table:table-cell>
          <table:table-cell table:style-name="ce47"/>
          <table:table-cell table:style-name="ce47" office:value-type="string" calcext:value-type="string">
            <text:p>Koszty reprezentacji</text:p>
          </table:table-cell>
          <table:table-cell table:style-name="ce82" office:value-type="string" calcext:value-type="string">
            <text:p>Wynagrodzenia</text:p>
          </table:table-cell>
          <table:table-cell table:style-name="ce82" office:value-type="string" calcext:value-type="string">
            <text:p>Pozostałe wydatki</text:p>
          </table:table-cell>
          <table:table-cell table:number-columns-repeated="1008"/>
        </table:table-row>
        <table:table-row table:style-name="ro10">
          <table:table-cell/>
          <table:table-cell table:style-name="ce6" office:value-type="string" calcext:value-type="string">
            <text:p>13.</text:p>
          </table:table-cell>
          <table:table-cell table:style-name="ce19" table:number-columns-repeated="2"/>
          <table:table-cell table:style-name="ce6"/>
          <table:table-cell table:style-name="ce33"/>
          <table:table-cell table:style-name="ce6"/>
          <table:table-cell table:style-name="ce48" table:number-columns-repeated="3"/>
          <table:table-cell table:style-name="ce63"/>
          <table:table-cell table:style-name="ce48" table:number-columns-repeated="2"/>
          <table:table-cell table:style-name="ce49"/>
          <table:table-cell table:style-name="ce48"/>
          <table:table-cell table:style-name="ce84"/>
          <table:table-cell table:number-columns-repeated="1008"/>
        </table:table-row>
        <table:table-row table:style-name="ro10">
          <table:table-cell/>
          <table:table-cell table:style-name="ce6" office:value-type="string" calcext:value-type="string">
            <text:p>14.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39"/>
          <table:table-cell table:style-name="ce44" table:number-columns-repeated="3"/>
          <table:table-cell table:style-name="ce64"/>
          <table:table-cell table:style-name="ce75" table:number-columns-repeated="2"/>
          <table:table-cell table:style-name="ce64" table:number-columns-repeated="3"/>
          <table:table-cell table:number-columns-repeated="1008"/>
        </table:table-row>
        <table:table-row table:style-name="ro10">
          <table:table-cell/>
          <table:table-cell table:style-name="ce6" office:value-type="string" calcext:value-type="string">
            <text:p>15.</text:p>
          </table:table-cell>
          <table:table-cell table:style-name="ce25" table:number-columns-repeated="2"/>
          <table:table-cell table:style-name="ce30"/>
          <table:table-cell table:style-name="ce33"/>
          <table:table-cell table:style-name="ce39"/>
          <table:table-cell table:style-name="ce44" table:number-columns-repeated="3"/>
          <table:table-cell table:style-name="ce64"/>
          <table:table-cell table:style-name="ce75" table:number-columns-repeated="2"/>
          <table:table-cell table:style-name="ce64" table:number-columns-repeated="3"/>
          <table:table-cell table:number-columns-repeated="1008"/>
        </table:table-row>
        <table:table-row table:style-name="ro10">
          <table:table-cell/>
          <table:table-cell table:style-name="ce6" office:value-type="string" calcext:value-type="string">
            <text:p>16.</text:p>
          </table:table-cell>
          <table:table-cell table:style-name="ce26" table:number-columns-repeated="2"/>
          <table:table-cell table:style-name="ce31"/>
          <table:table-cell table:style-name="ce33"/>
          <table:table-cell table:style-name="ce40"/>
          <table:table-cell table:style-name="ce49" table:number-columns-repeated="3"/>
          <table:table-cell table:style-name="ce63"/>
          <table:table-cell table:style-name="ce49" table:number-columns-repeated="3"/>
          <table:table-cell table:style-name="ce48"/>
          <table:table-cell table:style-name="ce64"/>
          <table:table-cell table:number-columns-repeated="1008"/>
        </table:table-row>
        <table:table-row table:style-name="ro1">
          <table:table-cell/>
          <table:table-cell table:style-name="ce15" table:number-columns-repeated="6"/>
          <table:table-cell table:style-name="ce50" table:formula="of:=SUM([.H44:.H47])" office:value-type="currency" office:currency="PLN" office:value="0" calcext:value-type="currency">
            <text:p>0,00 zł</text:p>
          </table:table-cell>
          <table:table-cell table:style-name="ce50" table:number-columns-repeated="2"/>
          <table:table-cell table:style-name="ce50" table:formula="of:=SUM([.K44:.K47])" office:value-type="currency" office:currency="PLN" office:value="0" calcext:value-type="currency">
            <text:p>0,00 zł</text:p>
          </table:table-cell>
          <table:table-cell table:style-name="ce50" table:formula="of:=SUM([.L44:.L47])" office:value-type="currency" office:currency="PLN" office:value="0" calcext:value-type="currency">
            <text:p>0,00 zł</text:p>
          </table:table-cell>
          <table:table-cell table:style-name="ce77"/>
          <table:table-cell table:style-name="ce77" table:formula="of:=SUM([.N44:.N47])" office:value-type="currency" office:currency="PLN" office:value="0" calcext:value-type="currency">
            <text:p>0,00 zł</text:p>
          </table:table-cell>
          <table:table-cell table:style-name="ce77" table:formula="of:=SUM([.O44:.O47])" office:value-type="currency" office:currency="PLN" office:value="0" calcext:value-type="currency">
            <text:p>0,00 zł</text:p>
          </table:table-cell>
          <table:table-cell table:style-name="ce77" table:formula="of:=SUM([.P44:.P47])" office:value-type="currency" office:currency="PLN" office:value="0" calcext:value-type="currency">
            <text:p>0,00 zł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127" table:formula="of:=SUM([.H48:.L48])" office:value-type="currency" office:currency="PLN" office:value="0" calcext:value-type="currency" table:number-columns-spanned="5" table:number-rows-spanned="1">
            <text:p>0,00 zł</text:p>
          </table:table-cell>
          <table:covered-table-cell table:number-columns-repeated="2" table:style-name="ce127"/>
          <table:covered-table-cell table:style-name="ce145"/>
          <table:covered-table-cell table:style-name="ce156"/>
          <table:table-cell table:style-name="ce156"/>
          <table:table-cell table:style-name="ce127" table:formula="of:=SUM([.N48:.P48])" office:value-type="currency" office:currency="PLN" office:value="0" calcext:value-type="currency" table:number-columns-spanned="3" table:number-rows-spanned="1">
            <text:p>0,00 zł</text:p>
          </table:table-cell>
          <table:covered-table-cell table:style-name="ce145"/>
          <table:covered-table-cell table:style-name="ce156"/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9"/>
          <table:table-cell table:style-name="ce86"/>
          <table:table-cell table:number-columns-repeated="1004"/>
        </table:table-row>
        <table:table-row table:style-name="ro1" table:number-rows-repeated="1048468">
          <table:table-cell table:number-columns-repeated="1024"/>
        </table:table-row>
        <table:table-row table:style-name="ro11" table:number-rows-repeated="5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10">
      <number:number number:decimal-places="2" loext:min-decimal-places="2" number:min-integer-digits="1"/>
      <number:currency-symbol>PLN</number:currency-symbol>
    </number:currency-style>
    <number:percentage-style style:name="N111">
      <number:number number:min-integer-digits="1"/>
      <number:text>%</number:text>
    </number:percentage-style>
    <number:number-style style:name="N112">
      <number:number number:decimal-places="2" loext:min-decimal-places="2" number:min-integer-digits="1"/>
      <number:text>zł</number:text>
    </number:number-style>
    <number:date-style style:name="N113">
      <number:year number:style="long"/>
      <number:text>/</number:text>
      <number:month number:style="long"/>
      <number:text>/</number:text>
      <number:day number:style="long"/>
    </number:date-style>
    <number:currency-style style:name="N115P0" style:volatile="true">
      <number:number number:decimal-places="4" loext:min-decimal-places="4" number:min-integer-digits="1" number:grouping="true"/>
      <number:text> </number:text>
      <number:currency-symbol number:language="pl" number:country="PL">zł</number:currency-symbol>
    </number:currency-style>
    <number:currency-style style:name="N115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number:number-style style:name="N117">
      <number:number number:decimal-places="1" loext:min-decimal-places="1" number:min-integer-digits="1"/>
    </number:number-style>
    <number:number-style style:name="N118">
      <number:number number:decimal-places="1" loext:min-decimal-places="1" number:min-integer-digits="1" number:grouping="true"/>
    </number:number-style>
    <number:number-style style:name="N119">
      <number:number number:decimal-places="3" loext:min-decimal-places="3" number:min-integer-digits="1" number:grouping="true"/>
    </number:number-style>
    <number:currency-style style:name="N120P0" style:volatile="true">
      <number:number number:decimal-places="3" loext:min-decimal-places="3" number:min-integer-digits="1" number:grouping="true"/>
      <number:text> </number:text>
      <number:currency-symbol number:language="pl" number:country="PL">zł</number:currency-symbol>
    </number:currency-style>
    <number:currency-style style:name="N12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pl" number:country="PL">zł</number:currency-symbol>
      <style:map style:condition="value()&gt;=0" style:apply-style-name="N120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.00.0000</text:date>, <text:time style:data-style-name="N2" text:time-value="11:53:32.565102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masz Hławiczka</meta:initial-creator>
    <meta:creation-date>2018-02-16T11:41:57.760376832</meta:creation-date>
    <dc:date>2020-11-09T11:55:18.061998149</dc:date>
    <meta:editing-duration>PT21M38S</meta:editing-duration>
    <meta:editing-cycles>12</meta:editing-cycles>
    <meta:generator>LibreOffice/6.4.5.2$Linux_X86_64 LibreOffice_project/40$Build-2</meta:generator>
    <meta:document-statistic meta:table-count="5" meta:cell-count="1156" meta:object-count="0"/>
  </office:meta>
</office:document-meta>
</file>